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50.056cm" svg:y="1.408cm">
            <draw:object draw:notify-on-update-of-ranges="Tabelle1.AE4:Tabelle1.AE4 Tabelle1.AE5:Tabelle1.AE68 Tabelle1.AF4:Tabelle1.AF4 Tabelle1.AF5:Tabelle1.AF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9.946cm" svg:y="10.386cm">
            <draw:object draw:notify-on-update-of-ranges="Tabelle1.AK4:Tabelle1.AK4 Tabelle1.AK5:Tabelle1.AK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50.056cm" svg:y="19.549cm">
            <draw:object draw:notify-on-update-of-ranges="Tabelle1.AL4:Tabelle1.AL4 Tabelle1.AL5:Tabelle1.AL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Umschlagsmessung</text:p>
          </table:table-cell>
          <table:table-cell table:number-columns-repeated="10"/>
          <table:table-cell office:value-type="string" calcext:value-type="string">
            <text:p>Mittelwerte Umschlagsmessung</text:p>
          </table:table-cell>
          <table:table-cell table:number-columns-repeated="2"/>
          <table:table-cell table:formula="of:=2^14" office:value-type="float" office:value="16384" calcext:value-type="float">
            <text:p>163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2-09-09, Martin Egli</text:p>
          </table:table-cell>
          <table:table-cell table:number-columns-repeated="37"/>
        </table:table-row>
        <table:table-row table:style-name="ro1">
          <table:table-cell table:number-columns-repeated="22"/>
          <table:table-cell office:value-type="string" calcext:value-type="string">
            <text:p>Messung von angle 0 … 180 … 0°</text:p>
          </table:table-cell>
          <table:table-cell table:number-columns-repeated="7"/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"/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4"/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/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/>
          <table:table-cell office:value-type="string" calcext:value-type="string">
            <text:p>acc x/LENGTH</text:p>
          </table:table-cell>
          <table:table-cell office:value-type="string" calcext:value-type="string">
            <text:p>acc y/LENGTH</text:p>
          </table:table-cell>
          <table:table-cell office:value-type="string" calcext:value-type="string">
            <text:p>atan2</text:p>
          </table:table-cell>
          <table:table-cell office:value-type="string" calcext:value-type="string">
            <text:p>angle in °</text:p>
          </table:table-cell>
          <table:table-cell office:value-type="string" calcext:value-type="string">
            <text:p>ATAN2(corr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12" calcext:value-type="float">
            <text:p>-112</text:p>
          </table:table-cell>
          <table:table-cell office:value-type="float" office:value="16480" calcext:value-type="float">
            <text:p>16480</text:p>
          </table:table-cell>
          <table:table-cell office:value-type="float" office:value="2956" calcext:value-type="float">
            <text:p>2956</text:p>
          </table:table-cell>
          <table:table-cell office:value-type="float" office:value="-150" calcext:value-type="float">
            <text:p>-150</text:p>
          </table:table-cell>
          <table:table-cell office:value-type="float" office:value="-141" calcext:value-type="float">
            <text:p>-141</text:p>
          </table:table-cell>
          <table:table-cell office:value-type="float" office:value="-358" calcext:value-type="float">
            <text:p>-3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VERAGE([.C5:.C50])" office:value-type="float" office:value="-116.95652173913" calcext:value-type="float">
            <text:p>-116.95652173913</text:p>
          </table:table-cell>
          <table:table-cell table:formula="of:=AVERAGE([.D5:.D50])" office:value-type="float" office:value="16533.1304347826" calcext:value-type="float">
            <text:p>16533.1304347826</text:p>
          </table:table-cell>
          <table:table-cell table:formula="of:=AVERAGE([.E5:.E50])" office:value-type="float" office:value="2896.86956521739" calcext:value-type="float">
            <text:p>2896.86956521739</text:p>
          </table:table-cell>
          <table:table-cell table:formula="of:=AVERAGE([.F5:.F50])" office:value-type="float" office:value="-218.369565217391" calcext:value-type="float">
            <text:p>-218.369565217391</text:p>
          </table:table-cell>
          <table:table-cell table:formula="of:=AVERAGE([.G5:.G50])" office:value-type="float" office:value="-78.2173913043478" calcext:value-type="float">
            <text:p>-78.2173913043478</text:p>
          </table:table-cell>
          <table:table-cell table:formula="of:=AVERAGE([.H5:.H50])" office:value-type="float" office:value="-321.369565217391" calcext:value-type="float">
            <text:p>-321.36956521739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office:value-type="float" office:value="16508" calcext:value-type="float">
            <text:p>16508</text:p>
          </table:table-cell>
          <table:table-cell office:value-type="float" office:value="3992" calcext:value-type="float">
            <text:p>3992</text:p>
          </table:table-cell>
          <table:table-cell office:value-type="float" office:value="-402" calcext:value-type="float">
            <text:p>-402</text:p>
          </table:table-cell>
          <table:table-cell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/>
          <table:table-cell table:formula="of:=[.X5]*[.$N$10]+[.$N$11]" office:value-type="float" office:value="837.547161565999" calcext:value-type="float">
            <text:p>837.547161565999</text:p>
          </table:table-cell>
          <table:table-cell table:formula="of:=[.Y5]*[.$O$10]+[.$O$11]" office:value-type="float" office:value="16358.8357047817" calcext:value-type="float">
            <text:p>16358.8357047817</text:p>
          </table:table-cell>
          <table:table-cell table:formula="of:=SQRT([.AE5]*[.AE5]+[.AF5]*[.AF5])" office:value-type="float" office:value="16380.2622342833" calcext:value-type="float">
            <text:p>16380.2622342833</text:p>
          </table:table-cell>
          <table:table-cell table:formula="of:=[.AE5]/[.$AG5]" office:value-type="float" office:value="0.0511314867605136" calcext:value-type="float">
            <text:p>0.051131486760514</text:p>
          </table:table-cell>
          <table:table-cell table:formula="of:=[.AF5]/[.$AG5]" office:value-type="float" office:value="0.998691930007277" calcext:value-type="float">
            <text:p>0.998691930007277</text:p>
          </table:table-cell>
          <table:table-cell table:formula="of:=ATAN2([.AH5];[.AI5])" office:value-type="float" office:value="1.51964253384155" calcext:value-type="float">
            <text:p>1.51964253384155</text:p>
          </table:table-cell>
          <table:table-cell table:formula="of:=[.AJ5]/PI()*180" office:value-type="float" office:value="87.0691035576872" calcext:value-type="float">
            <text:p>87.0691035576872</text:p>
          </table:table-cell>
          <table:table-cell table:formula="of:=ATAN2([.AF5];[.AE5])*180/PI()" office:value-type="float" office:value="2.93089644231278" calcext:value-type="float">
            <text:p>2.93089644231278</text:p>
          </table:table-cell>
        </table:table-row>
        <table:table-row table:style-name="ro1">
          <table:table-cell table:number-columns-repeated="2"/>
          <table:table-cell office:value-type="float" office:value="-216" calcext:value-type="float">
            <text:p>-216</text:p>
          </table:table-cell>
          <table:table-cell office:value-type="float" office:value="16552" calcext:value-type="float">
            <text:p>16552</text:p>
          </table:table-cell>
          <table:table-cell office:value-type="float" office:value="2876" calcext:value-type="float">
            <text:p>2876</text:p>
          </table:table-cell>
          <table:table-cell office:value-type="float" office:value="-136" calcext:value-type="float">
            <text:p>-136</text:p>
          </table:table-cell>
          <table:table-cell office:value-type="float" office:value="-118" calcext:value-type="float">
            <text:p>-118</text:p>
          </table:table-cell>
          <table:table-cell office:value-type="float" office:value="-373" calcext:value-type="float">
            <text:p>-37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AVERAGE([.C53:.C94])" office:value-type="float" office:value="16381.9047619048" calcext:value-type="float">
            <text:p>16381.9047619048</text:p>
          </table:table-cell>
          <table:table-cell table:formula="of:=AVERAGE([.D53:.D94])" office:value-type="float" office:value="319.619047619048" calcext:value-type="float">
            <text:p>319.619047619048</text:p>
          </table:table-cell>
          <table:table-cell table:formula="of:=AVERAGE([.E53:.E94])" office:value-type="float" office:value="2813.42857142857" calcext:value-type="float">
            <text:p>2813.42857142857</text:p>
          </table:table-cell>
          <table:table-cell table:formula="of:=AVERAGE([.F53:.F94])" office:value-type="float" office:value="-268.428571428571" calcext:value-type="float">
            <text:p>-268.428571428571</text:p>
          </table:table-cell>
          <table:table-cell table:formula="of:=AVERAGE([.G53:.G94])" office:value-type="float" office:value="-67.3333333333333" calcext:value-type="float">
            <text:p>-67.3333333333333</text:p>
          </table:table-cell>
          <table:table-cell table:formula="of:=AVERAGE([.H53:.H94])" office:value-type="float" office:value="-216.357142857143" calcext:value-type="float">
            <text:p>-216.357142857143</text:p>
          </table:table-cell>
          <table:table-cell table:number-columns-repeated="4"/>
          <table:table-cell office:value-type="float" office:value="1192" calcext:value-type="float">
            <text:p>1192</text:p>
          </table:table-cell>
          <table:table-cell office:value-type="float" office:value="16508" calcext:value-type="float">
            <text:p>16508</text:p>
          </table:table-cell>
          <table:table-cell office:value-type="float" office:value="3908" calcext:value-type="float">
            <text:p>3908</text:p>
          </table:table-cell>
          <table:table-cell office:value-type="float" office:value="-607" calcext:value-type="float">
            <text:p>-607</text:p>
          </table:table-cell>
          <table:table-cell office:value-type="float" office:value="-261" calcext:value-type="float">
            <text:p>-261</text:p>
          </table:table-cell>
          <table:table-cell office:value-type="float" office:value="-354" calcext:value-type="float">
            <text:p>-354</text:p>
          </table:table-cell>
          <table:table-cell/>
          <table:table-cell table:formula="of:=[.X6]*[.$N$10]+[.$N$11]" office:value-type="float" office:value="1181.82504007705" calcext:value-type="float">
            <text:p>1181.82504007705</text:p>
          </table:table-cell>
          <table:table-cell table:formula="of:=[.Y6]*[.$O$10]+[.$O$11]" office:value-type="float" office:value="16358.8357047817" calcext:value-type="float">
            <text:p>16358.8357047817</text:p>
          </table:table-cell>
          <table:table-cell table:formula="of:=SQRT([.AE6]*[.AE6]+[.AF6]*[.AF6])" office:value-type="float" office:value="16401.4699353867" calcext:value-type="float">
            <text:p>16401.4699353867</text:p>
          </table:table-cell>
          <table:table-cell table:formula="of:=[.AE6]/[.$AG6]" office:value-type="float" office:value="0.0720560440456147" calcext:value-type="float">
            <text:p>0.072056044045615</text:p>
          </table:table-cell>
          <table:table-cell table:formula="of:=[.AF6]/[.$AG6]" office:value-type="float" office:value="0.997400584778501" calcext:value-type="float">
            <text:p>0.997400584778501</text:p>
          </table:table-cell>
          <table:table-cell table:formula="of:=ATAN2([.AH6];[.AI6])" office:value-type="float" office:value="1.49867778323368" calcext:value-type="float">
            <text:p>1.49867778323368</text:p>
          </table:table-cell>
          <table:table-cell table:formula="of:=[.AJ6]/PI()*180" office:value-type="float" office:value="85.8679118293118" calcext:value-type="float">
            <text:p>85.8679118293118</text:p>
          </table:table-cell>
          <table:table-cell table:formula="of:=ATAN2([.AF6];[.AE6])*180/PI()" office:value-type="float" office:value="4.13208817068823" calcext:value-type="float">
            <text:p>4.13208817068823</text:p>
          </table:table-cell>
        </table:table-row>
        <table:table-row table:style-name="ro1">
          <table:table-cell table:number-columns-repeated="2"/>
          <table:table-cell office:value-type="float" office:value="-224" calcext:value-type="float">
            <text:p>-224</text:p>
          </table:table-cell>
          <table:table-cell office:value-type="float" office:value="16580" calcext:value-type="float">
            <text:p>16580</text:p>
          </table:table-cell>
          <table:table-cell office:value-type="float" office:value="2816" calcext:value-type="float">
            <text:p>2816</text:p>
          </table:table-cell>
          <table:table-cell office:value-type="float" office:value="-10" calcext:value-type="float">
            <text:p>-10</text:p>
          </table:table-cell>
          <table:table-cell office:value-type="float" office:value="129" calcext:value-type="float">
            <text:p>129</text:p>
          </table:table-cell>
          <table:table-cell office:value-type="float" office:value="-463" calcext:value-type="float">
            <text:p>-46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table:formula="of:=AVERAGE([.C97:.C132])" office:value-type="float" office:value="259" calcext:value-type="float">
            <text:p>259</text:p>
          </table:table-cell>
          <table:table-cell table:formula="of:=AVERAGE([.D97:.D132])" office:value-type="float" office:value="-16190.7777777778" calcext:value-type="float">
            <text:p>-16190.7777777778</text:p>
          </table:table-cell>
          <table:table-cell table:formula="of:=AVERAGE([.E97:.E132])" office:value-type="float" office:value="2529.44444444444" calcext:value-type="float">
            <text:p>2529.44444444444</text:p>
          </table:table-cell>
          <table:table-cell table:formula="of:=AVERAGE([.F97:.F132])" office:value-type="float" office:value="-264.25" calcext:value-type="float">
            <text:p>-264.25</text:p>
          </table:table-cell>
          <table:table-cell table:formula="of:=AVERAGE([.G97:.G132])" office:value-type="float" office:value="-97" calcext:value-type="float">
            <text:p>-97</text:p>
          </table:table-cell>
          <table:table-cell table:formula="of:=AVERAGE([.H97:.H132])" office:value-type="float" office:value="-226.972222222222" calcext:value-type="float">
            <text:p>-226.972222222222</text:p>
          </table:table-cell>
          <table:table-cell table:number-columns-repeated="4"/>
          <table:table-cell office:value-type="float" office:value="1392" calcext:value-type="float">
            <text:p>1392</text:p>
          </table:table-cell>
          <table:table-cell office:value-type="float" office:value="16516" calcext:value-type="float">
            <text:p>16516</text:p>
          </table:table-cell>
          <table:table-cell office:value-type="float" office:value="3576" calcext:value-type="float">
            <text:p>3576</text:p>
          </table:table-cell>
          <table:table-cell office:value-type="float" office:value="921" calcext:value-type="float">
            <text:p>921</text:p>
          </table:table-cell>
          <table:table-cell office:value-type="float" office:value="214" calcext:value-type="float">
            <text:p>214</text:p>
          </table:table-cell>
          <table:table-cell office:value-type="float" office:value="2158" calcext:value-type="float">
            <text:p>2158</text:p>
          </table:table-cell>
          <table:table-cell/>
          <table:table-cell table:formula="of:=[.X7]*[.$N$10]+[.$N$11]" office:value-type="float" office:value="1381.98659735092" calcext:value-type="float">
            <text:p>1381.98659735092</text:p>
          </table:table-cell>
          <table:table-cell table:formula="of:=[.Y7]*[.$O$10]+[.$O$11]" office:value-type="float" office:value="16366.8464838824" calcext:value-type="float">
            <text:p>16366.8464838824</text:p>
          </table:table-cell>
          <table:table-cell table:formula="of:=SQRT([.AE7]*[.AE7]+[.AF7]*[.AF7])" office:value-type="float" office:value="16425.0890646666" calcext:value-type="float">
            <text:p>16425.0890646666</text:p>
          </table:table-cell>
          <table:table-cell table:formula="of:=[.AE7]/[.$AG7]" office:value-type="float" office:value="0.0841387582076391" calcext:value-type="float">
            <text:p>0.084138758207639</text:p>
          </table:table-cell>
          <table:table-cell table:formula="of:=[.AF7]/[.$AG7]" office:value-type="float" office:value="0.996454047795118" calcext:value-type="float">
            <text:p>0.996454047795118</text:p>
          </table:table-cell>
          <table:table-cell table:formula="of:=ATAN2([.AH7];[.AI7])" office:value-type="float" office:value="1.48655797664189" calcext:value-type="float">
            <text:p>1.48655797664189</text:p>
          </table:table-cell>
          <table:table-cell table:formula="of:=[.AJ7]/PI()*180" office:value-type="float" office:value="85.1734980630877" calcext:value-type="float">
            <text:p>85.1734980630877</text:p>
          </table:table-cell>
          <table:table-cell table:formula="of:=ATAN2([.AF7];[.AE7])*180/PI()" office:value-type="float" office:value="4.82650193691227" calcext:value-type="float">
            <text:p>4.82650193691227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float" office:value="16540" calcext:value-type="float">
            <text:p>16540</text:p>
          </table:table-cell>
          <table:table-cell office:value-type="float" office:value="2740" calcext:value-type="float">
            <text:p>2740</text:p>
          </table:table-cell>
          <table:table-cell office:value-type="float" office:value="-82" calcext:value-type="float">
            <text:p>-82</text:p>
          </table:table-cell>
          <table:table-cell office:value-type="float" office:value="-282" calcext:value-type="float">
            <text:p>-282</text:p>
          </table:table-cell>
          <table:table-cell office:value-type="float" office:value="-319" calcext:value-type="float">
            <text:p>-319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-180" calcext:value-type="float">
            <text:p>-180</text:p>
          </table:table-cell>
          <table:table-cell table:formula="of:=AVERAGE([.C135:.C168])" office:value-type="float" office:value="-16359.6470588235" calcext:value-type="float">
            <text:p>-16359.6470588235</text:p>
          </table:table-cell>
          <table:table-cell table:formula="of:=AVERAGE([.D135:.D168])" office:value-type="float" office:value="-9.76470588235294" calcext:value-type="float">
            <text:p>-9.76470588235294</text:p>
          </table:table-cell>
          <table:table-cell table:formula="of:=AVERAGE([.E135:.E168])" office:value-type="float" office:value="5139.17647058824" calcext:value-type="float">
            <text:p>5139.17647058824</text:p>
          </table:table-cell>
          <table:table-cell table:formula="of:=AVERAGE([.F135:.F168])" office:value-type="float" office:value="-245.970588235294" calcext:value-type="float">
            <text:p>-245.970588235294</text:p>
          </table:table-cell>
          <table:table-cell table:formula="of:=AVERAGE([.G135:.G168])" office:value-type="float" office:value="-156.235294117647" calcext:value-type="float">
            <text:p>-156.235294117647</text:p>
          </table:table-cell>
          <table:table-cell table:formula="of:=AVERAGE([.H135:.H168])" office:value-type="float" office:value="-300.794117647059" calcext:value-type="float">
            <text:p>-300.794117647059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16348" calcext:value-type="float">
            <text:p>16348</text:p>
          </table:table-cell>
          <table:table-cell office:value-type="float" office:value="4020" calcext:value-type="float">
            <text:p>4020</text:p>
          </table:table-cell>
          <table:table-cell office:value-type="float" office:value="335" calcext:value-type="float">
            <text:p>335</text:p>
          </table:table-cell>
          <table:table-cell office:value-type="float" office:value="-193" calcext:value-type="float">
            <text:p>-193</text:p>
          </table:table-cell>
          <table:table-cell office:value-type="float" office:value="2305" calcext:value-type="float">
            <text:p>2305</text:p>
          </table:table-cell>
          <table:table-cell/>
          <table:table-cell table:formula="of:=[.X8]*[.$N$10]+[.$N$11]" office:value-type="float" office:value="2418.82346402955" calcext:value-type="float">
            <text:p>2418.82346402955</text:p>
          </table:table-cell>
          <table:table-cell table:formula="of:=[.Y8]*[.$O$10]+[.$O$11]" office:value-type="float" office:value="16198.6201227692" calcext:value-type="float">
            <text:p>16198.6201227692</text:p>
          </table:table-cell>
          <table:table-cell table:formula="of:=SQRT([.AE8]*[.AE8]+[.AF8]*[.AF8])" office:value-type="float" office:value="16378.217266599" calcext:value-type="float">
            <text:p>16378.217266599</text:p>
          </table:table-cell>
          <table:table-cell table:formula="of:=[.AE8]/[.$AG8]" office:value-type="float" office:value="0.14768539363331" calcext:value-type="float">
            <text:p>0.14768539363331</text:p>
          </table:table-cell>
          <table:table-cell table:formula="of:=[.AF8]/[.$AG8]" office:value-type="float" office:value="0.989034389951823" calcext:value-type="float">
            <text:p>0.989034389951823</text:p>
          </table:table-cell>
          <table:table-cell table:formula="of:=ATAN2([.AH8];[.AI8])" office:value-type="float" office:value="1.42256873405123" calcext:value-type="float">
            <text:p>1.42256873405123</text:p>
          </table:table-cell>
          <table:table-cell table:formula="of:=[.AJ8]/PI()*180" office:value-type="float" office:value="81.5071845284038" calcext:value-type="float">
            <text:p>81.5071845284038</text:p>
          </table:table-cell>
          <table:table-cell table:formula="of:=ATAN2([.AF8];[.AE8])*180/PI()" office:value-type="float" office:value="8.49281547159623" calcext:value-type="float">
            <text:p>8.49281547159623</text:p>
          </table:table-cell>
        </table:table-row>
        <table:table-row table:style-name="ro1">
          <table:table-cell table:number-columns-repeated="2"/>
          <table:table-cell office:value-type="float" office:value="-172" calcext:value-type="float">
            <text:p>-172</text:p>
          </table:table-cell>
          <table:table-cell office:value-type="float" office:value="16556" calcext:value-type="float">
            <text:p>16556</text:p>
          </table:table-cell>
          <table:table-cell office:value-type="float" office:value="2896" calcext:value-type="float">
            <text:p>2896</text:p>
          </table:table-cell>
          <table:table-cell office:value-type="float" office:value="-141" calcext:value-type="float">
            <text:p>-141</text:p>
          </table:table-cell>
          <table:table-cell office:value-type="float" office:value="-66" calcext:value-type="float">
            <text:p>-66</text:p>
          </table:table-cell>
          <table:table-cell office:value-type="float" office:value="-341" calcext:value-type="float">
            <text:p>-341</text:p>
          </table:table-cell>
          <table:table-cell table:number-columns-repeated="15"/>
          <table:table-cell office:value-type="float" office:value="3528" calcext:value-type="float">
            <text:p>3528</text:p>
          </table:table-cell>
          <table:table-cell office:value-type="float" office:value="16064" calcext:value-type="float">
            <text:p>16064</text:p>
          </table:table-cell>
          <table:table-cell office:value-type="float" office:value="3560" calcext:value-type="float">
            <text:p>3560</text:p>
          </table:table-cell>
          <table:table-cell office:value-type="float" office:value="-1074" calcext:value-type="float">
            <text:p>-1074</text:p>
          </table:table-cell>
          <table:table-cell office:value-type="float" office:value="-238" calcext:value-type="float">
            <text:p>-238</text:p>
          </table:table-cell>
          <table:table-cell office:value-type="float" office:value="2931" calcext:value-type="float">
            <text:p>2931</text:p>
          </table:table-cell>
          <table:table-cell/>
          <table:table-cell table:formula="of:=[.X9]*[.$N$10]+[.$N$11]" office:value-type="float" office:value="3519.71202903582" calcext:value-type="float">
            <text:p>3519.71202903582</text:p>
          </table:table-cell>
          <table:table-cell table:formula="of:=[.Y9]*[.$O$10]+[.$O$11]" office:value-type="float" office:value="15914.237464697" calcext:value-type="float">
            <text:p>15914.237464697</text:p>
          </table:table-cell>
          <table:table-cell table:formula="of:=SQRT([.AE9]*[.AE9]+[.AF9]*[.AF9])" office:value-type="float" office:value="16298.8136638868" calcext:value-type="float">
            <text:p>16298.8136638868</text:p>
          </table:table-cell>
          <table:table-cell table:formula="of:=[.AE9]/[.$AG9]" office:value-type="float" office:value="0.215948970374109" calcext:value-type="float">
            <text:p>0.215948970374109</text:p>
          </table:table-cell>
          <table:table-cell table:formula="of:=[.AF9]/[.$AG9]" office:value-type="float" office:value="0.976404650846339" calcext:value-type="float">
            <text:p>0.976404650846339</text:p>
          </table:table-cell>
          <table:table-cell table:formula="of:=ATAN2([.AH9];[.AI9])" office:value-type="float" office:value="1.3531326984754" calcext:value-type="float">
            <text:p>1.3531326984754</text:p>
          </table:table-cell>
          <table:table-cell table:formula="of:=[.AJ9]/PI()*180" office:value-type="float" office:value="77.5287927437888" calcext:value-type="float">
            <text:p>77.5287927437888</text:p>
          </table:table-cell>
          <table:table-cell table:formula="of:=ATAN2([.AF9];[.AE9])*180/PI()" office:value-type="float" office:value="12.4712072562112" calcext:value-type="float">
            <text:p>12.4712072562112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float" office:value="16512" calcext:value-type="float">
            <text:p>16512</text:p>
          </table:table-cell>
          <table:table-cell office:value-type="float" office:value="2552" calcext:value-type="float">
            <text:p>2552</text:p>
          </table:table-cell>
          <table:table-cell office:value-type="float" office:value="-281" calcext:value-type="float">
            <text:p>-281</text:p>
          </table:table-cell>
          <table:table-cell office:value-type="float" office:value="-133" calcext:value-type="float">
            <text:p>-133</text:p>
          </table:table-cell>
          <table:table-cell office:value-type="float" office:value="-332" calcext:value-type="float">
            <text:p>-332</text:p>
          </table:table-cell>
          <table:table-cell table:number-columns-repeated="3"/>
          <table:table-cell office:value-type="string" calcext:value-type="string">
            <text:p>a = dy/dx</text:p>
          </table:table-cell>
          <table:table-cell office:value-type="string" calcext:value-type="string">
            <text:p>gain</text:p>
          </table:table-cell>
          <table:table-cell table:formula="of:=2*[.$O$1]/([.N6]-[.N8])" office:value-type="float" office:value="1.00080778636934" calcext:value-type="float">
            <text:p>1.00080778636934</text:p>
          </table:table-cell>
          <table:table-cell table:formula="of:=2*[.$O$1]/([.O5]-[.O7])" office:value-type="float" office:value="1.00134738757832" calcext:value-type="float">
            <text:p>1.00134738757832</text:p>
          </table:table-cell>
          <table:table-cell table:number-columns-repeated="8"/>
          <table:table-cell office:value-type="float" office:value="5496" calcext:value-type="float">
            <text:p>5496</text:p>
          </table:table-cell>
          <table:table-cell office:value-type="float" office:value="15744" calcext:value-type="float">
            <text:p>15744</text:p>
          </table:table-cell>
          <table:table-cell office:value-type="float" office:value="4252" calcext:value-type="float">
            <text:p>4252</text:p>
          </table:table-cell>
          <table:table-cell office:value-type="float" office:value="-1089" calcext:value-type="float">
            <text:p>-1089</text:p>
          </table:table-cell>
          <table:table-cell office:value-type="float" office:value="259" calcext:value-type="float">
            <text:p>259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X10]*[.$N$10]+[.$N$11]" office:value-type="float" office:value="5489.30175261068" calcext:value-type="float">
            <text:p>5489.30175261068</text:p>
          </table:table-cell>
          <table:table-cell table:formula="of:=[.Y10]*[.$O$10]+[.$O$11]" office:value-type="float" office:value="15593.8063006719" calcext:value-type="float">
            <text:p>15593.8063006719</text:p>
          </table:table-cell>
          <table:table-cell table:formula="of:=SQRT([.AE10]*[.AE10]+[.AF10]*[.AF10])" office:value-type="float" office:value="16531.7642335623" calcext:value-type="float">
            <text:p>16531.7642335623</text:p>
          </table:table-cell>
          <table:table-cell table:formula="of:=[.AE10]/[.$AG10]" office:value-type="float" office:value="0.332045731783814" calcext:value-type="float">
            <text:p>0.332045731783814</text:p>
          </table:table-cell>
          <table:table-cell table:formula="of:=[.AF10]/[.$AG10]" office:value-type="float" office:value="0.943263288803371" calcext:value-type="float">
            <text:p>0.943263288803371</text:p>
          </table:table-cell>
          <table:table-cell table:formula="of:=ATAN2([.AH10];[.AI10])" office:value-type="float" office:value="1.23232479588829" calcext:value-type="float">
            <text:p>1.23232479588829</text:p>
          </table:table-cell>
          <table:table-cell table:formula="of:=[.AJ10]/PI()*180" office:value-type="float" office:value="70.6070097937196" calcext:value-type="float">
            <text:p>70.6070097937196</text:p>
          </table:table-cell>
          <table:table-cell table:formula="of:=ATAN2([.AF10];[.AE10])*180/PI()" office:value-type="float" office:value="19.3929902062804" calcext:value-type="float">
            <text:p>19.3929902062804</text:p>
          </table:table-cell>
        </table:table-row>
        <table:table-row table:style-name="ro1">
          <table:table-cell table:number-columns-repeated="2"/>
          <table:table-cell office:value-type="float" office:value="-260" calcext:value-type="float">
            <text:p>-260</text:p>
          </table:table-cell>
          <table:table-cell office:value-type="float" office:value="16536" calcext:value-type="float">
            <text:p>16536</text:p>
          </table:table-cell>
          <table:table-cell office:value-type="float" office:value="2784" calcext:value-type="float">
            <text:p>2784</text:p>
          </table:table-cell>
          <table:table-cell office:value-type="float" office:value="-270" calcext:value-type="float">
            <text:p>-270</text:p>
          </table:table-cell>
          <table:table-cell office:value-type="float" office:value="34" calcext:value-type="float">
            <text:p>34</text:p>
          </table:table-cell>
          <table:table-cell office:value-type="float" office:value="-308" calcext:value-type="float">
            <text:p>-308</text:p>
          </table:table-cell>
          <table:table-cell table:number-columns-repeated="3"/>
          <table:table-cell office:value-type="string" calcext:value-type="string">
            <text:p>b = y0-a*x0</text:p>
          </table:table-cell>
          <table:table-cell office:value-type="string" calcext:value-type="string">
            <text:p>offset</text:p>
          </table:table-cell>
          <table:table-cell table:formula="of:=[.$O$1]-[.N10]*[.N6]" office:value-type="float" office:value="-11.1378412751983" calcext:value-type="float">
            <text:p>-11.1378412751983</text:p>
          </table:table-cell>
          <table:table-cell table:formula="of:=[.$O$1]-[.O10]*[.O5]" office:value-type="float" office:value="-171.406969361142" calcext:value-type="float">
            <text:p>-171.406969361142</text:p>
          </table:table-cell>
          <table:table-cell/>
          <table:table-cell table:formula="of:=AVERAGE([.Q5:.Q8])" office:value-type="float" office:value="-249.254681220314" calcext:value-type="float">
            <text:p>-249.254681220314</text:p>
          </table:table-cell>
          <table:table-cell table:formula="of:=AVERAGE([.R5:.R8])" office:value-type="float" office:value="-99.6965046888321" calcext:value-type="float">
            <text:p>-99.6965046888321</text:p>
          </table:table-cell>
          <table:table-cell table:formula="of:=AVERAGE([.S5:.S8])" office:value-type="float" office:value="-266.373261985954" calcext:value-type="float">
            <text:p>-266.373261985954</text:p>
          </table:table-cell>
          <table:table-cell table:number-columns-repeated="4"/>
          <table:table-cell office:value-type="float" office:value="7508" calcext:value-type="float">
            <text:p>7508</text:p>
          </table:table-cell>
          <table:table-cell office:value-type="float" office:value="14448" calcext:value-type="float">
            <text:p>14448</text:p>
          </table:table-cell>
          <table:table-cell office:value-type="float" office:value="4228" calcext:value-type="float">
            <text:p>4228</text:p>
          </table:table-cell>
          <table:table-cell office:value-type="float" office:value="-37" calcext:value-type="float">
            <text:p>-37</text:p>
          </table:table-cell>
          <table:table-cell office:value-type="float" office:value="-429" calcext:value-type="float">
            <text:p>-429</text:p>
          </table:table-cell>
          <table:table-cell office:value-type="float" office:value="4101" calcext:value-type="float">
            <text:p>4101</text:p>
          </table:table-cell>
          <table:table-cell/>
          <table:table-cell table:formula="of:=[.X11]*[.$N$10]+[.$N$11]" office:value-type="float" office:value="7502.92701878578" calcext:value-type="float">
            <text:p>7502.92701878578</text:p>
          </table:table-cell>
          <table:table-cell table:formula="of:=[.Y11]*[.$O$10]+[.$O$11]" office:value-type="float" office:value="14296.0600863704" calcext:value-type="float">
            <text:p>14296.0600863704</text:p>
          </table:table-cell>
          <table:table-cell table:formula="of:=SQRT([.AE11]*[.AE11]+[.AF11]*[.AF11])" office:value-type="float" office:value="16145.3165915797" calcext:value-type="float">
            <text:p>16145.3165915797</text:p>
          </table:table-cell>
          <table:table-cell table:formula="of:=[.AE11]/[.$AG11]" office:value-type="float" office:value="0.464712288311448" calcext:value-type="float">
            <text:p>0.464712288311448</text:p>
          </table:table-cell>
          <table:table-cell table:formula="of:=[.AF11]/[.$AG11]" office:value-type="float" office:value="0.885461737791271" calcext:value-type="float">
            <text:p>0.885461737791271</text:p>
          </table:table-cell>
          <table:table-cell table:formula="of:=ATAN2([.AH11];[.AI11])" office:value-type="float" office:value="1.08748667171806" calcext:value-type="float">
            <text:p>1.08748667171806</text:p>
          </table:table-cell>
          <table:table-cell table:formula="of:=[.AJ11]/PI()*180" office:value-type="float" office:value="62.3083965661737" calcext:value-type="float">
            <text:p>62.3083965661737</text:p>
          </table:table-cell>
          <table:table-cell table:formula="of:=ATAN2([.AF11];[.AE11])*180/PI()" office:value-type="float" office:value="27.6916034338264" calcext:value-type="float">
            <text:p>27.6916034338264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float" office:value="16496" calcext:value-type="float">
            <text:p>16496</text:p>
          </table:table-cell>
          <table:table-cell office:value-type="float" office:value="2844" calcext:value-type="float">
            <text:p>2844</text:p>
          </table:table-cell>
          <table:table-cell office:value-type="float" office:value="-138" calcext:value-type="float">
            <text:p>-138</text:p>
          </table:table-cell>
          <table:table-cell office:value-type="float" office:value="22" calcext:value-type="float">
            <text:p>22</text:p>
          </table:table-cell>
          <table:table-cell office:value-type="float" office:value="-387" calcext:value-type="float">
            <text:p>-387</text:p>
          </table:table-cell>
          <table:table-cell table:number-columns-repeated="15"/>
          <table:table-cell office:value-type="float" office:value="9940" calcext:value-type="float">
            <text:p>9940</text:p>
          </table:table-cell>
          <table:table-cell office:value-type="float" office:value="13032" calcext:value-type="float">
            <text:p>13032</text:p>
          </table:table-cell>
          <table:table-cell office:value-type="float" office:value="4092" calcext:value-type="float">
            <text:p>4092</text:p>
          </table:table-cell>
          <table:table-cell office:value-type="float" office:value="-830" calcext:value-type="float">
            <text:p>-830</text:p>
          </table:table-cell>
          <table:table-cell office:value-type="float" office:value="175" calcext:value-type="float">
            <text:p>17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X12]*[.$N$10]+[.$N$11]" office:value-type="float" office:value="9936.89155523601" calcext:value-type="float">
            <text:p>9936.89155523601</text:p>
          </table:table-cell>
          <table:table-cell table:formula="of:=[.Y12]*[.$O$10]+[.$O$11]" office:value-type="float" office:value="12878.1521855595" calcext:value-type="float">
            <text:p>12878.1521855595</text:p>
          </table:table-cell>
          <table:table-cell table:formula="of:=SQRT([.AE12]*[.AE12]+[.AF12]*[.AF12])" office:value-type="float" office:value="16266.1801752886" calcext:value-type="float">
            <text:p>16266.1801752886</text:p>
          </table:table-cell>
          <table:table-cell table:formula="of:=[.AE12]/[.$AG12]" office:value-type="float" office:value="0.610892750981083" calcext:value-type="float">
            <text:p>0.610892750981083</text:p>
          </table:table-cell>
          <table:table-cell table:formula="of:=[.AF12]/[.$AG12]" office:value-type="float" office:value="0.791713361513347" calcext:value-type="float">
            <text:p>0.791713361513347</text:p>
          </table:table-cell>
          <table:table-cell table:formula="of:=ATAN2([.AH12];[.AI12])" office:value-type="float" office:value="0.913608606825169" calcext:value-type="float">
            <text:p>0.913608606825169</text:p>
          </table:table-cell>
          <table:table-cell table:formula="of:=[.AJ12]/PI()*180" office:value-type="float" office:value="52.3459172979092" calcext:value-type="float">
            <text:p>52.3459172979092</text:p>
          </table:table-cell>
          <table:table-cell table:formula="of:=ATAN2([.AF12];[.AE12])*180/PI()" office:value-type="float" office:value="37.6540827020908" calcext:value-type="float">
            <text:p>37.6540827020908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float" office:value="16500" calcext:value-type="float">
            <text:p>16500</text:p>
          </table:table-cell>
          <table:table-cell office:value-type="float" office:value="2864" calcext:value-type="float">
            <text:p>2864</text:p>
          </table:table-cell>
          <table:table-cell office:value-type="float" office:value="-193" calcext:value-type="float">
            <text:p>-193</text:p>
          </table:table-cell>
          <table:table-cell office:value-type="float" office:value="135" calcext:value-type="float">
            <text:p>135</text:p>
          </table:table-cell>
          <table:table-cell office:value-type="float" office:value="-390" calcext:value-type="float">
            <text:p>-390</text:p>
          </table:table-cell>
          <table:table-cell table:number-columns-repeated="15"/>
          <table:table-cell office:value-type="float" office:value="12044" calcext:value-type="float">
            <text:p>12044</text:p>
          </table:table-cell>
          <table:table-cell office:value-type="float" office:value="11128" calcext:value-type="float">
            <text:p>11128</text:p>
          </table:table-cell>
          <table:table-cell office:value-type="float" office:value="4280" calcext:value-type="float">
            <text:p>4280</text:p>
          </table:table-cell>
          <table:table-cell office:value-type="float" office:value="-1064" calcext:value-type="float">
            <text:p>-1064</text:p>
          </table:table-cell>
          <table:table-cell office:value-type="float" office:value="-489" calcext:value-type="float">
            <text:p>-489</text:p>
          </table:table-cell>
          <table:table-cell office:value-type="float" office:value="4957" calcext:value-type="float">
            <text:p>4957</text:p>
          </table:table-cell>
          <table:table-cell/>
          <table:table-cell table:formula="of:=[.X13]*[.$N$10]+[.$N$11]" office:value-type="float" office:value="12042.5911377571" calcext:value-type="float">
            <text:p>12042.5911377571</text:p>
          </table:table-cell>
          <table:table-cell table:formula="of:=[.Y13]*[.$O$10]+[.$O$11]" office:value-type="float" office:value="10971.5867596104" calcext:value-type="float">
            <text:p>10971.5867596104</text:p>
          </table:table-cell>
          <table:table-cell table:formula="of:=SQRT([.AE13]*[.AE13]+[.AF13]*[.AF13])" office:value-type="float" office:value="16291.093190294" calcext:value-type="float">
            <text:p>16291.093190294</text:p>
          </table:table-cell>
          <table:table-cell table:formula="of:=[.AE13]/[.$AG13]" office:value-type="float" office:value="0.739213200556234" calcext:value-type="float">
            <text:p>0.739213200556234</text:p>
          </table:table-cell>
          <table:table-cell table:formula="of:=[.AF13]/[.$AG13]" office:value-type="float" office:value="0.673471487238628" calcext:value-type="float">
            <text:p>0.673471487238628</text:p>
          </table:table-cell>
          <table:table-cell table:formula="of:=ATAN2([.AH13];[.AI13])" office:value-type="float" office:value="0.738894993050685" calcext:value-type="float">
            <text:p>0.738894993050685</text:p>
          </table:table-cell>
          <table:table-cell table:formula="of:=[.AJ13]/PI()*180" office:value-type="float" office:value="42.3355646051525" calcext:value-type="float">
            <text:p>42.3355646051525</text:p>
          </table:table-cell>
          <table:table-cell table:formula="of:=ATAN2([.AF13];[.AE13])*180/PI()" office:value-type="float" office:value="47.6644353948474" calcext:value-type="float">
            <text:p>47.6644353948474</text:p>
          </table:table-cell>
        </table:table-row>
        <table:table-row table:style-name="ro1">
          <table:table-cell table:number-columns-repeated="2"/>
          <table:table-cell office:value-type="float" office:value="-300" calcext:value-type="float">
            <text:p>-300</text:p>
          </table:table-cell>
          <table:table-cell office:value-type="float" office:value="16540" calcext:value-type="float">
            <text:p>16540</text:p>
          </table:table-cell>
          <table:table-cell office:value-type="float" office:value="2472" calcext:value-type="float">
            <text:p>2472</text:p>
          </table:table-cell>
          <table:table-cell office:value-type="float" office:value="-414" calcext:value-type="float">
            <text:p>-414</text:p>
          </table:table-cell>
          <table:table-cell office:value-type="float" office:value="-310" calcext:value-type="float">
            <text:p>-310</text:p>
          </table:table-cell>
          <table:table-cell office:value-type="float" office:value="-200" calcext:value-type="float">
            <text:p>-200</text:p>
          </table:table-cell>
          <table:table-cell table:number-columns-repeated="15"/>
          <table:table-cell office:value-type="float" office:value="13644" calcext:value-type="float">
            <text:p>13644</text:p>
          </table:table-cell>
          <table:table-cell office:value-type="float" office:value="9264" calcext:value-type="float">
            <text:p>9264</text:p>
          </table:table-cell>
          <table:table-cell office:value-type="float" office:value="4296" calcext:value-type="float">
            <text:p>4296</text:p>
          </table:table-cell>
          <table:table-cell office:value-type="float" office:value="-413" calcext:value-type="float">
            <text:p>-413</text:p>
          </table:table-cell>
          <table:table-cell office:value-type="float" office:value="-827" calcext:value-type="float">
            <text:p>-827</text:p>
          </table:table-cell>
          <table:table-cell office:value-type="float" office:value="2892" calcext:value-type="float">
            <text:p>2892</text:p>
          </table:table-cell>
          <table:table-cell/>
          <table:table-cell table:formula="of:=[.X14]*[.$N$10]+[.$N$11]" office:value-type="float" office:value="13643.883595948" calcext:value-type="float">
            <text:p>13643.883595948</text:p>
          </table:table-cell>
          <table:table-cell table:formula="of:=[.Y14]*[.$O$10]+[.$O$11]" office:value-type="float" office:value="9105.0752291644" calcext:value-type="float">
            <text:p>9105.0752291644</text:p>
          </table:table-cell>
          <table:table-cell table:formula="of:=SQRT([.AE14]*[.AE14]+[.AF14]*[.AF14])" office:value-type="float" office:value="16402.9861460809" calcext:value-type="float">
            <text:p>16402.9861460809</text:p>
          </table:table-cell>
          <table:table-cell table:formula="of:=[.AE14]/[.$AG14]" office:value-type="float" office:value="0.831792667166758" calcext:value-type="float">
            <text:p>0.831792667166758</text:p>
          </table:table-cell>
          <table:table-cell table:formula="of:=[.AF14]/[.$AG14]" office:value-type="float" office:value="0.555086442680427" calcext:value-type="float">
            <text:p>0.555086442680427</text:p>
          </table:table-cell>
          <table:table-cell table:formula="of:=ATAN2([.AH14];[.AI14])" office:value-type="float" office:value="0.588466885883337" calcext:value-type="float">
            <text:p>0.588466885883337</text:p>
          </table:table-cell>
          <table:table-cell table:formula="of:=[.AJ14]/PI()*180" office:value-type="float" office:value="33.7166689443218" calcext:value-type="float">
            <text:p>33.7166689443218</text:p>
          </table:table-cell>
          <table:table-cell table:formula="of:=ATAN2([.AF14];[.AE14])*180/PI()" office:value-type="float" office:value="56.2833310556782" calcext:value-type="float">
            <text:p>56.2833310556782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16592" calcext:value-type="float">
            <text:p>16592</text:p>
          </table:table-cell>
          <table:table-cell office:value-type="float" office:value="2952" calcext:value-type="float">
            <text:p>2952</text:p>
          </table:table-cell>
          <table:table-cell office:value-type="float" office:value="-462" calcext:value-type="float">
            <text:p>-462</text:p>
          </table:table-cell>
          <table:table-cell office:value-type="float" office:value="129" calcext:value-type="float">
            <text:p>129</text:p>
          </table:table-cell>
          <table:table-cell office:value-type="float" office:value="-199" calcext:value-type="float">
            <text:p>-199</text:p>
          </table:table-cell>
          <table:table-cell table:number-columns-repeated="15"/>
          <table:table-cell office:value-type="float" office:value="14564" calcext:value-type="float">
            <text:p>14564</text:p>
          </table:table-cell>
          <table:table-cell office:value-type="float" office:value="7736" calcext:value-type="float">
            <text:p>7736</text:p>
          </table:table-cell>
          <table:table-cell office:value-type="float" office:value="4156" calcext:value-type="float">
            <text:p>4156</text:p>
          </table:table-cell>
          <table:table-cell office:value-type="float" office:value="-420" calcext:value-type="float">
            <text:p>-420</text:p>
          </table:table-cell>
          <table:table-cell office:value-type="float" office:value="255" calcext:value-type="float">
            <text:p>255</text:p>
          </table:table-cell>
          <table:table-cell office:value-type="float" office:value="2476" calcext:value-type="float">
            <text:p>2476</text:p>
          </table:table-cell>
          <table:table-cell/>
          <table:table-cell table:formula="of:=[.X15]*[.$N$10]+[.$N$11]" office:value-type="float" office:value="14564.6267594078" calcext:value-type="float">
            <text:p>14564.6267594078</text:p>
          </table:table-cell>
          <table:table-cell table:formula="of:=[.Y15]*[.$O$10]+[.$O$11]" office:value-type="float" office:value="7575.01642094473" calcext:value-type="float">
            <text:p>7575.01642094473</text:p>
          </table:table-cell>
          <table:table-cell table:formula="of:=SQRT([.AE15]*[.AE15]+[.AF15]*[.AF15])" office:value-type="float" office:value="16416.7361682656" calcext:value-type="float">
            <text:p>16416.7361682656</text:p>
          </table:table-cell>
          <table:table-cell table:formula="of:=[.AE15]/[.$AG15]" office:value-type="float" office:value="0.887181630387773" calcext:value-type="float">
            <text:p>0.887181630387773</text:p>
          </table:table-cell>
          <table:table-cell table:formula="of:=[.AF15]/[.$AG15]" office:value-type="float" office:value="0.461420366588312" calcext:value-type="float">
            <text:p>0.461420366588312</text:p>
          </table:table-cell>
          <table:table-cell table:formula="of:=ATAN2([.AH15];[.AI15])" office:value-type="float" office:value="0.479595520583745" calcext:value-type="float">
            <text:p>0.479595520583745</text:p>
          </table:table-cell>
          <table:table-cell table:formula="of:=[.AJ15]/PI()*180" office:value-type="float" office:value="27.4787992028282" calcext:value-type="float">
            <text:p>27.4787992028282</text:p>
          </table:table-cell>
          <table:table-cell table:formula="of:=ATAN2([.AF15];[.AE15])*180/PI()" office:value-type="float" office:value="62.5212007971718" calcext:value-type="float">
            <text:p>62.5212007971718</text:p>
          </table:table-cell>
        </table:table-row>
        <table:table-row table:style-name="ro1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16528" calcext:value-type="float">
            <text:p>16528</text:p>
          </table:table-cell>
          <table:table-cell office:value-type="float" office:value="3028" calcext:value-type="float">
            <text:p>3028</text:p>
          </table:table-cell>
          <table:table-cell office:value-type="float" office:value="-328" calcext:value-type="float">
            <text:p>-328</text:p>
          </table:table-cell>
          <table:table-cell office:value-type="float" office:value="-323" calcext:value-type="float">
            <text:p>-323</text:p>
          </table:table-cell>
          <table:table-cell office:value-type="float" office:value="-226" calcext:value-type="float">
            <text:p>-226</text:p>
          </table:table-cell>
          <table:table-cell table:number-columns-repeated="15"/>
          <table:table-cell office:value-type="float" office:value="15036" calcext:value-type="float">
            <text:p>15036</text:p>
          </table:table-cell>
          <table:table-cell office:value-type="float" office:value="6424" calcext:value-type="float">
            <text:p>6424</text:p>
          </table:table-cell>
          <table:table-cell office:value-type="float" office:value="3976" calcext:value-type="float">
            <text:p>3976</text:p>
          </table:table-cell>
          <table:table-cell office:value-type="float" office:value="-309" calcext:value-type="float">
            <text:p>-309</text:p>
          </table:table-cell>
          <table:table-cell office:value-type="float" office:value="-759" calcext:value-type="float">
            <text:p>-759</text:p>
          </table:table-cell>
          <table:table-cell office:value-type="float" office:value="2732" calcext:value-type="float">
            <text:p>2732</text:p>
          </table:table-cell>
          <table:table-cell/>
          <table:table-cell table:formula="of:=[.X16]*[.$N$10]+[.$N$11]" office:value-type="float" office:value="15037.0080345741" calcext:value-type="float">
            <text:p>15037.0080345741</text:p>
          </table:table-cell>
          <table:table-cell table:formula="of:=[.Y16]*[.$O$10]+[.$O$11]" office:value-type="float" office:value="6261.24864844197" calcext:value-type="float">
            <text:p>6261.24864844197</text:p>
          </table:table-cell>
          <table:table-cell table:formula="of:=SQRT([.AE16]*[.AE16]+[.AF16]*[.AF16])" office:value-type="float" office:value="16288.4881210462" calcext:value-type="float">
            <text:p>16288.4881210462</text:p>
          </table:table-cell>
          <table:table-cell table:formula="of:=[.AE16]/[.$AG16]" office:value-type="float" office:value="0.923167817837246" calcext:value-type="float">
            <text:p>0.923167817837246</text:p>
          </table:table-cell>
          <table:table-cell table:formula="of:=[.AF16]/[.$AG16]" office:value-type="float" office:value="0.384397164544195" calcext:value-type="float">
            <text:p>0.384397164544195</text:p>
          </table:table-cell>
          <table:table-cell table:formula="of:=ATAN2([.AH16];[.AI16])" office:value-type="float" office:value="0.394554726262491" calcext:value-type="float">
            <text:p>0.394554726262491</text:p>
          </table:table-cell>
          <table:table-cell table:formula="of:=[.AJ16]/PI()*180" office:value-type="float" office:value="22.6063206017803" calcext:value-type="float">
            <text:p>22.6063206017803</text:p>
          </table:table-cell>
          <table:table-cell table:formula="of:=ATAN2([.AF16];[.AE16])*180/PI()" office:value-type="float" office:value="67.3936793982197" calcext:value-type="float">
            <text:p>67.3936793982197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float" office:value="16552" calcext:value-type="float">
            <text:p>16552</text:p>
          </table:table-cell>
          <table:table-cell office:value-type="float" office:value="2800" calcext:value-type="float">
            <text:p>2800</text:p>
          </table:table-cell>
          <table:table-cell office:value-type="float" office:value="-194" calcext:value-type="float">
            <text:p>-194</text:p>
          </table:table-cell>
          <table:table-cell office:value-type="float" office:value="-157" calcext:value-type="float">
            <text:p>-157</text:p>
          </table:table-cell>
          <table:table-cell office:value-type="float" office:value="-306" calcext:value-type="float">
            <text:p>-306</text:p>
          </table:table-cell>
          <table:table-cell table:number-columns-repeated="15"/>
          <table:table-cell office:value-type="float" office:value="15704" calcext:value-type="float">
            <text:p>15704</text:p>
          </table:table-cell>
          <table:table-cell office:value-type="float" office:value="5168" calcext:value-type="float">
            <text:p>5168</text:p>
          </table:table-cell>
          <table:table-cell office:value-type="float" office:value="3752" calcext:value-type="float">
            <text:p>3752</text:p>
          </table:table-cell>
          <table:table-cell office:value-type="float" office:value="-534" calcext:value-type="float">
            <text:p>-534</text:p>
          </table:table-cell>
          <table:table-cell office:value-type="float" office:value="731" calcext:value-type="float">
            <text:p>731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[.X17]*[.$N$10]+[.$N$11]" office:value-type="float" office:value="15705.5476358689" calcext:value-type="float">
            <text:p>15705.5476358689</text:p>
          </table:table-cell>
          <table:table-cell table:formula="of:=[.Y17]*[.$O$10]+[.$O$11]" office:value-type="float" office:value="5003.5563296436" calcext:value-type="float">
            <text:p>5003.5563296436</text:p>
          </table:table-cell>
          <table:table-cell table:formula="of:=SQRT([.AE17]*[.AE17]+[.AF17]*[.AF17])" office:value-type="float" office:value="16483.3189159969" calcext:value-type="float">
            <text:p>16483.3189159969</text:p>
          </table:table-cell>
          <table:table-cell table:formula="of:=[.AE17]/[.$AG17]" office:value-type="float" office:value="0.95281464345307" calcext:value-type="float">
            <text:p>0.95281464345307</text:p>
          </table:table-cell>
          <table:table-cell table:formula="of:=[.AF17]/[.$AG17]" office:value-type="float" office:value="0.303552722309321" calcext:value-type="float">
            <text:p>0.303552722309321</text:p>
          </table:table-cell>
          <table:table-cell table:formula="of:=ATAN2([.AH17];[.AI17])" office:value-type="float" office:value="0.308419111111728" calcext:value-type="float">
            <text:p>0.308419111111728</text:p>
          </table:table-cell>
          <table:table-cell table:formula="of:=[.AJ17]/PI()*180" office:value-type="float" office:value="17.6711133878784" calcext:value-type="float">
            <text:p>17.6711133878784</text:p>
          </table:table-cell>
          <table:table-cell table:formula="of:=ATAN2([.AF17];[.AE17])*180/PI()" office:value-type="float" office:value="72.3288866121216" calcext:value-type="float">
            <text:p>72.3288866121216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476" calcext:value-type="float">
            <text:p>16476</text:p>
          </table:table-cell>
          <table:table-cell office:value-type="float" office:value="2904" calcext:value-type="float">
            <text:p>2904</text:p>
          </table:table-cell>
          <table:table-cell office:value-type="float" office:value="-211" calcext:value-type="float">
            <text:p>-211</text:p>
          </table:table-cell>
          <table:table-cell office:value-type="float" office:value="-103" calcext:value-type="float">
            <text:p>-103</text:p>
          </table:table-cell>
          <table:table-cell office:value-type="float" office:value="-323" calcext:value-type="float">
            <text:p>-323</text:p>
          </table:table-cell>
          <table:table-cell table:number-columns-repeated="15"/>
          <table:table-cell office:value-type="float" office:value="16016" calcext:value-type="float">
            <text:p>16016</text:p>
          </table:table-cell>
          <table:table-cell office:value-type="float" office:value="4056" calcext:value-type="float">
            <text:p>4056</text:p>
          </table:table-cell>
          <table:table-cell office:value-type="float" office:value="3660" calcext:value-type="float">
            <text:p>3660</text:p>
          </table:table-cell>
          <table:table-cell office:value-type="float" office:value="-495" calcext:value-type="float">
            <text:p>-495</text:p>
          </table:table-cell>
          <table:table-cell office:value-type="float" office:value="-635" calcext:value-type="float">
            <text:p>-635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X18]*[.$N$10]+[.$N$11]" office:value-type="float" office:value="16017.7996652161" calcext:value-type="float">
            <text:p>16017.7996652161</text:p>
          </table:table-cell>
          <table:table-cell table:formula="of:=[.Y18]*[.$O$10]+[.$O$11]" office:value-type="float" office:value="3890.05803465652" calcext:value-type="float">
            <text:p>3890.05803465652</text:p>
          </table:table-cell>
          <table:table-cell table:formula="of:=SQRT([.AE18]*[.AE18]+[.AF18]*[.AF18])" office:value-type="float" office:value="16483.3994560586" calcext:value-type="float">
            <text:p>16483.3994560586</text:p>
          </table:table-cell>
          <table:table-cell table:formula="of:=[.AE18]/[.$AG18]" office:value-type="float" office:value="0.971753412147556" calcext:value-type="float">
            <text:p>0.971753412147556</text:p>
          </table:table-cell>
          <table:table-cell table:formula="of:=[.AF18]/[.$AG18]" office:value-type="float" office:value="0.23599852961318" calcext:value-type="float">
            <text:p>0.23599852961318</text:p>
          </table:table-cell>
          <table:table-cell table:formula="of:=ATAN2([.AH18];[.AI18])" office:value-type="float" office:value="0.238245994616143" calcext:value-type="float">
            <text:p>0.238245994616143</text:p>
          </table:table-cell>
          <table:table-cell table:formula="of:=[.AJ18]/PI()*180" office:value-type="float" office:value="13.6504899774015" calcext:value-type="float">
            <text:p>13.6504899774015</text:p>
          </table:table-cell>
          <table:table-cell table:formula="of:=ATAN2([.AF18];[.AE18])*180/PI()" office:value-type="float" office:value="76.3495100225985" calcext:value-type="float">
            <text:p>76.3495100225985</text:p>
          </table:table-cell>
        </table:table-row>
        <table:table-row table:style-name="ro1">
          <table:table-cell table:number-columns-repeated="2"/>
          <table:table-cell office:value-type="float" office:value="-136" calcext:value-type="float">
            <text:p>-136</text:p>
          </table:table-cell>
          <table:table-cell office:value-type="float" office:value="16580" calcext:value-type="float">
            <text:p>16580</text:p>
          </table:table-cell>
          <table:table-cell office:value-type="float" office:value="2960" calcext:value-type="float">
            <text:p>2960</text:p>
          </table:table-cell>
          <table:table-cell office:value-type="float" office:value="-211" calcext:value-type="float">
            <text:p>-211</text:p>
          </table:table-cell>
          <table:table-cell office:value-type="float" office:value="-118" calcext:value-type="float">
            <text:p>-118</text:p>
          </table:table-cell>
          <table:table-cell office:value-type="float" office:value="-307" calcext:value-type="float">
            <text:p>-307</text:p>
          </table:table-cell>
          <table:table-cell table:number-columns-repeated="15"/>
          <table:table-cell office:value-type="float" office:value="16408" calcext:value-type="float">
            <text:p>16408</text:p>
          </table:table-cell>
          <table:table-cell office:value-type="float" office:value="2580" calcext:value-type="float">
            <text:p>2580</text:p>
          </table:table-cell>
          <table:table-cell office:value-type="float" office:value="3828" calcext:value-type="float">
            <text:p>3828</text:p>
          </table:table-cell>
          <table:table-cell office:value-type="float" office:value="-1538" calcext:value-type="float">
            <text:p>-1538</text:p>
          </table:table-cell>
          <table:table-cell office:value-type="float" office:value="510" calcext:value-type="float">
            <text:p>510</text:p>
          </table:table-cell>
          <table:table-cell office:value-type="float" office:value="3196" calcext:value-type="float">
            <text:p>3196</text:p>
          </table:table-cell>
          <table:table-cell/>
          <table:table-cell table:formula="of:=[.X19]*[.$N$10]+[.$N$11]" office:value-type="float" office:value="16410.1163174729" calcext:value-type="float">
            <text:p>16410.1163174729</text:p>
          </table:table-cell>
          <table:table-cell table:formula="of:=[.Y19]*[.$O$10]+[.$O$11]" office:value-type="float" office:value="2412.06929059092" calcext:value-type="float">
            <text:p>2412.06929059092</text:p>
          </table:table-cell>
          <table:table-cell table:formula="of:=SQRT([.AE19]*[.AE19]+[.AF19]*[.AF19])" office:value-type="float" office:value="16586.440118832" calcext:value-type="float">
            <text:p>16586.440118832</text:p>
          </table:table-cell>
          <table:table-cell table:formula="of:=[.AE19]/[.$AG19]" office:value-type="float" office:value="0.989369400540688" calcext:value-type="float">
            <text:p>0.989369400540688</text:p>
          </table:table-cell>
          <table:table-cell table:formula="of:=[.AF19]/[.$AG19]" office:value-type="float" office:value="0.145424170184191" calcext:value-type="float">
            <text:p>0.145424170184191</text:p>
          </table:table-cell>
          <table:table-cell table:formula="of:=ATAN2([.AH19];[.AI19])" office:value-type="float" office:value="0.145941686827655" calcext:value-type="float">
            <text:p>0.145941686827655</text:p>
          </table:table-cell>
          <table:table-cell table:formula="of:=[.AJ19]/PI()*180" office:value-type="float" office:value="8.36184271024464" calcext:value-type="float">
            <text:p>8.36184271024464</text:p>
          </table:table-cell>
          <table:table-cell table:formula="of:=ATAN2([.AF19];[.AE19])*180/PI()" office:value-type="float" office:value="81.6381572897554" calcext:value-type="float">
            <text:p>81.6381572897554</text:p>
          </table:table-cell>
        </table:table-row>
        <table:table-row table:style-name="ro1">
          <table:table-cell table:number-columns-repeated="2"/>
          <table:table-cell office:value-type="float" office:value="-240" calcext:value-type="float">
            <text:p>-240</text:p>
          </table:table-cell>
          <table:table-cell office:value-type="float" office:value="16504" calcext:value-type="float">
            <text:p>16504</text:p>
          </table:table-cell>
          <table:table-cell office:value-type="float" office:value="2936" calcext:value-type="float">
            <text:p>2936</text:p>
          </table:table-cell>
          <table:table-cell office:value-type="float" office:value="-282" calcext:value-type="float">
            <text:p>-282</text:p>
          </table:table-cell>
          <table:table-cell office:value-type="float" office:value="-45" calcext:value-type="float">
            <text:p>-45</text:p>
          </table:table-cell>
          <table:table-cell office:value-type="float" office:value="-299" calcext:value-type="float">
            <text:p>-299</text:p>
          </table:table-cell>
          <table:table-cell table:number-columns-repeated="15"/>
          <table:table-cell office:value-type="float" office:value="16024" calcext:value-type="float">
            <text:p>16024</text:p>
          </table:table-cell>
          <table:table-cell office:value-type="float" office:value="2364" calcext:value-type="float">
            <text:p>2364</text:p>
          </table:table-cell>
          <table:table-cell office:value-type="float" office:value="3688" calcext:value-type="float">
            <text:p>3688</text:p>
          </table:table-cell>
          <table:table-cell office:value-type="float" office:value="-2985" calcext:value-type="float">
            <text:p>-2985</text:p>
          </table:table-cell>
          <table:table-cell office:value-type="float" office:value="1686" calcext:value-type="float">
            <text:p>1686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[.X20]*[.$N$10]+[.$N$11]" office:value-type="float" office:value="16025.8061275071" calcext:value-type="float">
            <text:p>16025.8061275071</text:p>
          </table:table-cell>
          <table:table-cell table:formula="of:=[.Y20]*[.$O$10]+[.$O$11]" office:value-type="float" office:value="2195.778254874" calcext:value-type="float">
            <text:p>2195.778254874</text:p>
          </table:table-cell>
          <table:table-cell table:formula="of:=SQRT([.AE20]*[.AE20]+[.AF20]*[.AF20])" office:value-type="float" office:value="16175.5341235157" calcext:value-type="float">
            <text:p>16175.5341235157</text:p>
          </table:table-cell>
          <table:table-cell table:formula="of:=[.AE20]/[.$AG20]" office:value-type="float" office:value="0.990743551658616" calcext:value-type="float">
            <text:p>0.990743551658616</text:p>
          </table:table-cell>
          <table:table-cell table:formula="of:=[.AF20]/[.$AG20]" office:value-type="float" office:value="0.135746877853129" calcext:value-type="float">
            <text:p>0.135746877853129</text:p>
          </table:table-cell>
          <table:table-cell table:formula="of:=ATAN2([.AH20];[.AI20])" office:value-type="float" office:value="0.136167279490346" calcext:value-type="float">
            <text:p>0.136167279490346</text:p>
          </table:table-cell>
          <table:table-cell table:formula="of:=[.AJ20]/PI()*180" office:value-type="float" office:value="7.80181042257515" calcext:value-type="float">
            <text:p>7.80181042257515</text:p>
          </table:table-cell>
          <table:table-cell table:formula="of:=ATAN2([.AF20];[.AE20])*180/PI()" office:value-type="float" office:value="82.1981895774249" calcext:value-type="float">
            <text:p>82.1981895774249</text:p>
          </table:table-cell>
        </table:table-row>
        <table:table-row table:style-name="ro1">
          <table:table-cell table:number-columns-repeated="2"/>
          <table:table-cell office:value-type="float" office:value="-184" calcext:value-type="float">
            <text:p>-184</text:p>
          </table:table-cell>
          <table:table-cell office:value-type="float" office:value="16572" calcext:value-type="float">
            <text:p>16572</text:p>
          </table:table-cell>
          <table:table-cell office:value-type="float" office:value="2720" calcext:value-type="float">
            <text:p>2720</text:p>
          </table:table-cell>
          <table:table-cell office:value-type="float" office:value="35" calcext:value-type="float">
            <text:p>35</text:p>
          </table:table-cell>
          <table:table-cell office:value-type="float" office:value="-77" calcext:value-type="float">
            <text:p>-77</text:p>
          </table:table-cell>
          <table:table-cell office:value-type="float" office:value="-381" calcext:value-type="float">
            <text:p>-381</text:p>
          </table:table-cell>
          <table:table-cell table:number-columns-repeated="15"/>
          <table:table-cell office:value-type="float" office:value="16264" calcext:value-type="float">
            <text:p>16264</text:p>
          </table:table-cell>
          <table:table-cell office:value-type="float" office:value="-180" calcext:value-type="float">
            <text:p>-180</text:p>
          </table:table-cell>
          <table:table-cell office:value-type="float" office:value="5240" calcext:value-type="float">
            <text:p>5240</text:p>
          </table:table-cell>
          <table:table-cell office:value-type="float" office:value="-2820" calcext:value-type="float">
            <text:p>-2820</text:p>
          </table:table-cell>
          <table:table-cell office:value-type="float" office:value="232" calcext:value-type="float">
            <text:p>232</text:p>
          </table:table-cell>
          <table:table-cell office:value-type="float" office:value="5654" calcext:value-type="float">
            <text:p>5654</text:p>
          </table:table-cell>
          <table:table-cell/>
          <table:table-cell table:formula="of:=[.X21]*[.$N$10]+[.$N$11]" office:value-type="float" office:value="16265.9999962357" calcext:value-type="float">
            <text:p>16265.9999962357</text:p>
          </table:table-cell>
          <table:table-cell table:formula="of:=[.Y21]*[.$O$10]+[.$O$11]" office:value-type="float" office:value="-351.649499125239" calcext:value-type="float">
            <text:p>-351.649499125239</text:p>
          </table:table-cell>
          <table:table-cell table:formula="of:=SQRT([.AE21]*[.AE21]+[.AF21]*[.AF21])" office:value-type="float" office:value="16269.8006517528" calcext:value-type="float">
            <text:p>16269.8006517528</text:p>
          </table:table-cell>
          <table:table-cell table:formula="of:=[.AE21]/[.$AG21]" office:value-type="float" office:value="0.99976639815088" calcext:value-type="float">
            <text:p>0.99976639815088</text:p>
          </table:table-cell>
          <table:table-cell table:formula="of:=[.AF21]/[.$AG21]" office:value-type="float" office:value="-0.02161363292963" calcext:value-type="float">
            <text:p>-0.02161363292963</text:p>
          </table:table-cell>
          <table:table-cell table:formula="of:=ATAN2([.AH21];[.AI21])" office:value-type="float" office:value="-0.0216153160817789" calcext:value-type="float">
            <text:p>-0.021615316081779</text:p>
          </table:table-cell>
          <table:table-cell table:formula="of:=[.AJ21]/PI()*180" office:value-type="float" office:value="-1.23846638432719" calcext:value-type="float">
            <text:p>-1.23846638432719</text:p>
          </table:table-cell>
          <table:table-cell table:formula="of:=ATAN2([.AF21];[.AE21])*180/PI()" office:value-type="float" office:value="91.2384663843272" calcext:value-type="float">
            <text:p>91.2384663843272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float" office:value="16584" calcext:value-type="float">
            <text:p>16584</text:p>
          </table:table-cell>
          <table:table-cell office:value-type="float" office:value="3004" calcext:value-type="float">
            <text:p>3004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-465" calcext:value-type="float">
            <text:p>-465</text:p>
          </table:table-cell>
          <table:table-cell table:number-columns-repeated="15"/>
          <table:table-cell office:value-type="float" office:value="16064" calcext:value-type="float">
            <text:p>16064</text:p>
          </table:table-cell>
          <table:table-cell office:value-type="float" office:value="-2768" calcext:value-type="float">
            <text:p>-2768</text:p>
          </table:table-cell>
          <table:table-cell office:value-type="float" office:value="4592" calcext:value-type="float">
            <text:p>4592</text:p>
          </table:table-cell>
          <table:table-cell office:value-type="float" office:value="-1543" calcext:value-type="float">
            <text:p>-1543</text:p>
          </table:table-cell>
          <table:table-cell office:value-type="float" office:value="-822" calcext:value-type="float">
            <text:p>-822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X22]*[.$N$10]+[.$N$11]" office:value-type="float" office:value="16065.8384389618" calcext:value-type="float">
            <text:p>16065.8384389618</text:p>
          </table:table-cell>
          <table:table-cell table:formula="of:=[.Y22]*[.$O$10]+[.$O$11]" office:value-type="float" office:value="-2943.13653817793" calcext:value-type="float">
            <text:p>-2943.13653817793</text:p>
          </table:table-cell>
          <table:table-cell table:formula="of:=SQRT([.AE22]*[.AE22]+[.AF22]*[.AF22])" office:value-type="float" office:value="16333.1937302287" calcext:value-type="float">
            <text:p>16333.1937302287</text:p>
          </table:table-cell>
          <table:table-cell table:formula="of:=[.AE22]/[.$AG22]" office:value-type="float" office:value="0.983631168791438" calcext:value-type="float">
            <text:p>0.983631168791438</text:p>
          </table:table-cell>
          <table:table-cell table:formula="of:=[.AF22]/[.$AG22]" office:value-type="float" office:value="-0.180193573087357" calcext:value-type="float">
            <text:p>-0.180193573087357</text:p>
          </table:table-cell>
          <table:table-cell table:formula="of:=ATAN2([.AH22];[.AI22])" office:value-type="float" office:value="-0.181183242081978" calcext:value-type="float">
            <text:p>-0.181183242081978</text:p>
          </table:table-cell>
          <table:table-cell table:formula="of:=[.AJ22]/PI()*180" office:value-type="float" office:value="-10.3810350897944" calcext:value-type="float">
            <text:p>-10.3810350897944</text:p>
          </table:table-cell>
          <table:table-cell table:formula="of:=ATAN2([.AF22];[.AE22])*180/PI()" office:value-type="float" office:value="100.381035089794" calcext:value-type="float">
            <text:p>100.381035089794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float" office:value="16564" calcext:value-type="float">
            <text:p>16564</text:p>
          </table:table-cell>
          <table:table-cell office:value-type="float" office:value="2736" calcext:value-type="float">
            <text:p>2736</text:p>
          </table:table-cell>
          <table:table-cell office:value-type="float" office:value="-196" calcext:value-type="float">
            <text:p>-196</text:p>
          </table:table-cell>
          <table:table-cell office:value-type="float" office:value="-149" calcext:value-type="float">
            <text:p>-149</text:p>
          </table:table-cell>
          <table:table-cell office:value-type="float" office:value="-353" calcext:value-type="float">
            <text:p>-353</text:p>
          </table:table-cell>
          <table:table-cell table:number-columns-repeated="15"/>
          <table:table-cell office:value-type="float" office:value="15940" calcext:value-type="float">
            <text:p>15940</text:p>
          </table:table-cell>
          <table:table-cell office:value-type="float" office:value="-4560" calcext:value-type="float">
            <text:p>-4560</text:p>
          </table:table-cell>
          <table:table-cell office:value-type="float" office:value="4348" calcext:value-type="float">
            <text:p>4348</text:p>
          </table:table-cell>
          <table:table-cell office:value-type="float" office:value="-843" calcext:value-type="float">
            <text:p>-843</text:p>
          </table:table-cell>
          <table:table-cell office:value-type="float" office:value="1223" calcext:value-type="float">
            <text:p>1223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X23]*[.$N$10]+[.$N$11]" office:value-type="float" office:value="15941.738273452" calcext:value-type="float">
            <text:p>15941.738273452</text:p>
          </table:table-cell>
          <table:table-cell table:formula="of:=[.Y23]*[.$O$10]+[.$O$11]" office:value-type="float" office:value="-4737.55105671827" calcext:value-type="float">
            <text:p>-4737.55105671827</text:p>
          </table:table-cell>
          <table:table-cell table:formula="of:=SQRT([.AE23]*[.AE23]+[.AF23]*[.AF23])" office:value-type="float" office:value="16630.7970101934" calcext:value-type="float">
            <text:p>16630.7970101934</text:p>
          </table:table-cell>
          <table:table-cell table:formula="of:=[.AE23]/[.$AG23]" office:value-type="float" office:value="0.958567305203772" calcext:value-type="float">
            <text:p>0.958567305203772</text:p>
          </table:table-cell>
          <table:table-cell table:formula="of:=[.AF23]/[.$AG23]" office:value-type="float" office:value="-0.284866146451942" calcext:value-type="float">
            <text:p>-0.284866146451942</text:p>
          </table:table-cell>
          <table:table-cell table:formula="of:=ATAN2([.AH23];[.AI23])" office:value-type="float" office:value="-0.288866786100171" calcext:value-type="float">
            <text:p>-0.288866786100171</text:p>
          </table:table-cell>
          <table:table-cell table:formula="of:=[.AJ23]/PI()*180" office:value-type="float" office:value="-16.5508476850481" calcext:value-type="float">
            <text:p>-16.5508476850481</text:p>
          </table:table-cell>
          <table:table-cell table:formula="of:=ATAN2([.AF23];[.AE23])*180/PI()" office:value-type="float" office:value="106.550847685048" calcext:value-type="float">
            <text:p>106.550847685048</text:p>
          </table:table-cell>
        </table:table-row>
        <table:table-row table:style-name="ro1">
          <table:table-cell table:number-columns-repeated="2"/>
          <table:table-cell office:value-type="float" office:value="-152" calcext:value-type="float">
            <text:p>-152</text:p>
          </table:table-cell>
          <table:table-cell office:value-type="float" office:value="16488" calcext:value-type="float">
            <text:p>16488</text:p>
          </table:table-cell>
          <table:table-cell office:value-type="float" office:value="2996" calcext:value-type="float">
            <text:p>2996</text:p>
          </table:table-cell>
          <table:table-cell office:value-type="float" office:value="-287" calcext:value-type="float">
            <text:p>-287</text:p>
          </table:table-cell>
          <table:table-cell office:value-type="float" office:value="-201" calcext:value-type="float">
            <text:p>-201</text:p>
          </table:table-cell>
          <table:table-cell office:value-type="float" office:value="-310" calcext:value-type="float">
            <text:p>-310</text:p>
          </table:table-cell>
          <table:table-cell table:number-columns-repeated="15"/>
          <table:table-cell office:value-type="float" office:value="15112" calcext:value-type="float">
            <text:p>15112</text:p>
          </table:table-cell>
          <table:table-cell office:value-type="float" office:value="-6464" calcext:value-type="float">
            <text:p>-6464</text:p>
          </table:table-cell>
          <table:table-cell office:value-type="float" office:value="4492" calcext:value-type="float">
            <text:p>4492</text:p>
          </table:table-cell>
          <table:table-cell office:value-type="float" office:value="-1283" calcext:value-type="float">
            <text:p>-1283</text:p>
          </table:table-cell>
          <table:table-cell office:value-type="float" office:value="36" calcext:value-type="float">
            <text:p>36</text:p>
          </table:table-cell>
          <table:table-cell office:value-type="float" office:value="4542" calcext:value-type="float">
            <text:p>4542</text:p>
          </table:table-cell>
          <table:table-cell/>
          <table:table-cell table:formula="of:=[.X24]*[.$N$10]+[.$N$11]" office:value-type="float" office:value="15113.0694263382" calcext:value-type="float">
            <text:p>15113.0694263382</text:p>
          </table:table-cell>
          <table:table-cell table:formula="of:=[.Y24]*[.$O$10]+[.$O$11]" office:value-type="float" office:value="-6644.11648266739" calcext:value-type="float">
            <text:p>-6644.11648266739</text:p>
          </table:table-cell>
          <table:table-cell table:formula="of:=SQRT([.AE24]*[.AE24]+[.AF24]*[.AF24])" office:value-type="float" office:value="16509.0627026664" calcext:value-type="float">
            <text:p>16509.0627026664</text:p>
          </table:table-cell>
          <table:table-cell table:formula="of:=[.AE24]/[.$AG24]" office:value-type="float" office:value="0.91544079143253" calcext:value-type="float">
            <text:p>0.91544079143253</text:p>
          </table:table-cell>
          <table:table-cell table:formula="of:=[.AF24]/[.$AG24]" office:value-type="float" office:value="-0.402452677194949" calcext:value-type="float">
            <text:p>-0.402452677194949</text:p>
          </table:table-cell>
          <table:table-cell table:formula="of:=ATAN2([.AH24];[.AI24])" office:value-type="float" office:value="-0.414194504070907" calcext:value-type="float">
            <text:p>-0.414194504070907</text:p>
          </table:table-cell>
          <table:table-cell table:formula="of:=[.AJ24]/PI()*180" office:value-type="float" office:value="-23.7315969807772" calcext:value-type="float">
            <text:p>-23.7315969807772</text:p>
          </table:table-cell>
          <table:table-cell table:formula="of:=ATAN2([.AF24];[.AE24])*180/PI()" office:value-type="float" office:value="113.731596980777" calcext:value-type="float">
            <text:p>113.731596980777</text:p>
          </table:table-cell>
        </table:table-row>
        <table:table-row table:style-name="ro1">
          <table:table-cell table:number-columns-repeated="2"/>
          <table:table-cell office:value-type="float" office:value="-244" calcext:value-type="float">
            <text:p>-244</text:p>
          </table:table-cell>
          <table:table-cell office:value-type="float" office:value="16552" calcext:value-type="float">
            <text:p>16552</text:p>
          </table:table-cell>
          <table:table-cell office:value-type="float" office:value="2416" calcext:value-type="float">
            <text:p>2416</text:p>
          </table:table-cell>
          <table:table-cell office:value-type="float" office:value="-316" calcext:value-type="float">
            <text:p>-316</text:p>
          </table:table-cell>
          <table:table-cell office:value-type="float" office:value="-218" calcext:value-type="float">
            <text:p>-218</text:p>
          </table:table-cell>
          <table:table-cell office:value-type="float" office:value="-253" calcext:value-type="float">
            <text:p>-253</text:p>
          </table:table-cell>
          <table:table-cell table:number-columns-repeated="15"/>
          <table:table-cell office:value-type="float" office:value="13980" calcext:value-type="float">
            <text:p>13980</text:p>
          </table:table-cell>
          <table:table-cell office:value-type="float" office:value="-8368" calcext:value-type="float">
            <text:p>-8368</text:p>
          </table:table-cell>
          <table:table-cell office:value-type="float" office:value="4452" calcext:value-type="float">
            <text:p>4452</text:p>
          </table:table-cell>
          <table:table-cell office:value-type="float" office:value="-897" calcext:value-type="float">
            <text:p>-897</text:p>
          </table:table-cell>
          <table:table-cell office:value-type="float" office:value="-240" calcext:value-type="float">
            <text:p>-240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X25]*[.$N$10]+[.$N$11]" office:value-type="float" office:value="13980.1550121681" calcext:value-type="float">
            <text:p>13980.1550121681</text:p>
          </table:table-cell>
          <table:table-cell table:formula="of:=[.Y25]*[.$O$10]+[.$O$11]" office:value-type="float" office:value="-8550.68190861651" calcext:value-type="float">
            <text:p>-8550.68190861651</text:p>
          </table:table-cell>
          <table:table-cell table:formula="of:=SQRT([.AE25]*[.AE25]+[.AF25]*[.AF25])" office:value-type="float" office:value="16387.7666344927" calcext:value-type="float">
            <text:p>16387.7666344927</text:p>
          </table:table-cell>
          <table:table-cell table:formula="of:=[.AE25]/[.$AG25]" office:value-type="float" office:value="0.853084823818699" calcext:value-type="float">
            <text:p>0.853084823818699</text:p>
          </table:table-cell>
          <table:table-cell table:formula="of:=[.AF25]/[.$AG25]" office:value-type="float" office:value="-0.521772252395832" calcext:value-type="float">
            <text:p>-0.521772252395832</text:p>
          </table:table-cell>
          <table:table-cell table:formula="of:=ATAN2([.AH25];[.AI25])" office:value-type="float" office:value="-0.548927097287233" calcext:value-type="float">
            <text:p>-0.548927097287233</text:p>
          </table:table-cell>
          <table:table-cell table:formula="of:=[.AJ25]/PI()*180" office:value-type="float" office:value="-31.4512059349256" calcext:value-type="float">
            <text:p>-31.4512059349256</text:p>
          </table:table-cell>
          <table:table-cell table:formula="of:=ATAN2([.AF25];[.AE25])*180/PI()" office:value-type="float" office:value="121.451205934926" calcext:value-type="float">
            <text:p>121.451205934926</text:p>
          </table:table-cell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16528" calcext:value-type="float">
            <text:p>16528</text:p>
          </table:table-cell>
          <table:table-cell office:value-type="float" office:value="2904" calcext:value-type="float">
            <text:p>2904</text:p>
          </table:table-cell>
          <table:table-cell office:value-type="float" office:value="-281" calcext:value-type="float">
            <text:p>-281</text:p>
          </table:table-cell>
          <table:table-cell office:value-type="float" office:value="-217" calcext:value-type="float">
            <text:p>-217</text:p>
          </table:table-cell>
          <table:table-cell office:value-type="float" office:value="-281" calcext:value-type="float">
            <text:p>-281</text:p>
          </table:table-cell>
          <table:table-cell table:number-columns-repeated="15"/>
          <table:table-cell office:value-type="float" office:value="12780" calcext:value-type="float">
            <text:p>12780</text:p>
          </table:table-cell>
          <table:table-cell office:value-type="float" office:value="-9996" calcext:value-type="float">
            <text:p>-9996</text:p>
          </table:table-cell>
          <table:table-cell office:value-type="float" office:value="4116" calcext:value-type="float">
            <text:p>4116</text:p>
          </table:table-cell>
          <table:table-cell office:value-type="float" office:value="-526" calcext:value-type="float">
            <text:p>-526</text:p>
          </table:table-cell>
          <table:table-cell office:value-type="float" office:value="-112" calcext:value-type="float">
            <text:p>-112</text:p>
          </table:table-cell>
          <table:table-cell office:value-type="float" office:value="2755" calcext:value-type="float">
            <text:p>2755</text:p>
          </table:table-cell>
          <table:table-cell/>
          <table:table-cell table:formula="of:=[.X26]*[.$N$10]+[.$N$11]" office:value-type="float" office:value="12779.1856685249" calcext:value-type="float">
            <text:p>12779.1856685249</text:p>
          </table:table-cell>
          <table:table-cell table:formula="of:=[.Y26]*[.$O$10]+[.$O$11]" office:value-type="float" office:value="-10180.875455594" calcext:value-type="float">
            <text:p>-10180.875455594</text:p>
          </table:table-cell>
          <table:table-cell table:formula="of:=SQRT([.AE26]*[.AE26]+[.AF26]*[.AF26])" office:value-type="float" office:value="16338.8436369576" calcext:value-type="float">
            <text:p>16338.8436369576</text:p>
          </table:table-cell>
          <table:table-cell table:formula="of:=[.AE26]/[.$AG26]" office:value-type="float" office:value="0.782135257088763" calcext:value-type="float">
            <text:p>0.782135257088763</text:p>
          </table:table-cell>
          <table:table-cell table:formula="of:=[.AF26]/[.$AG26]" office:value-type="float" office:value="-0.623108690052301" calcext:value-type="float">
            <text:p>-0.623108690052301</text:p>
          </table:table-cell>
          <table:table-cell table:formula="of:=ATAN2([.AH26];[.AI26])" office:value-type="float" office:value="-0.672711060163248" calcext:value-type="float">
            <text:p>-0.672711060163248</text:p>
          </table:table-cell>
          <table:table-cell table:formula="of:=[.AJ26]/PI()*180" office:value-type="float" office:value="-38.5435045791253" calcext:value-type="float">
            <text:p>-38.5435045791253</text:p>
          </table:table-cell>
          <table:table-cell table:formula="of:=ATAN2([.AF26];[.AE26])*180/PI()" office:value-type="float" office:value="128.543504579125" calcext:value-type="float">
            <text:p>128.543504579125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16548" calcext:value-type="float">
            <text:p>16548</text:p>
          </table:table-cell>
          <table:table-cell office:value-type="float" office:value="3000" calcext:value-type="float">
            <text:p>3000</text:p>
          </table:table-cell>
          <table:table-cell office:value-type="float" office:value="-335" calcext:value-type="float">
            <text:p>-335</text:p>
          </table:table-cell>
          <table:table-cell office:value-type="float" office:value="-197" calcext:value-type="float">
            <text:p>-197</text:p>
          </table:table-cell>
          <table:table-cell office:value-type="float" office:value="-258" calcext:value-type="float">
            <text:p>-258</text:p>
          </table:table-cell>
          <table:table-cell table:number-columns-repeated="15"/>
          <table:table-cell office:value-type="float" office:value="12056" calcext:value-type="float">
            <text:p>12056</text:p>
          </table:table-cell>
          <table:table-cell office:value-type="float" office:value="-10892" calcext:value-type="float">
            <text:p>-10892</text:p>
          </table:table-cell>
          <table:table-cell office:value-type="float" office:value="4140" calcext:value-type="float">
            <text:p>4140</text:p>
          </table:table-cell>
          <table:table-cell office:value-type="float" office:value="-494" calcext:value-type="float">
            <text:p>-494</text:p>
          </table:table-cell>
          <table:table-cell office:value-type="float" office:value="-245" calcext:value-type="float">
            <text:p>-245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X27]*[.$N$10]+[.$N$11]" office:value-type="float" office:value="12054.6008311935" calcext:value-type="float">
            <text:p>12054.6008311935</text:p>
          </table:table-cell>
          <table:table-cell table:formula="of:=[.Y27]*[.$O$10]+[.$O$11]" office:value-type="float" office:value="-11078.0827148642" calcext:value-type="float">
            <text:p>-11078.0827148642</text:p>
          </table:table-cell>
          <table:table-cell table:formula="of:=SQRT([.AE27]*[.AE27]+[.AF27]*[.AF27])" office:value-type="float" office:value="16371.8452789166" calcext:value-type="float">
            <text:p>16371.8452789166</text:p>
          </table:table-cell>
          <table:table-cell table:formula="of:=[.AE27]/[.$AG27]" office:value-type="float" office:value="0.736300681189385" calcext:value-type="float">
            <text:p>0.736300681189385</text:p>
          </table:table-cell>
          <table:table-cell table:formula="of:=[.AF27]/[.$AG27]" office:value-type="float" office:value="-0.676654495943127" calcext:value-type="float">
            <text:p>-0.676654495943127</text:p>
          </table:table-cell>
          <table:table-cell table:formula="of:=ATAN2([.AH27];[.AI27])" office:value-type="float" office:value="-0.743209427237186" calcext:value-type="float">
            <text:p>-0.743209427237186</text:p>
          </table:table-cell>
          <table:table-cell table:formula="of:=[.AJ27]/PI()*180" office:value-type="float" office:value="-42.582763475026" calcext:value-type="float">
            <text:p>-42.582763475026</text:p>
          </table:table-cell>
          <table:table-cell table:formula="of:=ATAN2([.AF27];[.AE27])*180/PI()" office:value-type="float" office:value="132.582763475026" calcext:value-type="float">
            <text:p>132.582763475026</text:p>
          </table:table-cell>
        </table:table-row>
        <table:table-row table:style-name="ro1"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16516" calcext:value-type="float">
            <text:p>16516</text:p>
          </table:table-cell>
          <table:table-cell office:value-type="float" office:value="3036" calcext:value-type="float">
            <text:p>3036</text:p>
          </table:table-cell>
          <table:table-cell office:value-type="float" office:value="-85" calcext:value-type="float">
            <text:p>-85</text:p>
          </table:table-cell>
          <table:table-cell office:value-type="float" office:value="98" calcext:value-type="float">
            <text:p>98</text:p>
          </table:table-cell>
          <table:table-cell office:value-type="float" office:value="-391" calcext:value-type="float">
            <text:p>-391</text:p>
          </table:table-cell>
          <table:table-cell table:number-columns-repeated="15"/>
          <table:table-cell office:value-type="float" office:value="11572" calcext:value-type="float">
            <text:p>11572</text:p>
          </table:table-cell>
          <table:table-cell office:value-type="float" office:value="-11216" calcext:value-type="float">
            <text:p>-11216</text:p>
          </table:table-cell>
          <table:table-cell office:value-type="float" office:value="4224" calcext:value-type="float">
            <text:p>4224</text:p>
          </table:table-cell>
          <table:table-cell office:value-type="float" office:value="-269" calcext:value-type="float">
            <text:p>-269</text:p>
          </table:table-cell>
          <table:table-cell office:value-type="float" office:value="-210" calcext:value-type="float">
            <text:p>-210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X28]*[.$N$10]+[.$N$11]" office:value-type="float" office:value="11570.2098625908" calcext:value-type="float">
            <text:p>11570.2098625908</text:p>
          </table:table-cell>
          <table:table-cell table:formula="of:=[.Y28]*[.$O$10]+[.$O$11]" office:value-type="float" office:value="-11402.5192684396" calcext:value-type="float">
            <text:p>-11402.5192684396</text:p>
          </table:table-cell>
          <table:table-cell table:formula="of:=SQRT([.AE28]*[.AE28]+[.AF28]*[.AF28])" office:value-type="float" office:value="16244.6053178133" calcext:value-type="float">
            <text:p>16244.6053178133</text:p>
          </table:table-cell>
          <table:table-cell table:formula="of:=[.AE28]/[.$AG28]" office:value-type="float" office:value="0.712249367480985" calcext:value-type="float">
            <text:p>0.712249367480985</text:p>
          </table:table-cell>
          <table:table-cell table:formula="of:=[.AF28]/[.$AG28]" office:value-type="float" office:value="-0.701926519318751" calcext:value-type="float">
            <text:p>-0.701926519318751</text:p>
          </table:table-cell>
          <table:table-cell table:formula="of:=ATAN2([.AH28];[.AI28])" office:value-type="float" office:value="-0.778098742640212" calcext:value-type="float">
            <text:p>-0.778098742640212</text:p>
          </table:table-cell>
          <table:table-cell table:formula="of:=[.AJ28]/PI()*180" office:value-type="float" office:value="-44.5817739977202" calcext:value-type="float">
            <text:p>-44.5817739977202</text:p>
          </table:table-cell>
          <table:table-cell table:formula="of:=ATAN2([.AF28];[.AE28])*180/PI()" office:value-type="float" office:value="134.58177399772" calcext:value-type="float">
            <text:p>134.58177399772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16552" calcext:value-type="float">
            <text:p>16552</text:p>
          </table:table-cell>
          <table:table-cell office:value-type="float" office:value="3040" calcext:value-type="float">
            <text:p>3040</text:p>
          </table:table-cell>
          <table:table-cell office:value-type="float" office:value="-6" calcext:value-type="float">
            <text:p>-6</text:p>
          </table:table-cell>
          <table:table-cell office:value-type="float" office:value="180" calcext:value-type="float">
            <text:p>180</text:p>
          </table:table-cell>
          <table:table-cell office:value-type="float" office:value="-413" calcext:value-type="float">
            <text:p>-413</text:p>
          </table:table-cell>
          <table:table-cell table:number-columns-repeated="15"/>
          <table:table-cell office:value-type="float" office:value="11016" calcext:value-type="float">
            <text:p>11016</text:p>
          </table:table-cell>
          <table:table-cell office:value-type="float" office:value="-12156" calcext:value-type="float">
            <text:p>-12156</text:p>
          </table:table-cell>
          <table:table-cell office:value-type="float" office:value="4112" calcext:value-type="float">
            <text:p>4112</text:p>
          </table:table-cell>
          <table:table-cell office:value-type="float" office:value="148" calcext:value-type="float">
            <text:p>148</text:p>
          </table:table-cell>
          <table:table-cell office:value-type="float" office:value="-545" calcext:value-type="float">
            <text:p>-545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X29]*[.$N$10]+[.$N$11]" office:value-type="float" office:value="11013.7607333694" calcext:value-type="float">
            <text:p>11013.7607333694</text:p>
          </table:table-cell>
          <table:table-cell table:formula="of:=[.Y29]*[.$O$10]+[.$O$11]" office:value-type="float" office:value="-12343.7858127632" calcext:value-type="float">
            <text:p>-12343.7858127632</text:p>
          </table:table-cell>
          <table:table-cell table:formula="of:=SQRT([.AE29]*[.AE29]+[.AF29]*[.AF29])" office:value-type="float" office:value="16543.0339926896" calcext:value-type="float">
            <text:p>16543.0339926896</text:p>
          </table:table-cell>
          <table:table-cell table:formula="of:=[.AE29]/[.$AG29]" office:value-type="float" office:value="0.665764256921458" calcext:value-type="float">
            <text:p>0.665764256921458</text:p>
          </table:table-cell>
          <table:table-cell table:formula="of:=[.AF29]/[.$AG29]" office:value-type="float" office:value="-0.746162150075852" calcext:value-type="float">
            <text:p>-0.746162150075852</text:p>
          </table:table-cell>
          <table:table-cell table:formula="of:=ATAN2([.AH29];[.AI29])" office:value-type="float" office:value="-0.84227872575846" calcext:value-type="float">
            <text:p>-0.84227872575846</text:p>
          </table:table-cell>
          <table:table-cell table:formula="of:=[.AJ29]/PI()*180" office:value-type="float" office:value="-48.2590161596167" calcext:value-type="float">
            <text:p>-48.2590161596167</text:p>
          </table:table-cell>
          <table:table-cell table:formula="of:=ATAN2([.AF29];[.AE29])*180/PI()" office:value-type="float" office:value="138.259016159617" calcext:value-type="float">
            <text:p>138.259016159617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16508" calcext:value-type="float">
            <text:p>16508</text:p>
          </table:table-cell>
          <table:table-cell office:value-type="float" office:value="2932" calcext:value-type="float">
            <text:p>2932</text:p>
          </table:table-cell>
          <table:table-cell office:value-type="float" office:value="-288" calcext:value-type="float">
            <text:p>-288</text:p>
          </table:table-cell>
          <table:table-cell office:value-type="float" office:value="-55" calcext:value-type="float">
            <text:p>-55</text:p>
          </table:table-cell>
          <table:table-cell office:value-type="float" office:value="-312" calcext:value-type="float">
            <text:p>-312</text:p>
          </table:table-cell>
          <table:table-cell table:number-columns-repeated="15"/>
          <table:table-cell office:value-type="float" office:value="10272" calcext:value-type="float">
            <text:p>10272</text:p>
          </table:table-cell>
          <table:table-cell office:value-type="float" office:value="-12484" calcext:value-type="float">
            <text:p>-12484</text:p>
          </table:table-cell>
          <table:table-cell office:value-type="float" office:value="4100" calcext:value-type="float">
            <text:p>4100</text:p>
          </table:table-cell>
          <table:table-cell office:value-type="float" office:value="-337" calcext:value-type="float">
            <text:p>-337</text:p>
          </table:table-cell>
          <table:table-cell office:value-type="float" office:value="144" calcext:value-type="float">
            <text:p>144</text:p>
          </table:table-cell>
          <table:table-cell office:value-type="float" office:value="3210" calcext:value-type="float">
            <text:p>3210</text:p>
          </table:table-cell>
          <table:table-cell/>
          <table:table-cell table:formula="of:=[.X30]*[.$N$10]+[.$N$11]" office:value-type="float" office:value="10269.1597403106" calcext:value-type="float">
            <text:p>10269.1597403106</text:p>
          </table:table-cell>
          <table:table-cell table:formula="of:=[.Y30]*[.$O$10]+[.$O$11]" office:value-type="float" office:value="-12672.2277558889" calcext:value-type="float">
            <text:p>-12672.2277558889</text:p>
          </table:table-cell>
          <table:table-cell table:formula="of:=SQRT([.AE30]*[.AE30]+[.AF30]*[.AF30])" office:value-type="float" office:value="16310.7632583254" calcext:value-type="float">
            <text:p>16310.7632583254</text:p>
          </table:table-cell>
          <table:table-cell table:formula="of:=[.AE30]/[.$AG30]" office:value-type="float" office:value="0.629594064831333" calcext:value-type="float">
            <text:p>0.629594064831333</text:p>
          </table:table-cell>
          <table:table-cell table:formula="of:=[.AF30]/[.$AG30]" office:value-type="float" office:value="-0.776924264989297" calcext:value-type="float">
            <text:p>-0.776924264989297</text:p>
          </table:table-cell>
          <table:table-cell table:formula="of:=ATAN2([.AH30];[.AI30])" office:value-type="float" office:value="-0.88976571592805" calcext:value-type="float">
            <text:p>-0.88976571592805</text:p>
          </table:table-cell>
          <table:table-cell table:formula="of:=[.AJ30]/PI()*180" office:value-type="float" office:value="-50.9798202781134" calcext:value-type="float">
            <text:p>-50.9798202781134</text:p>
          </table:table-cell>
          <table:table-cell table:formula="of:=ATAN2([.AF30];[.AE30])*180/PI()" office:value-type="float" office:value="140.979820278113" calcext:value-type="float">
            <text:p>140.979820278113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6508" calcext:value-type="float">
            <text:p>16508</text:p>
          </table:table-cell>
          <table:table-cell office:value-type="float" office:value="2920" calcext:value-type="float">
            <text:p>2920</text:p>
          </table:table-cell>
          <table:table-cell office:value-type="float" office:value="-177" calcext:value-type="float">
            <text:p>-177</text:p>
          </table:table-cell>
          <table:table-cell office:value-type="float" office:value="-107" calcext:value-type="float">
            <text:p>-107</text:p>
          </table:table-cell>
          <table:table-cell office:value-type="float" office:value="-363" calcext:value-type="float">
            <text:p>-363</text:p>
          </table:table-cell>
          <table:table-cell table:number-columns-repeated="15"/>
          <table:table-cell office:value-type="float" office:value="8992" calcext:value-type="float">
            <text:p>8992</text:p>
          </table:table-cell>
          <table:table-cell office:value-type="float" office:value="-13688" calcext:value-type="float">
            <text:p>-13688</text:p>
          </table:table-cell>
          <table:table-cell office:value-type="float" office:value="4400" calcext:value-type="float">
            <text:p>4400</text:p>
          </table:table-cell>
          <table:table-cell office:value-type="float" office:value="-468" calcext:value-type="float">
            <text:p>-468</text:p>
          </table:table-cell>
          <table:table-cell office:value-type="float" office:value="-174" calcext:value-type="float">
            <text:p>-174</text:p>
          </table:table-cell>
          <table:table-cell office:value-type="float" office:value="4267" calcext:value-type="float">
            <text:p>4267</text:p>
          </table:table-cell>
          <table:table-cell/>
          <table:table-cell table:formula="of:=[.X31]*[.$N$10]+[.$N$11]" office:value-type="float" office:value="8988.12577375788" calcext:value-type="float">
            <text:p>8988.12577375788</text:p>
          </table:table-cell>
          <table:table-cell table:formula="of:=[.Y31]*[.$O$10]+[.$O$11]" office:value-type="float" office:value="-13877.8500105332" calcext:value-type="float">
            <text:p>-13877.8500105332</text:p>
          </table:table-cell>
          <table:table-cell table:formula="of:=SQRT([.AE31]*[.AE31]+[.AF31]*[.AF31])" office:value-type="float" office:value="16534.2410119045" calcext:value-type="float">
            <text:p>16534.2410119045</text:p>
          </table:table-cell>
          <table:table-cell table:formula="of:=[.AE31]/[.$AG31]" office:value-type="float" office:value="0.543606795575708" calcext:value-type="float">
            <text:p>0.543606795575708</text:p>
          </table:table-cell>
          <table:table-cell table:formula="of:=[.AF31]/[.$AG31]" office:value-type="float" office:value="-0.839340009652769" calcext:value-type="float">
            <text:p>-0.839340009652769</text:p>
          </table:table-cell>
          <table:table-cell table:formula="of:=ATAN2([.AH31];[.AI31])" office:value-type="float" office:value="-0.996067986869466" calcext:value-type="float">
            <text:p>-0.996067986869466</text:p>
          </table:table-cell>
          <table:table-cell table:formula="of:=[.AJ31]/PI()*180" office:value-type="float" office:value="-57.0704917557127" calcext:value-type="float">
            <text:p>-57.0704917557127</text:p>
          </table:table-cell>
          <table:table-cell table:formula="of:=ATAN2([.AF31];[.AE31])*180/PI()" office:value-type="float" office:value="147.070491755713" calcext:value-type="float">
            <text:p>147.070491755713</text:p>
          </table:table-cell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office:value-type="float" office:value="16612" calcext:value-type="float">
            <text:p>16612</text:p>
          </table:table-cell>
          <table:table-cell office:value-type="float" office:value="3036" calcext:value-type="float">
            <text:p>3036</text:p>
          </table:table-cell>
          <table:table-cell office:value-type="float" office:value="-234" calcext:value-type="float">
            <text:p>-234</text:p>
          </table:table-cell>
          <table:table-cell office:value-type="float" office:value="-130" calcext:value-type="float">
            <text:p>-130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5428" calcext:value-type="float">
            <text:p>5428</text:p>
          </table:table-cell>
          <table:table-cell office:value-type="float" office:value="-15264" calcext:value-type="float">
            <text:p>-15264</text:p>
          </table:table-cell>
          <table:table-cell office:value-type="float" office:value="4148" calcext:value-type="float">
            <text:p>4148</text:p>
          </table:table-cell>
          <table:table-cell office:value-type="float" office:value="-257" calcext:value-type="float">
            <text:p>-257</text:p>
          </table:table-cell>
          <table:table-cell office:value-type="float" office:value="-313" calcext:value-type="float">
            <text:p>-313</text:p>
          </table:table-cell>
          <table:table-cell office:value-type="float" office:value="4990" calcext:value-type="float">
            <text:p>4990</text:p>
          </table:table-cell>
          <table:table-cell/>
          <table:table-cell table:formula="of:=[.X32]*[.$N$10]+[.$N$11]" office:value-type="float" office:value="5421.24682313756" calcext:value-type="float">
            <text:p>5421.24682313756</text:p>
          </table:table-cell>
          <table:table-cell table:formula="of:=[.Y32]*[.$O$10]+[.$O$11]" office:value-type="float" office:value="-15455.9734933566" calcext:value-type="float">
            <text:p>-15455.9734933566</text:p>
          </table:table-cell>
          <table:table-cell table:formula="of:=SQRT([.AE32]*[.AE32]+[.AF32]*[.AF32])" office:value-type="float" office:value="16379.1646229202" calcext:value-type="float">
            <text:p>16379.1646229202</text:p>
          </table:table-cell>
          <table:table-cell table:formula="of:=[.AE32]/[.$AG32]" office:value-type="float" office:value="0.330984329661803" calcext:value-type="float">
            <text:p>0.330984329661803</text:p>
          </table:table-cell>
          <table:table-cell table:formula="of:=[.AF32]/[.$AG32]" office:value-type="float" office:value="-0.943636250638098" calcext:value-type="float">
            <text:p>-0.943636250638098</text:p>
          </table:table-cell>
          <table:table-cell table:formula="of:=ATAN2([.AH32];[.AI32])" office:value-type="float" office:value="-1.2334498181673" calcext:value-type="float">
            <text:p>-1.2334498181673</text:p>
          </table:table-cell>
          <table:table-cell table:formula="of:=[.AJ32]/PI()*180" office:value-type="float" office:value="-70.671468822165" calcext:value-type="float">
            <text:p>-70.671468822165</text:p>
          </table:table-cell>
          <table:table-cell table:formula="of:=ATAN2([.AF32];[.AE32])*180/PI()" office:value-type="float" office:value="160.671468822165" calcext:value-type="float">
            <text:p>160.671468822165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16444" calcext:value-type="float">
            <text:p>16444</text:p>
          </table:table-cell>
          <table:table-cell office:value-type="float" office:value="3132" calcext:value-type="float">
            <text:p>3132</text:p>
          </table:table-cell>
          <table:table-cell office:value-type="float" office:value="-304" calcext:value-type="float">
            <text:p>-304</text:p>
          </table:table-cell>
          <table:table-cell office:value-type="float" office:value="-7" calcext:value-type="float">
            <text:p>-7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2396" calcext:value-type="float">
            <text:p>2396</text:p>
          </table:table-cell>
          <table:table-cell office:value-type="float" office:value="-16196" calcext:value-type="float">
            <text:p>-16196</text:p>
          </table:table-cell>
          <table:table-cell office:value-type="float" office:value="4040" calcext:value-type="float">
            <text:p>4040</text:p>
          </table:table-cell>
          <table:table-cell office:value-type="float" office:value="-555" calcext:value-type="float">
            <text:p>-555</text:p>
          </table:table-cell>
          <table:table-cell office:value-type="float" office:value="538" calcext:value-type="float">
            <text:p>538</text:p>
          </table:table-cell>
          <table:table-cell office:value-type="float" office:value="5133" calcext:value-type="float">
            <text:p>5133</text:p>
          </table:table-cell>
          <table:table-cell/>
          <table:table-cell table:formula="of:=[.X33]*[.$N$10]+[.$N$11]" office:value-type="float" office:value="2386.79761486573" calcext:value-type="float">
            <text:p>2386.79761486573</text:p>
          </table:table-cell>
          <table:table-cell table:formula="of:=[.Y33]*[.$O$10]+[.$O$11]" office:value-type="float" office:value="-16389.2292585796" calcext:value-type="float">
            <text:p>-16389.2292585796</text:p>
          </table:table-cell>
          <table:table-cell table:formula="of:=SQRT([.AE33]*[.AE33]+[.AF33]*[.AF33])" office:value-type="float" office:value="16562.1145553522" calcext:value-type="float">
            <text:p>16562.1145553522</text:p>
          </table:table-cell>
          <table:table-cell table:formula="of:=[.AE33]/[.$AG33]" office:value-type="float" office:value="0.144111889027746" calcext:value-type="float">
            <text:p>0.144111889027746</text:p>
          </table:table-cell>
          <table:table-cell table:formula="of:=[.AF33]/[.$AG33]" office:value-type="float" office:value="-0.989561399530547" calcext:value-type="float">
            <text:p>-0.989561399530547</text:p>
          </table:table-cell>
          <table:table-cell table:formula="of:=ATAN2([.AH33];[.AI33])" office:value-type="float" office:value="-1.42618089247091" calcext:value-type="float">
            <text:p>-1.42618089247091</text:p>
          </table:table-cell>
          <table:table-cell table:formula="of:=[.AJ33]/PI()*180" office:value-type="float" office:value="-81.7141459607843" calcext:value-type="float">
            <text:p>-81.7141459607843</text:p>
          </table:table-cell>
          <table:table-cell table:formula="of:=ATAN2([.AF33];[.AE33])*180/PI()" office:value-type="float" office:value="171.714145960784" calcext:value-type="float">
            <text:p>171.714145960784</text:p>
          </table:table-cell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16524" calcext:value-type="float">
            <text:p>16524</text:p>
          </table:table-cell>
          <table:table-cell office:value-type="float" office:value="2924" calcext:value-type="float">
            <text:p>2924</text:p>
          </table:table-cell>
          <table:table-cell office:value-type="float" office:value="-318" calcext:value-type="float">
            <text:p>-318</text:p>
          </table:table-cell>
          <table:table-cell office:value-type="float" office:value="-153" calcext:value-type="float">
            <text:p>-153</text:p>
          </table:table-cell>
          <table:table-cell office:value-type="float" office:value="-265" calcext:value-type="float">
            <text:p>-265</text:p>
          </table:table-cell>
          <table:table-cell table:number-columns-repeated="15"/>
          <table:table-cell office:value-type="float" office:value="1048" calcext:value-type="float">
            <text:p>1048</text:p>
          </table:table-cell>
          <table:table-cell office:value-type="float" office:value="-16212" calcext:value-type="float">
            <text:p>-16212</text:p>
          </table:table-cell>
          <table:table-cell office:value-type="float" office:value="3756" calcext:value-type="float">
            <text:p>3756</text:p>
          </table:table-cell>
          <table:table-cell office:value-type="float" office:value="-315" calcext:value-type="float">
            <text:p>-315</text:p>
          </table:table-cell>
          <table:table-cell office:value-type="float" office:value="-16" calcext:value-type="float">
            <text:p>-16</text:p>
          </table:table-cell>
          <table:table-cell office:value-type="float" office:value="-504" calcext:value-type="float">
            <text:p>-504</text:p>
          </table:table-cell>
          <table:table-cell/>
          <table:table-cell table:formula="of:=[.X34]*[.$N$10]+[.$N$11]" office:value-type="float" office:value="1037.70871883987" calcext:value-type="float">
            <text:p>1037.70871883987</text:p>
          </table:table-cell>
          <table:table-cell table:formula="of:=[.Y34]*[.$O$10]+[.$O$11]" office:value-type="float" office:value="-16405.2508167808" calcext:value-type="float">
            <text:p>-16405.2508167808</text:p>
          </table:table-cell>
          <table:table-cell table:formula="of:=SQRT([.AE34]*[.AE34]+[.AF34]*[.AF34])" office:value-type="float" office:value="16438.0380139068" calcext:value-type="float">
            <text:p>16438.0380139068</text:p>
          </table:table-cell>
          <table:table-cell table:formula="of:=[.AE34]/[.$AG34]" office:value-type="float" office:value="0.0631285021948454" calcext:value-type="float">
            <text:p>0.063128502194845</text:p>
          </table:table-cell>
          <table:table-cell table:formula="of:=[.AF34]/[.$AG34]" office:value-type="float" office:value="-0.998005406904509" calcext:value-type="float">
            <text:p>-0.998005406904509</text:p>
          </table:table-cell>
          <table:table-cell table:formula="of:=ATAN2([.AH34];[.AI34])" office:value-type="float" office:value="-1.50762581919313" calcext:value-type="float">
            <text:p>-1.50762581919313</text:p>
          </table:table-cell>
          <table:table-cell table:formula="of:=[.AJ34]/PI()*180" office:value-type="float" office:value="-86.3805965247195" calcext:value-type="float">
            <text:p>-86.3805965247195</text:p>
          </table:table-cell>
          <table:table-cell table:formula="of:=ATAN2([.AF34];[.AE34])*180/PI()" office:value-type="float" office:value="176.38059652472" calcext:value-type="float">
            <text:p>176.38059652472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6488" calcext:value-type="float">
            <text:p>16488</text:p>
          </table:table-cell>
          <table:table-cell office:value-type="float" office:value="2848" calcext:value-type="float">
            <text:p>2848</text:p>
          </table:table-cell>
          <table:table-cell office:value-type="float" office:value="-247" calcext:value-type="float">
            <text:p>-247</text:p>
          </table:table-cell>
          <table:table-cell office:value-type="float" office:value="-90" calcext:value-type="float">
            <text:p>-90</text:p>
          </table:table-cell>
          <table:table-cell office:value-type="float" office:value="-307" calcext:value-type="float">
            <text:p>-307</text:p>
          </table:table-cell>
          <table:table-cell table:number-columns-repeated="15"/>
          <table:table-cell office:value-type="float" office:value="1728" calcext:value-type="float">
            <text:p>1728</text:p>
          </table:table-cell>
          <table:table-cell office:value-type="float" office:value="-15552" calcext:value-type="float">
            <text:p>-15552</text:p>
          </table:table-cell>
          <table:table-cell office:value-type="float" office:value="4292" calcext:value-type="float">
            <text:p>4292</text:p>
          </table:table-cell>
          <table:table-cell office:value-type="float" office:value="686" calcext:value-type="float">
            <text:p>686</text:p>
          </table:table-cell>
          <table:table-cell office:value-type="float" office:value="-1216" calcext:value-type="float">
            <text:p>-1216</text:p>
          </table:table-cell>
          <table:table-cell office:value-type="float" office:value="-3716" calcext:value-type="float">
            <text:p>-3716</text:p>
          </table:table-cell>
          <table:table-cell/>
          <table:table-cell table:formula="of:=[.X35]*[.$N$10]+[.$N$11]" office:value-type="float" office:value="1718.25801357102" calcext:value-type="float">
            <text:p>1718.25801357102</text:p>
          </table:table-cell>
          <table:table-cell table:formula="of:=[.Y35]*[.$O$10]+[.$O$11]" office:value-type="float" office:value="-15744.3615409791" calcext:value-type="float">
            <text:p>-15744.3615409791</text:p>
          </table:table-cell>
          <table:table-cell table:formula="of:=SQRT([.AE35]*[.AE35]+[.AF35]*[.AF35])" office:value-type="float" office:value="15837.844895511" calcext:value-type="float">
            <text:p>15837.844895511</text:p>
          </table:table-cell>
          <table:table-cell table:formula="of:=[.AE35]/[.$AG35]" office:value-type="float" office:value="0.108490645343927" calcext:value-type="float">
            <text:p>0.108490645343927</text:p>
          </table:table-cell>
          <table:table-cell table:formula="of:=[.AF35]/[.$AG35]" office:value-type="float" office:value="-0.994097470006266" calcext:value-type="float">
            <text:p>-0.994097470006266</text:p>
          </table:table-cell>
          <table:table-cell table:formula="of:=ATAN2([.AH35];[.AI35])" office:value-type="float" office:value="-1.46209171977015" calcext:value-type="float">
            <text:p>-1.46209171977015</text:p>
          </table:table-cell>
          <table:table-cell table:formula="of:=[.AJ35]/PI()*180" office:value-type="float" office:value="-83.771684803854" calcext:value-type="float">
            <text:p>-83.771684803854</text:p>
          </table:table-cell>
          <table:table-cell table:formula="of:=ATAN2([.AF35];[.AE35])*180/PI()" office:value-type="float" office:value="173.771684803854" calcext:value-type="float">
            <text:p>173.771684803854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6508" calcext:value-type="float">
            <text:p>16508</text:p>
          </table:table-cell>
          <table:table-cell office:value-type="float" office:value="3096" calcext:value-type="float">
            <text:p>3096</text:p>
          </table:table-cell>
          <table:table-cell office:value-type="float" office:value="-205" calcext:value-type="float">
            <text:p>-205</text:p>
          </table:table-cell>
          <table:table-cell office:value-type="float" office:value="-105" calcext:value-type="float">
            <text:p>-105</text:p>
          </table:table-cell>
          <table:table-cell office:value-type="float" office:value="-310" calcext:value-type="float">
            <text:p>-310</text:p>
          </table:table-cell>
          <table:table-cell table:number-columns-repeated="15"/>
          <table:table-cell office:value-type="float" office:value="2440" calcext:value-type="float">
            <text:p>2440</text:p>
          </table:table-cell>
          <table:table-cell office:value-type="float" office:value="-16116" calcext:value-type="float">
            <text:p>-16116</text:p>
          </table:table-cell>
          <table:table-cell office:value-type="float" office:value="4252" calcext:value-type="float">
            <text:p>4252</text:p>
          </table:table-cell>
          <table:table-cell office:value-type="float" office:value="-356" calcext:value-type="float">
            <text:p>-356</text:p>
          </table:table-cell>
          <table:table-cell office:value-type="float" office:value="-470" calcext:value-type="float">
            <text:p>-470</text:p>
          </table:table-cell>
          <table:table-cell office:value-type="float" office:value="-580" calcext:value-type="float">
            <text:p>-580</text:p>
          </table:table-cell>
          <table:table-cell/>
          <table:table-cell table:formula="of:=[.X36]*[.$N$10]+[.$N$11]" office:value-type="float" office:value="2430.83315746598" calcext:value-type="float">
            <text:p>2430.83315746598</text:p>
          </table:table-cell>
          <table:table-cell table:formula="of:=[.Y36]*[.$O$10]+[.$O$11]" office:value-type="float" office:value="-16309.1214675733" calcext:value-type="float">
            <text:p>-16309.1214675733</text:p>
          </table:table-cell>
          <table:table-cell table:formula="of:=SQRT([.AE36]*[.AE36]+[.AF36]*[.AF36])" office:value-type="float" office:value="16489.2811512054" calcext:value-type="float">
            <text:p>16489.2811512054</text:p>
          </table:table-cell>
          <table:table-cell table:formula="of:=[.AE36]/[.$AG36]" office:value-type="float" office:value="0.14741898904964" calcext:value-type="float">
            <text:p>0.14741898904964</text:p>
          </table:table-cell>
          <table:table-cell table:formula="of:=[.AF36]/[.$AG36]" office:value-type="float" office:value="-0.989074133555004" calcext:value-type="float">
            <text:p>-0.989074133555004</text:p>
          </table:table-cell>
          <table:table-cell table:formula="of:=ATAN2([.AH36];[.AI36])" office:value-type="float" office:value="-1.42283808689905" calcext:value-type="float">
            <text:p>-1.42283808689905</text:p>
          </table:table-cell>
          <table:table-cell table:formula="of:=[.AJ36]/PI()*180" office:value-type="float" office:value="-81.5226173097841" calcext:value-type="float">
            <text:p>-81.5226173097841</text:p>
          </table:table-cell>
          <table:table-cell table:formula="of:=ATAN2([.AF36];[.AE36])*180/PI()" office:value-type="float" office:value="171.522617309784" calcext:value-type="float">
            <text:p>171.522617309784</text:p>
          </table:table-cell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office:value-type="float" office:value="16508" calcext:value-type="float">
            <text:p>16508</text:p>
          </table:table-cell>
          <table:table-cell office:value-type="float" office:value="2868" calcext:value-type="float">
            <text:p>2868</text:p>
          </table:table-cell>
          <table:table-cell office:value-type="float" office:value="-197" calcext:value-type="float">
            <text:p>-197</text:p>
          </table:table-cell>
          <table:table-cell office:value-type="float" office:value="-85" calcext:value-type="float">
            <text:p>-85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2316" calcext:value-type="float">
            <text:p>2316</text:p>
          </table:table-cell>
          <table:table-cell office:value-type="float" office:value="-16128" calcext:value-type="float">
            <text:p>-16128</text:p>
          </table:table-cell>
          <table:table-cell office:value-type="float" office:value="3968" calcext:value-type="float">
            <text:p>3968</text:p>
          </table:table-cell>
          <table:table-cell office:value-type="float" office:value="-403" calcext:value-type="float">
            <text:p>-403</text:p>
          </table:table-cell>
          <table:table-cell office:value-type="float" office:value="-140" calcext:value-type="float">
            <text:p>-1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[.X37]*[.$N$10]+[.$N$11]" office:value-type="float" office:value="2306.73299195619" calcext:value-type="float">
            <text:p>2306.73299195619</text:p>
          </table:table-cell>
          <table:table-cell table:formula="of:=[.Y37]*[.$O$10]+[.$O$11]" office:value-type="float" office:value="-16321.1376362243" calcext:value-type="float">
            <text:p>-16321.1376362243</text:p>
          </table:table-cell>
          <table:table-cell table:formula="of:=SQRT([.AE37]*[.AE37]+[.AF37]*[.AF37])" office:value-type="float" office:value="16483.3416162123" calcext:value-type="float">
            <text:p>16483.3416162123</text:p>
          </table:table-cell>
          <table:table-cell table:formula="of:=[.AE37]/[.$AG37]" office:value-type="float" office:value="0.139943286116657" calcext:value-type="float">
            <text:p>0.139943286116657</text:p>
          </table:table-cell>
          <table:table-cell table:formula="of:=[.AF37]/[.$AG37]" office:value-type="float" office:value="-0.990159520820192" calcext:value-type="float">
            <text:p>-0.990159520820192</text:p>
          </table:table-cell>
          <table:table-cell table:formula="of:=ATAN2([.AH37];[.AI37])" office:value-type="float" office:value="-1.43039218983851" calcext:value-type="float">
            <text:p>-1.43039218983851</text:p>
          </table:table-cell>
          <table:table-cell table:formula="of:=[.AJ37]/PI()*180" office:value-type="float" office:value="-81.9554355262225" calcext:value-type="float">
            <text:p>-81.9554355262225</text:p>
          </table:table-cell>
          <table:table-cell table:formula="of:=ATAN2([.AF37];[.AE37])*180/PI()" office:value-type="float" office:value="171.955435526223" calcext:value-type="float">
            <text:p>171.955435526223</text:p>
          </table:table-cell>
        </table:table-row>
        <table:table-row table:style-name="ro1"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6572" calcext:value-type="float">
            <text:p>16572</text:p>
          </table:table-cell>
          <table:table-cell office:value-type="float" office:value="2892" calcext:value-type="float">
            <text:p>2892</text:p>
          </table:table-cell>
          <table:table-cell office:value-type="float" office:value="-218" calcext:value-type="float">
            <text:p>-218</text:p>
          </table:table-cell>
          <table:table-cell office:value-type="float" office:value="-118" calcext:value-type="float">
            <text:p>-118</text:p>
          </table:table-cell>
          <table:table-cell office:value-type="float" office:value="-285" calcext:value-type="float">
            <text:p>-285</text:p>
          </table:table-cell>
          <table:table-cell table:number-columns-repeated="15"/>
          <table:table-cell office:value-type="float" office:value="2212" calcext:value-type="float">
            <text:p>2212</text:p>
          </table:table-cell>
          <table:table-cell office:value-type="float" office:value="-16056" calcext:value-type="float">
            <text:p>-16056</text:p>
          </table:table-cell>
          <table:table-cell office:value-type="float" office:value="3776" calcext:value-type="float">
            <text:p>3776</text:p>
          </table:table-cell>
          <table:table-cell office:value-type="float" office:value="-369" calcext:value-type="float">
            <text:p>-369</text:p>
          </table:table-cell>
          <table:table-cell office:value-type="float" office:value="-242" calcext:value-type="float">
            <text:p>-242</text:p>
          </table:table-cell>
          <table:table-cell office:value-type="float" office:value="-224" calcext:value-type="float">
            <text:p>-224</text:p>
          </table:table-cell>
          <table:table-cell/>
          <table:table-cell table:formula="of:=[.X38]*[.$N$10]+[.$N$11]" office:value-type="float" office:value="2202.64898217377" calcext:value-type="float">
            <text:p>2202.64898217377</text:p>
          </table:table-cell>
          <table:table-cell table:formula="of:=[.Y38]*[.$O$10]+[.$O$11]" office:value-type="float" office:value="-16249.0406243186" calcext:value-type="float">
            <text:p>-16249.0406243186</text:p>
          </table:table-cell>
          <table:table-cell table:formula="of:=SQRT([.AE38]*[.AE38]+[.AF38]*[.AF38])" office:value-type="float" office:value="16397.6517754655" calcext:value-type="float">
            <text:p>16397.6517754655</text:p>
          </table:table-cell>
          <table:table-cell table:formula="of:=[.AE38]/[.$AG38]" office:value-type="float" office:value="0.134327098314737" calcext:value-type="float">
            <text:p>0.134327098314737</text:p>
          </table:table-cell>
          <table:table-cell table:formula="of:=[.AF38]/[.$AG38]" office:value-type="float" office:value="-0.990937046768534" calcext:value-type="float">
            <text:p>-0.990937046768534</text:p>
          </table:table-cell>
          <table:table-cell table:formula="of:=ATAN2([.AH38];[.AI38])" office:value-type="float" office:value="-1.43606195157438" calcext:value-type="float">
            <text:p>-1.43606195157438</text:p>
          </table:table-cell>
          <table:table-cell table:formula="of:=[.AJ38]/PI()*180" office:value-type="float" office:value="-82.2802889445326" calcext:value-type="float">
            <text:p>-82.2802889445326</text:p>
          </table:table-cell>
          <table:table-cell table:formula="of:=ATAN2([.AF38];[.AE38])*180/PI()" office:value-type="float" office:value="172.280288944533" calcext:value-type="float">
            <text:p>172.280288944533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6560" calcext:value-type="float">
            <text:p>16560</text:p>
          </table:table-cell>
          <table:table-cell office:value-type="float" office:value="2968" calcext:value-type="float">
            <text:p>2968</text:p>
          </table:table-cell>
          <table:table-cell office:value-type="float" office:value="-237" calcext:value-type="float">
            <text:p>-237</text:p>
          </table:table-cell>
          <table:table-cell office:value-type="float" office:value="-127" calcext:value-type="float">
            <text:p>-127</text:p>
          </table:table-cell>
          <table:table-cell office:value-type="float" office:value="-331" calcext:value-type="float">
            <text:p>-331</text:p>
          </table:table-cell>
          <table:table-cell table:number-columns-repeated="15"/>
          <table:table-cell office:value-type="float" office:value="2240" calcext:value-type="float">
            <text:p>2240</text:p>
          </table:table-cell>
          <table:table-cell office:value-type="float" office:value="-16028" calcext:value-type="float">
            <text:p>-16028</text:p>
          </table:table-cell>
          <table:table-cell office:value-type="float" office:value="3720" calcext:value-type="float">
            <text:p>3720</text:p>
          </table:table-cell>
          <table:table-cell office:value-type="float" office:value="-136" calcext:value-type="float">
            <text:p>-136</text:p>
          </table:table-cell>
          <table:table-cell office:value-type="float" office:value="-227" calcext:value-type="float">
            <text:p>-227</text:p>
          </table:table-cell>
          <table:table-cell office:value-type="float" office:value="-463" calcext:value-type="float">
            <text:p>-463</text:p>
          </table:table-cell>
          <table:table-cell/>
          <table:table-cell table:formula="of:=[.X39]*[.$N$10]+[.$N$11]" office:value-type="float" office:value="2230.67160019212" calcext:value-type="float">
            <text:p>2230.67160019212</text:p>
          </table:table-cell>
          <table:table-cell table:formula="of:=[.Y39]*[.$O$10]+[.$O$11]" office:value-type="float" office:value="-16221.0028974664" calcext:value-type="float">
            <text:p>-16221.0028974664</text:p>
          </table:table-cell>
          <table:table-cell table:formula="of:=SQRT([.AE39]*[.AE39]+[.AF39]*[.AF39])" office:value-type="float" office:value="16373.6627175326" calcext:value-type="float">
            <text:p>16373.6627175326</text:p>
          </table:table-cell>
          <table:table-cell table:formula="of:=[.AE39]/[.$AG39]" office:value-type="float" office:value="0.136235345669088" calcext:value-type="float">
            <text:p>0.136235345669088</text:p>
          </table:table-cell>
          <table:table-cell table:formula="of:=[.AF39]/[.$AG39]" office:value-type="float" office:value="-0.990676501482913" calcext:value-type="float">
            <text:p>-0.990676501482913</text:p>
          </table:table-cell>
          <table:table-cell table:formula="of:=ATAN2([.AH39];[.AI39])" office:value-type="float" office:value="-1.43413599909371" calcext:value-type="float">
            <text:p>-1.43413599909371</text:p>
          </table:table-cell>
          <table:table-cell table:formula="of:=[.AJ39]/PI()*180" office:value-type="float" office:value="-82.1699399958471" calcext:value-type="float">
            <text:p>-82.1699399958471</text:p>
          </table:table-cell>
          <table:table-cell table:formula="of:=ATAN2([.AF39];[.AE39])*180/PI()" office:value-type="float" office:value="172.169939995847" calcext:value-type="float">
            <text:p>172.169939995847</text:p>
          </table:table-cell>
        </table:table-row>
        <table:table-row table:style-name="ro1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16492" calcext:value-type="float">
            <text:p>16492</text:p>
          </table:table-cell>
          <table:table-cell office:value-type="float" office:value="2960" calcext:value-type="float">
            <text:p>2960</text:p>
          </table:table-cell>
          <table:table-cell office:value-type="float" office:value="-226" calcext:value-type="float">
            <text:p>-226</text:p>
          </table:table-cell>
          <table:table-cell office:value-type="float" office:value="-57" calcext:value-type="float">
            <text:p>-57</text:p>
          </table:table-cell>
          <table:table-cell office:value-type="float" office:value="-306" calcext:value-type="float">
            <text:p>-306</text:p>
          </table:table-cell>
          <table:table-cell table:number-columns-repeated="15"/>
          <table:table-cell office:value-type="float" office:value="3856" calcext:value-type="float">
            <text:p>3856</text:p>
          </table:table-cell>
          <table:table-cell office:value-type="float" office:value="-15624" calcext:value-type="float">
            <text:p>-15624</text:p>
          </table:table-cell>
          <table:table-cell office:value-type="float" office:value="4024" calcext:value-type="float">
            <text:p>4024</text:p>
          </table:table-cell>
          <table:table-cell office:value-type="float" office:value="-50" calcext:value-type="float">
            <text:p>-50</text:p>
          </table:table-cell>
          <table:table-cell office:value-type="float" office:value="176" calcext:value-type="float">
            <text:p>176</text:p>
          </table:table-cell>
          <table:table-cell office:value-type="float" office:value="-3040" calcext:value-type="float">
            <text:p>-3040</text:p>
          </table:table-cell>
          <table:table-cell/>
          <table:table-cell table:formula="of:=[.X40]*[.$N$10]+[.$N$11]" office:value-type="float" office:value="3847.97698296496" calcext:value-type="float">
            <text:p>3847.97698296496</text:p>
          </table:table-cell>
          <table:table-cell table:formula="of:=[.Y40]*[.$O$10]+[.$O$11]" office:value-type="float" office:value="-15816.4585528848" calcext:value-type="float">
            <text:p>-15816.4585528848</text:p>
          </table:table-cell>
          <table:table-cell table:formula="of:=SQRT([.AE40]*[.AE40]+[.AF40]*[.AF40])" office:value-type="float" office:value="16277.8158245064" calcext:value-type="float">
            <text:p>16277.8158245064</text:p>
          </table:table-cell>
          <table:table-cell table:formula="of:=[.AE40]/[.$AG40]" office:value-type="float" office:value="0.23639393788765" calcext:value-type="float">
            <text:p>0.23639393788765</text:p>
          </table:table-cell>
          <table:table-cell table:formula="of:=[.AF40]/[.$AG40]" office:value-type="float" office:value="-0.971657298706684" calcext:value-type="float">
            <text:p>-0.971657298706684</text:p>
          </table:table-cell>
          <table:table-cell table:formula="of:=ATAN2([.AH40];[.AI40])" office:value-type="float" office:value="-1.33214341019689" calcext:value-type="float">
            <text:p>-1.33214341019689</text:p>
          </table:table-cell>
          <table:table-cell table:formula="of:=[.AJ40]/PI()*180" office:value-type="float" office:value="-76.3261951104469" calcext:value-type="float">
            <text:p>-76.3261951104469</text:p>
          </table:table-cell>
          <table:table-cell table:formula="of:=ATAN2([.AF40];[.AE40])*180/PI()" office:value-type="float" office:value="166.326195110447" calcext:value-type="float">
            <text:p>166.326195110447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548" calcext:value-type="float">
            <text:p>16548</text:p>
          </table:table-cell>
          <table:table-cell office:value-type="float" office:value="2876" calcext:value-type="float">
            <text:p>2876</text:p>
          </table:table-cell>
          <table:table-cell office:value-type="float" office:value="-351" calcext:value-type="float">
            <text:p>-351</text:p>
          </table:table-cell>
          <table:table-cell office:value-type="float" office:value="-77" calcext:value-type="float">
            <text:p>-77</text:p>
          </table:table-cell>
          <table:table-cell office:value-type="float" office:value="-305" calcext:value-type="float">
            <text:p>-305</text:p>
          </table:table-cell>
          <table:table-cell table:number-columns-repeated="15"/>
          <table:table-cell office:value-type="float" office:value="5944" calcext:value-type="float">
            <text:p>5944</text:p>
          </table:table-cell>
          <table:table-cell office:value-type="float" office:value="-15128" calcext:value-type="float">
            <text:p>-15128</text:p>
          </table:table-cell>
          <table:table-cell office:value-type="float" office:value="3912" calcext:value-type="float">
            <text:p>3912</text:p>
          </table:table-cell>
          <table:table-cell office:value-type="float" office:value="514" calcext:value-type="float">
            <text:p>514</text:p>
          </table:table-cell>
          <table:table-cell office:value-type="float" office:value="-974" calcext:value-type="float">
            <text:p>-974</text:p>
          </table:table-cell>
          <table:table-cell office:value-type="float" office:value="-4952" calcext:value-type="float">
            <text:p>-4952</text:p>
          </table:table-cell>
          <table:table-cell/>
          <table:table-cell table:formula="of:=[.X41]*[.$N$10]+[.$N$11]" office:value-type="float" office:value="5937.66364090414" calcext:value-type="float">
            <text:p>5937.66364090414</text:p>
          </table:table-cell>
          <table:table-cell table:formula="of:=[.Y41]*[.$O$10]+[.$O$11]" office:value-type="float" office:value="-15319.7902486459" calcext:value-type="float">
            <text:p>-15319.7902486459</text:p>
          </table:table-cell>
          <table:table-cell table:formula="of:=SQRT([.AE41]*[.AE41]+[.AF41]*[.AF41])" office:value-type="float" office:value="16430.2106734826" calcext:value-type="float">
            <text:p>16430.2106734826</text:p>
          </table:table-cell>
          <table:table-cell table:formula="of:=[.AE41]/[.$AG41]" office:value-type="float" office:value="0.361386944994392" calcext:value-type="float">
            <text:p>0.361386944994392</text:p>
          </table:table-cell>
          <table:table-cell table:formula="of:=[.AF41]/[.$AG41]" office:value-type="float" office:value="-0.932415935078128" calcext:value-type="float">
            <text:p>-0.932415935078128</text:p>
          </table:table-cell>
          <table:table-cell table:formula="of:=ATAN2([.AH41];[.AI41])" office:value-type="float" office:value="-1.20104138676835" calcext:value-type="float">
            <text:p>-1.20104138676835</text:p>
          </table:table-cell>
          <table:table-cell table:formula="of:=[.AJ41]/PI()*180" office:value-type="float" office:value="-68.8146024823657" calcext:value-type="float">
            <text:p>-68.8146024823657</text:p>
          </table:table-cell>
          <table:table-cell table:formula="of:=ATAN2([.AF41];[.AE41])*180/PI()" office:value-type="float" office:value="158.814602482366" calcext:value-type="float">
            <text:p>158.814602482366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float" office:value="16468" calcext:value-type="float">
            <text:p>16468</text:p>
          </table:table-cell>
          <table:table-cell office:value-type="float" office:value="2904" calcext:value-type="float">
            <text:p>2904</text:p>
          </table:table-cell>
          <table:table-cell office:value-type="float" office:value="-189" calcext:value-type="float">
            <text:p>-189</text:p>
          </table:table-cell>
          <table:table-cell office:value-type="float" office:value="-92" calcext:value-type="float">
            <text:p>-92</text:p>
          </table:table-cell>
          <table:table-cell office:value-type="float" office:value="-298" calcext:value-type="float">
            <text:p>-298</text:p>
          </table:table-cell>
          <table:table-cell table:number-columns-repeated="15"/>
          <table:table-cell office:value-type="float" office:value="7948" calcext:value-type="float">
            <text:p>7948</text:p>
          </table:table-cell>
          <table:table-cell office:value-type="float" office:value="-14132" calcext:value-type="float">
            <text:p>-14132</text:p>
          </table:table-cell>
          <table:table-cell office:value-type="float" office:value="4028" calcext:value-type="float">
            <text:p>4028</text:p>
          </table:table-cell>
          <table:table-cell office:value-type="float" office:value="-459" calcext:value-type="float">
            <text:p>-459</text:p>
          </table:table-cell>
          <table:table-cell office:value-type="float" office:value="1" calcext:value-type="float">
            <text:p>1</text:p>
          </table:table-cell>
          <table:table-cell office:value-type="float" office:value="-4381" calcext:value-type="float">
            <text:p>-4381</text:p>
          </table:table-cell>
          <table:table-cell/>
          <table:table-cell table:formula="of:=[.X42]*[.$N$10]+[.$N$11]" office:value-type="float" office:value="7943.28244478829" calcext:value-type="float">
            <text:p>7943.28244478829</text:p>
          </table:table-cell>
          <table:table-cell table:formula="of:=[.Y42]*[.$O$10]+[.$O$11]" office:value-type="float" office:value="-14322.4482506179" calcext:value-type="float">
            <text:p>-14322.4482506179</text:p>
          </table:table-cell>
          <table:table-cell table:formula="of:=SQRT([.AE42]*[.AE42]+[.AF42]*[.AF42])" office:value-type="float" office:value="16377.6756558832" calcext:value-type="float">
            <text:p>16377.6756558832</text:p>
          </table:table-cell>
          <table:table-cell table:formula="of:=[.AE42]/[.$AG42]" office:value-type="float" office:value="0.485006701297988" calcext:value-type="float">
            <text:p>0.485006701297988</text:p>
          </table:table-cell>
          <table:table-cell table:formula="of:=[.AF42]/[.$AG42]" office:value-type="float" office:value="-0.874510434297982" calcext:value-type="float">
            <text:p>-0.874510434297982</text:p>
          </table:table-cell>
          <table:table-cell table:formula="of:=ATAN2([.AH42];[.AI42])" office:value-type="float" office:value="-1.06442549621821" calcext:value-type="float">
            <text:p>-1.06442549621821</text:p>
          </table:table-cell>
          <table:table-cell table:formula="of:=[.AJ42]/PI()*180" office:value-type="float" office:value="-60.9870885394216" calcext:value-type="float">
            <text:p>-60.9870885394216</text:p>
          </table:table-cell>
          <table:table-cell table:formula="of:=ATAN2([.AF42];[.AE42])*180/PI()" office:value-type="float" office:value="150.987088539422" calcext:value-type="float">
            <text:p>150.987088539422</text:p>
          </table:table-cell>
        </table:table-row>
        <table:table-row table:style-name="ro1">
          <table:table-cell table:number-columns-repeated="2"/>
          <table:table-cell office:value-type="float" office:value="-112" calcext:value-type="float">
            <text:p>-112</text:p>
          </table:table-cell>
          <table:table-cell office:value-type="float" office:value="16580" calcext:value-type="float">
            <text:p>16580</text:p>
          </table:table-cell>
          <table:table-cell office:value-type="float" office:value="2880" calcext:value-type="float">
            <text:p>2880</text:p>
          </table:table-cell>
          <table:table-cell office:value-type="float" office:value="-222" calcext:value-type="float">
            <text:p>-222</text:p>
          </table:table-cell>
          <table:table-cell office:value-type="float" office:value="-108" calcext:value-type="float">
            <text:p>-108</text:p>
          </table:table-cell>
          <table:table-cell office:value-type="float" office:value="-317" calcext:value-type="float">
            <text:p>-317</text:p>
          </table:table-cell>
          <table:table-cell table:number-columns-repeated="15"/>
          <table:table-cell office:value-type="float" office:value="11032" calcext:value-type="float">
            <text:p>11032</text:p>
          </table:table-cell>
          <table:table-cell office:value-type="float" office:value="-11700" calcext:value-type="float">
            <text:p>-11700</text:p>
          </table:table-cell>
          <table:table-cell office:value-type="float" office:value="4052" calcext:value-type="float">
            <text:p>4052</text:p>
          </table:table-cell>
          <table:table-cell office:value-type="float" office:value="-422" calcext:value-type="float">
            <text:p>-422</text:p>
          </table:table-cell>
          <table:table-cell office:value-type="float" office:value="-44" calcext:value-type="float">
            <text:p>-44</text:p>
          </table:table-cell>
          <table:table-cell office:value-type="float" office:value="-10489" calcext:value-type="float">
            <text:p>-10489</text:p>
          </table:table-cell>
          <table:table-cell/>
          <table:table-cell table:formula="of:=[.X43]*[.$N$10]+[.$N$11]" office:value-type="float" office:value="11029.7736579513" calcext:value-type="float">
            <text:p>11029.7736579513</text:p>
          </table:table-cell>
          <table:table-cell table:formula="of:=[.Y43]*[.$O$10]+[.$O$11]" office:value-type="float" office:value="-11887.1714040275" calcext:value-type="float">
            <text:p>-11887.1714040275</text:p>
          </table:table-cell>
          <table:table-cell table:formula="of:=SQRT([.AE43]*[.AE43]+[.AF43]*[.AF43])" office:value-type="float" office:value="16216.0645945422" calcext:value-type="float">
            <text:p>16216.0645945422</text:p>
          </table:table-cell>
          <table:table-cell table:formula="of:=[.AE43]/[.$AG43]" office:value-type="float" office:value="0.680175735218987" calcext:value-type="float">
            <text:p>0.680175735218987</text:p>
          </table:table-cell>
          <table:table-cell table:formula="of:=[.AF43]/[.$AG43]" office:value-type="float" office:value="-0.733049090593059" calcext:value-type="float">
            <text:p>-0.733049090593059</text:p>
          </table:table-cell>
          <table:table-cell table:formula="of:=ATAN2([.AH43];[.AI43])" office:value-type="float" office:value="-0.822793986933841" calcext:value-type="float">
            <text:p>-0.822793986933841</text:p>
          </table:table-cell>
          <table:table-cell table:formula="of:=[.AJ43]/PI()*180" office:value-type="float" office:value="-47.1426228600513" calcext:value-type="float">
            <text:p>-47.1426228600513</text:p>
          </table:table-cell>
          <table:table-cell table:formula="of:=ATAN2([.AF43];[.AE43])*180/PI()" office:value-type="float" office:value="137.142622860051" calcext:value-type="float">
            <text:p>137.142622860051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16492" calcext:value-type="float">
            <text:p>16492</text:p>
          </table:table-cell>
          <table:table-cell office:value-type="float" office:value="2996" calcext:value-type="float">
            <text:p>2996</text:p>
          </table:table-cell>
          <table:table-cell office:value-type="float" office:value="-206" calcext:value-type="float">
            <text:p>-206</text:p>
          </table:table-cell>
          <table:table-cell office:value-type="float" office:value="-129" calcext:value-type="float">
            <text:p>-129</text:p>
          </table:table-cell>
          <table:table-cell office:value-type="float" office:value="-361" calcext:value-type="float">
            <text:p>-361</text:p>
          </table:table-cell>
          <table:table-cell table:number-columns-repeated="15"/>
          <table:table-cell office:value-type="float" office:value="12860" calcext:value-type="float">
            <text:p>12860</text:p>
          </table:table-cell>
          <table:table-cell office:value-type="float" office:value="-9900" calcext:value-type="float">
            <text:p>-9900</text:p>
          </table:table-cell>
          <table:table-cell office:value-type="float" office:value="3948" calcext:value-type="float">
            <text:p>39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" calcext:value-type="float">
            <text:p>-127</text:p>
          </table:table-cell>
          <table:table-cell office:value-type="float" office:value="-3470" calcext:value-type="float">
            <text:p>-3470</text:p>
          </table:table-cell>
          <table:table-cell/>
          <table:table-cell table:formula="of:=[.X44]*[.$N$10]+[.$N$11]" office:value-type="float" office:value="12859.2502914345" calcext:value-type="float">
            <text:p>12859.2502914345</text:p>
          </table:table-cell>
          <table:table-cell table:formula="of:=[.Y44]*[.$O$10]+[.$O$11]" office:value-type="float" office:value="-10084.7461063865" calcext:value-type="float">
            <text:p>-10084.7461063865</text:p>
          </table:table-cell>
          <table:table-cell table:formula="of:=SQRT([.AE44]*[.AE44]+[.AF44]*[.AF44])" office:value-type="float" office:value="16342.0446116156" calcext:value-type="float">
            <text:p>16342.0446116156</text:p>
          </table:table-cell>
          <table:table-cell table:formula="of:=[.AE44]/[.$AG44]" office:value-type="float" office:value="0.786881360138642" calcext:value-type="float">
            <text:p>0.786881360138642</text:p>
          </table:table-cell>
          <table:table-cell table:formula="of:=[.AF44]/[.$AG44]" office:value-type="float" office:value="-0.617104306472058" calcext:value-type="float">
            <text:p>-0.617104306472058</text:p>
          </table:table-cell>
          <table:table-cell table:formula="of:=ATAN2([.AH44];[.AI44])" office:value-type="float" office:value="-0.665057407290884" calcext:value-type="float">
            <text:p>-0.665057407290884</text:p>
          </table:table-cell>
          <table:table-cell table:formula="of:=[.AJ44]/PI()*180" office:value-type="float" office:value="-38.1049825716807" calcext:value-type="float">
            <text:p>-38.1049825716807</text:p>
          </table:table-cell>
          <table:table-cell table:formula="of:=ATAN2([.AF44];[.AE44])*180/PI()" office:value-type="float" office:value="128.104982571681" calcext:value-type="float">
            <text:p>128.104982571681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588" calcext:value-type="float">
            <text:p>16588</text:p>
          </table:table-cell>
          <table:table-cell office:value-type="float" office:value="3076" calcext:value-type="float">
            <text:p>3076</text:p>
          </table:table-cell>
          <table:table-cell office:value-type="float" office:value="-268" calcext:value-type="float">
            <text:p>-268</text:p>
          </table:table-cell>
          <table:table-cell office:value-type="float" office:value="-14" calcext:value-type="float">
            <text:p>-14</text:p>
          </table:table-cell>
          <table:table-cell office:value-type="float" office:value="-271" calcext:value-type="float">
            <text:p>-271</text:p>
          </table:table-cell>
          <table:table-cell table:number-columns-repeated="15"/>
          <table:table-cell office:value-type="float" office:value="14640" calcext:value-type="float">
            <text:p>14640</text:p>
          </table:table-cell>
          <table:table-cell office:value-type="float" office:value="-7596" calcext:value-type="float">
            <text:p>-7596</text:p>
          </table:table-cell>
          <table:table-cell office:value-type="float" office:value="3960" calcext:value-type="float">
            <text:p>3960</text:p>
          </table:table-cell>
          <table:table-cell office:value-type="float" office:value="-484" calcext:value-type="float">
            <text:p>-484</text:p>
          </table:table-cell>
          <table:table-cell office:value-type="float" office:value="-120" calcext:value-type="float">
            <text:p>-120</text:p>
          </table:table-cell>
          <table:table-cell office:value-type="float" office:value="-5026" calcext:value-type="float">
            <text:p>-5026</text:p>
          </table:table-cell>
          <table:table-cell/>
          <table:table-cell table:formula="of:=[.X45]*[.$N$10]+[.$N$11]" office:value-type="float" office:value="14640.6881511719" calcext:value-type="float">
            <text:p>14640.6881511719</text:p>
          </table:table-cell>
          <table:table-cell table:formula="of:=[.Y45]*[.$O$10]+[.$O$11]" office:value-type="float" office:value="-7777.64172540604" calcext:value-type="float">
            <text:p>-7777.64172540604</text:p>
          </table:table-cell>
          <table:table-cell table:formula="of:=SQRT([.AE45]*[.AE45]+[.AF45]*[.AF45])" office:value-type="float" office:value="16578.3431122848" calcext:value-type="float">
            <text:p>16578.3431122848</text:p>
          </table:table-cell>
          <table:table-cell table:formula="of:=[.AE45]/[.$AG45]" office:value-type="float" office:value="0.883121313873815" calcext:value-type="float">
            <text:p>0.883121313873815</text:p>
          </table:table-cell>
          <table:table-cell table:formula="of:=[.AF45]/[.$AG45]" office:value-type="float" office:value="-0.469144695144033" calcext:value-type="float">
            <text:p>-0.469144695144033</text:p>
          </table:table-cell>
          <table:table-cell table:formula="of:=ATAN2([.AH45];[.AI45])" office:value-type="float" office:value="-0.488322026476049" calcext:value-type="float">
            <text:p>-0.488322026476049</text:p>
          </table:table-cell>
          <table:table-cell table:formula="of:=[.AJ45]/PI()*180" office:value-type="float" office:value="-27.9787911603532" calcext:value-type="float">
            <text:p>-27.9787911603532</text:p>
          </table:table-cell>
          <table:table-cell table:formula="of:=ATAN2([.AF45];[.AE45])*180/PI()" office:value-type="float" office:value="117.978791160353" calcext:value-type="float">
            <text:p>117.978791160353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540" calcext:value-type="float">
            <text:p>16540</text:p>
          </table:table-cell>
          <table:table-cell office:value-type="float" office:value="3020" calcext:value-type="float">
            <text:p>3020</text:p>
          </table:table-cell>
          <table:table-cell office:value-type="float" office:value="-266" calcext:value-type="float">
            <text:p>-266</text:p>
          </table:table-cell>
          <table:table-cell office:value-type="float" office:value="-80" calcext:value-type="float">
            <text:p>-80</text:p>
          </table:table-cell>
          <table:table-cell office:value-type="float" office:value="-295" calcext:value-type="float">
            <text:p>-295</text:p>
          </table:table-cell>
          <table:table-cell table:number-columns-repeated="15"/>
          <table:table-cell office:value-type="float" office:value="15756" calcext:value-type="float">
            <text:p>15756</text:p>
          </table:table-cell>
          <table:table-cell office:value-type="float" office:value="-4284" calcext:value-type="float">
            <text:p>-4284</text:p>
          </table:table-cell>
          <table:table-cell office:value-type="float" office:value="3692" calcext:value-type="float">
            <text:p>3692</text:p>
          </table:table-cell>
          <table:table-cell office:value-type="float" office:value="190" calcext:value-type="float">
            <text:p>190</text:p>
          </table:table-cell>
          <table:table-cell office:value-type="float" office:value="-650" calcext:value-type="float">
            <text:p>-650</text:p>
          </table:table-cell>
          <table:table-cell office:value-type="float" office:value="-7595" calcext:value-type="float">
            <text:p>-7595</text:p>
          </table:table-cell>
          <table:table-cell/>
          <table:table-cell table:formula="of:=[.X46]*[.$N$10]+[.$N$11]" office:value-type="float" office:value="15757.5896407601" calcext:value-type="float">
            <text:p>15757.5896407601</text:p>
          </table:table-cell>
          <table:table-cell table:formula="of:=[.Y46]*[.$O$10]+[.$O$11]" office:value-type="float" office:value="-4461.17917774666" calcext:value-type="float">
            <text:p>-4461.17917774666</text:p>
          </table:table-cell>
          <table:table-cell table:formula="of:=SQRT([.AE46]*[.AE46]+[.AF46]*[.AF46])" office:value-type="float" office:value="16376.9273962654" calcext:value-type="float">
            <text:p>16376.9273962654</text:p>
          </table:table-cell>
          <table:table-cell table:formula="of:=[.AE46]/[.$AG46]" office:value-type="float" office:value="0.96218229827125" calcext:value-type="float">
            <text:p>0.96218229827125</text:p>
          </table:table-cell>
          <table:table-cell table:formula="of:=[.AF46]/[.$AG46]" office:value-type="float" office:value="-0.27240635986235" calcext:value-type="float">
            <text:p>-0.27240635986235</text:p>
          </table:table-cell>
          <table:table-cell table:formula="of:=ATAN2([.AH46];[.AI46])" office:value-type="float" office:value="-0.275893088955482" calcext:value-type="float">
            <text:p>-0.275893088955482</text:p>
          </table:table-cell>
          <table:table-cell table:formula="of:=[.AJ46]/PI()*180" office:value-type="float" office:value="-15.8075095939765" calcext:value-type="float">
            <text:p>-15.8075095939765</text:p>
          </table:table-cell>
          <table:table-cell table:formula="of:=ATAN2([.AF46];[.AE46])*180/PI()" office:value-type="float" office:value="105.807509593977" calcext:value-type="float">
            <text:p>105.807509593977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504" calcext:value-type="float">
            <text:p>16504</text:p>
          </table:table-cell>
          <table:table-cell office:value-type="float" office:value="2996" calcext:value-type="float">
            <text:p>2996</text:p>
          </table:table-cell>
          <table:table-cell office:value-type="float" office:value="-275" calcext:value-type="float">
            <text:p>-275</text:p>
          </table:table-cell>
          <table:table-cell office:value-type="float" office:value="-55" calcext:value-type="float">
            <text:p>-55</text:p>
          </table:table-cell>
          <table:table-cell office:value-type="float" office:value="-320" calcext:value-type="float">
            <text:p>-320</text:p>
          </table:table-cell>
          <table:table-cell table:number-columns-repeated="15"/>
          <table:table-cell office:value-type="float" office:value="16372" calcext:value-type="float">
            <text:p>16372</text:p>
          </table:table-cell>
          <table:table-cell office:value-type="float" office:value="-1456" calcext:value-type="float">
            <text:p>-1456</text:p>
          </table:table-cell>
          <table:table-cell office:value-type="float" office:value="3668" calcext:value-type="float">
            <text:p>3668</text:p>
          </table:table-cell>
          <table:table-cell office:value-type="float" office:value="-276" calcext:value-type="float">
            <text:p>-276</text:p>
          </table:table-cell>
          <table:table-cell office:value-type="float" office:value="1163" calcext:value-type="float">
            <text:p>1163</text:p>
          </table:table-cell>
          <table:table-cell office:value-type="float" office:value="-3352" calcext:value-type="float">
            <text:p>-3352</text:p>
          </table:table-cell>
          <table:table-cell/>
          <table:table-cell table:formula="of:=[.X47]*[.$N$10]+[.$N$11]" office:value-type="float" office:value="16374.0872371636" calcext:value-type="float">
            <text:p>16374.0872371636</text:p>
          </table:table-cell>
          <table:table-cell table:formula="of:=[.Y47]*[.$O$10]+[.$O$11]" office:value-type="float" office:value="-1629.36876567517" calcext:value-type="float">
            <text:p>-1629.36876567517</text:p>
          </table:table-cell>
          <table:table-cell table:formula="of:=SQRT([.AE47]*[.AE47]+[.AF47]*[.AF47])" office:value-type="float" office:value="16454.9559532926" calcext:value-type="float">
            <text:p>16454.9559532926</text:p>
          </table:table-cell>
          <table:table-cell table:formula="of:=[.AE47]/[.$AG47]" office:value-type="float" office:value="0.995085449249538" calcext:value-type="float">
            <text:p>0.995085449249538</text:p>
          </table:table-cell>
          <table:table-cell table:formula="of:=[.AF47]/[.$AG47]" office:value-type="float" office:value="-0.0990199408798256" calcext:value-type="float">
            <text:p>-0.099019940879826</text:p>
          </table:table-cell>
          <table:table-cell table:formula="of:=ATAN2([.AH47];[.AI47])" office:value-type="float" office:value="-0.0991824732758194" calcext:value-type="float">
            <text:p>-0.099182473275819</text:p>
          </table:table-cell>
          <table:table-cell table:formula="of:=[.AJ47]/PI()*180" office:value-type="float" office:value="-5.68273712037353" calcext:value-type="float">
            <text:p>-5.68273712037353</text:p>
          </table:table-cell>
          <table:table-cell table:formula="of:=ATAN2([.AF47];[.AE47])*180/PI()" office:value-type="float" office:value="95.6827371203735" calcext:value-type="float">
            <text:p>95.6827371203735</text:p>
          </table:table-cell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16520" calcext:value-type="float">
            <text:p>16520</text:p>
          </table:table-cell>
          <table:table-cell office:value-type="float" office:value="2852" calcext:value-type="float">
            <text:p>2852</text:p>
          </table:table-cell>
          <table:table-cell office:value-type="float" office:value="-177" calcext:value-type="float">
            <text:p>-177</text:p>
          </table:table-cell>
          <table:table-cell office:value-type="float" office:value="-119" calcext:value-type="float">
            <text:p>-119</text:p>
          </table:table-cell>
          <table:table-cell office:value-type="float" office:value="-350" calcext:value-type="float">
            <text:p>-350</text:p>
          </table:table-cell>
          <table:table-cell table:number-columns-repeated="15"/>
          <table:table-cell office:value-type="float" office:value="16260" calcext:value-type="float">
            <text:p>16260</text:p>
          </table:table-cell>
          <table:table-cell office:value-type="float" office:value="1768" calcext:value-type="float">
            <text:p>1768</text:p>
          </table:table-cell>
          <table:table-cell office:value-type="float" office:value="3928" calcext:value-type="float">
            <text:p>3928</text:p>
          </table:table-cell>
          <table:table-cell office:value-type="float" office:value="27" calcext:value-type="float">
            <text:p>27</text:p>
          </table:table-cell>
          <table:table-cell office:value-type="float" office:value="-509" calcext:value-type="float">
            <text:p>-509</text:p>
          </table:table-cell>
          <table:table-cell office:value-type="float" office:value="-6042" calcext:value-type="float">
            <text:p>-6042</text:p>
          </table:table-cell>
          <table:table-cell/>
          <table:table-cell table:formula="of:=[.X48]*[.$N$10]+[.$N$11]" office:value-type="float" office:value="16261.9967650902" calcext:value-type="float">
            <text:p>16261.9967650902</text:p>
          </table:table-cell>
          <table:table-cell table:formula="of:=[.Y48]*[.$O$10]+[.$O$11]" office:value-type="float" office:value="1598.97521187732" calcext:value-type="float">
            <text:p>1598.97521187732</text:p>
          </table:table-cell>
          <table:table-cell table:formula="of:=SQRT([.AE48]*[.AE48]+[.AF48]*[.AF48])" office:value-type="float" office:value="16340.418003099" calcext:value-type="float">
            <text:p>16340.418003099</text:p>
          </table:table-cell>
          <table:table-cell table:formula="of:=[.AE48]/[.$AG48]" office:value-type="float" office:value="0.99520078140021" calcext:value-type="float">
            <text:p>0.99520078140021</text:p>
          </table:table-cell>
          <table:table-cell table:formula="of:=[.AF48]/[.$AG48]" office:value-type="float" office:value="0.0978539968545524" calcext:value-type="float">
            <text:p>0.097853996854553</text:p>
          </table:table-cell>
          <table:table-cell table:formula="of:=ATAN2([.AH48];[.AI48])" office:value-type="float" office:value="0.0980108388908338" calcext:value-type="float">
            <text:p>0.098010838890834</text:p>
          </table:table-cell>
          <table:table-cell table:formula="of:=[.AJ48]/PI()*180" office:value-type="float" office:value="5.61560741498145" calcext:value-type="float">
            <text:p>5.61560741498145</text:p>
          </table:table-cell>
          <table:table-cell table:formula="of:=ATAN2([.AF48];[.AE48])*180/PI()" office:value-type="float" office:value="84.3843925850186" calcext:value-type="float">
            <text:p>84.3843925850186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16532" calcext:value-type="float">
            <text:p>16532</text:p>
          </table:table-cell>
          <table:table-cell office:value-type="float" office:value="2928" calcext:value-type="float">
            <text:p>2928</text:p>
          </table:table-cell>
          <table:table-cell office:value-type="float" office:value="-267" calcext:value-type="float">
            <text:p>-267</text:p>
          </table:table-cell>
          <table:table-cell office:value-type="float" office:value="-9" calcext:value-type="float">
            <text:p>-9</text:p>
          </table:table-cell>
          <table:table-cell office:value-type="float" office:value="-316" calcext:value-type="float">
            <text:p>-316</text:p>
          </table:table-cell>
          <table:table-cell table:number-columns-repeated="15"/>
          <table:table-cell office:value-type="float" office:value="15776" calcext:value-type="float">
            <text:p>15776</text:p>
          </table:table-cell>
          <table:table-cell office:value-type="float" office:value="4900" calcext:value-type="float">
            <text:p>4900</text:p>
          </table:table-cell>
          <table:table-cell office:value-type="float" office:value="4212" calcext:value-type="float">
            <text:p>4212</text:p>
          </table:table-cell>
          <table:table-cell office:value-type="float" office:value="-528" calcext:value-type="float">
            <text:p>-528</text:p>
          </table:table-cell>
          <table:table-cell office:value-type="float" office:value="1119" calcext:value-type="float">
            <text:p>1119</text:p>
          </table:table-cell>
          <table:table-cell office:value-type="float" office:value="-5851" calcext:value-type="float">
            <text:p>-5851</text:p>
          </table:table-cell>
          <table:table-cell/>
          <table:table-cell table:formula="of:=[.X49]*[.$N$10]+[.$N$11]" office:value-type="float" office:value="15777.6057964875" calcext:value-type="float">
            <text:p>15777.6057964875</text:p>
          </table:table-cell>
          <table:table-cell table:formula="of:=[.Y49]*[.$O$10]+[.$O$11]" office:value-type="float" office:value="4735.19522977262" calcext:value-type="float">
            <text:p>4735.19522977262</text:p>
          </table:table-cell>
          <table:table-cell table:formula="of:=SQRT([.AE49]*[.AE49]+[.AF49]*[.AF49])" office:value-type="float" office:value="16472.8539887117" calcext:value-type="float">
            <text:p>16472.8539887117</text:p>
          </table:table-cell>
          <table:table-cell table:formula="of:=[.AE49]/[.$AG49]" office:value-type="float" office:value="0.957794308581822" calcext:value-type="float">
            <text:p>0.957794308581822</text:p>
          </table:table-cell>
          <table:table-cell table:formula="of:=[.AF49]/[.$AG49]" office:value-type="float" office:value="0.287454452823869" calcext:value-type="float">
            <text:p>0.287454452823869</text:p>
          </table:table-cell>
          <table:table-cell table:formula="of:=ATAN2([.AH49];[.AI49])" office:value-type="float" office:value="0.291568055818195" calcext:value-type="float">
            <text:p>0.291568055818195</text:p>
          </table:table-cell>
          <table:table-cell table:formula="of:=[.AJ49]/PI()*180" office:value-type="float" office:value="16.7056190392174" calcext:value-type="float">
            <text:p>16.7056190392174</text:p>
          </table:table-cell>
          <table:table-cell table:formula="of:=ATAN2([.AF49];[.AE49])*180/PI()" office:value-type="float" office:value="73.2943809607826" calcext:value-type="float">
            <text:p>73.2943809607826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600" calcext:value-type="float">
            <text:p>16600</text:p>
          </table:table-cell>
          <table:table-cell office:value-type="float" office:value="2920" calcext:value-type="float">
            <text:p>2920</text:p>
          </table:table-cell>
          <table:table-cell office:value-type="float" office:value="-274" calcext:value-type="float">
            <text:p>-274</text:p>
          </table:table-cell>
          <table:table-cell office:value-type="float" office:value="17" calcext:value-type="float">
            <text:p>17</text:p>
          </table:table-cell>
          <table:table-cell office:value-type="float" office:value="-347" calcext:value-type="float">
            <text:p>-347</text:p>
          </table:table-cell>
          <table:table-cell table:number-columns-repeated="15"/>
          <table:table-cell office:value-type="float" office:value="14864" calcext:value-type="float">
            <text:p>14864</text:p>
          </table:table-cell>
          <table:table-cell office:value-type="float" office:value="6736" calcext:value-type="float">
            <text:p>6736</text:p>
          </table:table-cell>
          <table:table-cell office:value-type="float" office:value="4184" calcext:value-type="float">
            <text:p>4184</text:p>
          </table:table-cell>
          <table:table-cell office:value-type="float" office:value="-40" calcext:value-type="float">
            <text:p>-40</text:p>
          </table:table-cell>
          <table:table-cell office:value-type="float" office:value="-383" calcext:value-type="float">
            <text:p>-383</text:p>
          </table:table-cell>
          <table:table-cell office:value-type="float" office:value="-3224" calcext:value-type="float">
            <text:p>-3224</text:p>
          </table:table-cell>
          <table:table-cell/>
          <table:table-cell table:formula="of:=[.X50]*[.$N$10]+[.$N$11]" office:value-type="float" office:value="14864.8690953186" calcext:value-type="float">
            <text:p>14864.8690953186</text:p>
          </table:table-cell>
          <table:table-cell table:formula="of:=[.Y50]*[.$O$10]+[.$O$11]" office:value-type="float" office:value="6573.66903336641" calcext:value-type="float">
            <text:p>6573.66903336641</text:p>
          </table:table-cell>
          <table:table-cell table:formula="of:=SQRT([.AE50]*[.AE50]+[.AF50]*[.AF50])" office:value-type="float" office:value="16253.5367776124" calcext:value-type="float">
            <text:p>16253.5367776124</text:p>
          </table:table-cell>
          <table:table-cell table:formula="of:=[.AE50]/[.$AG50]" office:value-type="float" office:value="0.914562122614043" calcext:value-type="float">
            <text:p>0.914562122614043</text:p>
          </table:table-cell>
          <table:table-cell table:formula="of:=[.AF50]/[.$AG50]" office:value-type="float" office:value="0.404445452292019" calcext:value-type="float">
            <text:p>0.404445452292019</text:p>
          </table:table-cell>
          <table:table-cell table:formula="of:=ATAN2([.AH50];[.AI50])" office:value-type="float" office:value="0.416372396022983" calcext:value-type="float">
            <text:p>0.416372396022983</text:p>
          </table:table-cell>
          <table:table-cell table:formula="of:=[.AJ50]/PI()*180" office:value-type="float" office:value="23.8563809978667" calcext:value-type="float">
            <text:p>23.8563809978667</text:p>
          </table:table-cell>
          <table:table-cell table:formula="of:=ATAN2([.AF50];[.AE50])*180/PI()" office:value-type="float" office:value="66.1436190021334" calcext:value-type="float">
            <text:p>66.1436190021334</text:p>
          </table:table-cell>
        </table:table-row>
        <table:table-row table:style-name="ro1">
          <table:table-cell table:number-columns-repeated="23"/>
          <table:table-cell office:value-type="float" office:value="15088" calcext:value-type="float">
            <text:p>15088</text:p>
          </table:table-cell>
          <table:table-cell office:value-type="float" office:value="7576" calcext:value-type="float">
            <text:p>7576</text:p>
          </table:table-cell>
          <table:table-cell office:value-type="float" office:value="3500" calcext:value-type="float">
            <text:p>3500</text:p>
          </table:table-cell>
          <table:table-cell office:value-type="float" office:value="337" calcext:value-type="float">
            <text:p>337</text:p>
          </table:table-cell>
          <table:table-cell office:value-type="float" office:value="3391" calcext:value-type="float">
            <text:p>3391</text:p>
          </table:table-cell>
          <table:table-cell office:value-type="float" office:value="-2028" calcext:value-type="float">
            <text:p>-2028</text:p>
          </table:table-cell>
          <table:table-cell/>
          <table:table-cell table:formula="of:=[.X51]*[.$N$10]+[.$N$11]" office:value-type="float" office:value="15089.0500394654" calcext:value-type="float">
            <text:p>15089.0500394654</text:p>
          </table:table-cell>
          <table:table-cell table:formula="of:=[.Y51]*[.$O$10]+[.$O$11]" office:value-type="float" office:value="7414.80083893219" calcext:value-type="float">
            <text:p>7414.80083893219</text:p>
          </table:table-cell>
          <table:table-cell table:formula="of:=SQRT([.AE51]*[.AE51]+[.AF51]*[.AF51])" office:value-type="float" office:value="16812.4567679598" calcext:value-type="float">
            <text:p>16812.4567679598</text:p>
          </table:table-cell>
          <table:table-cell table:formula="of:=[.AE51]/[.$AG51]" office:value-type="float" office:value="0.897492273004451" calcext:value-type="float">
            <text:p>0.897492273004451</text:p>
          </table:table-cell>
          <table:table-cell table:formula="of:=[.AF51]/[.$AG51]" office:value-type="float" office:value="0.441030180256753" calcext:value-type="float">
            <text:p>0.441030180256753</text:p>
          </table:table-cell>
          <table:table-cell table:formula="of:=ATAN2([.AH51];[.AI51])" office:value-type="float" office:value="0.456746193145209" calcext:value-type="float">
            <text:p>0.456746193145209</text:p>
          </table:table-cell>
          <table:table-cell table:formula="of:=[.AJ51]/PI()*180" office:value-type="float" office:value="26.1696291758876" calcext:value-type="float">
            <text:p>26.1696291758876</text:p>
          </table:table-cell>
          <table:table-cell table:formula="of:=ATAN2([.AF51];[.AE51])*180/PI()" office:value-type="float" office:value="63.8303708241124" calcext:value-type="float">
            <text:p>63.8303708241124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15"/>
          <table:table-cell office:value-type="float" office:value="12208" calcext:value-type="float">
            <text:p>12208</text:p>
          </table:table-cell>
          <table:table-cell office:value-type="float" office:value="10608" calcext:value-type="float">
            <text:p>10608</text:p>
          </table:table-cell>
          <table:table-cell office:value-type="float" office:value="5244" calcext:value-type="float">
            <text:p>5244</text:p>
          </table:table-cell>
          <table:table-cell office:value-type="float" office:value="1490" calcext:value-type="float">
            <text:p>1490</text:p>
          </table:table-cell>
          <table:table-cell office:value-type="float" office:value="-1390" calcext:value-type="float">
            <text:p>-1390</text:p>
          </table:table-cell>
          <table:table-cell office:value-type="float" office:value="-6571" calcext:value-type="float">
            <text:p>-6571</text:p>
          </table:table-cell>
          <table:table-cell/>
          <table:table-cell table:formula="of:=[.X52]*[.$N$10]+[.$N$11]" office:value-type="float" office:value="12206.7236147217" calcext:value-type="float">
            <text:p>12206.7236147217</text:p>
          </table:table-cell>
          <table:table-cell table:formula="of:=[.Y52]*[.$O$10]+[.$O$11]" office:value-type="float" office:value="10450.8861180697" calcext:value-type="float">
            <text:p>10450.8861180697</text:p>
          </table:table-cell>
          <table:table-cell table:formula="of:=SQRT([.AE52]*[.AE52]+[.AF52]*[.AF52])" office:value-type="float" office:value="16069.3846198" calcext:value-type="float">
            <text:p>16069.3846198</text:p>
          </table:table-cell>
          <table:table-cell table:formula="of:=[.AE52]/[.$AG52]" office:value-type="float" office:value="0.759626078006813" calcext:value-type="float">
            <text:p>0.759626078006813</text:p>
          </table:table-cell>
          <table:table-cell table:formula="of:=[.AF52]/[.$AG52]" office:value-type="float" office:value="0.65036007073927" calcext:value-type="float">
            <text:p>0.65036007073927</text:p>
          </table:table-cell>
          <table:table-cell table:formula="of:=ATAN2([.AH52];[.AI52])" office:value-type="float" office:value="0.708058351101669" calcext:value-type="float">
            <text:p>0.708058351101669</text:p>
          </table:table-cell>
          <table:table-cell table:formula="of:=[.AJ52]/PI()*180" office:value-type="float" office:value="40.5687551671179" calcext:value-type="float">
            <text:p>40.5687551671179</text:p>
          </table:table-cell>
          <table:table-cell table:formula="of:=ATAN2([.AF52];[.AE52])*180/PI()" office:value-type="float" office:value="49.4312448328822" calcext:value-type="float">
            <text:p>49.43124483288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388" calcext:value-type="float">
            <text:p>16388</text:p>
          </table:table-cell>
          <table:table-cell office:value-type="float" office:value="412" calcext:value-type="float">
            <text:p>412</text:p>
          </table:table-cell>
          <table:table-cell office:value-type="float" office:value="2880" calcext:value-type="float">
            <text:p>2880</text:p>
          </table:table-cell>
          <table:table-cell office:value-type="float" office:value="-220" calcext:value-type="float">
            <text:p>-220</text:p>
          </table:table-cell>
          <table:table-cell office:value-type="float" office:value="-215" calcext:value-type="float">
            <text:p>-215</text:p>
          </table:table-cell>
          <table:table-cell office:value-type="float" office:value="-233" calcext:value-type="float">
            <text:p>-233</text:p>
          </table:table-cell>
          <table:table-cell table:number-columns-repeated="15"/>
          <table:table-cell office:value-type="float" office:value="10660" calcext:value-type="float">
            <text:p>10660</text:p>
          </table:table-cell>
          <table:table-cell office:value-type="float" office:value="12600" calcext:value-type="float">
            <text:p>12600</text:p>
          </table:table-cell>
          <table:table-cell office:value-type="float" office:value="4084" calcext:value-type="float">
            <text:p>4084</text:p>
          </table:table-cell>
          <table:table-cell office:value-type="float" office:value="715" calcext:value-type="float">
            <text:p>715</text:p>
          </table:table-cell>
          <table:table-cell office:value-type="float" office:value="418" calcext:value-type="float">
            <text:p>418</text:p>
          </table:table-cell>
          <table:table-cell office:value-type="float" office:value="-2721" calcext:value-type="float">
            <text:p>-2721</text:p>
          </table:table-cell>
          <table:table-cell/>
          <table:table-cell table:formula="of:=[.X53]*[.$N$10]+[.$N$11]" office:value-type="float" office:value="10657.4731614219" calcext:value-type="float">
            <text:p>10657.4731614219</text:p>
          </table:table-cell>
          <table:table-cell table:formula="of:=[.Y53]*[.$O$10]+[.$O$11]" office:value-type="float" office:value="12445.5701141257" calcext:value-type="float">
            <text:p>12445.5701141257</text:p>
          </table:table-cell>
          <table:table-cell table:formula="of:=SQRT([.AE53]*[.AE53]+[.AF53]*[.AF53])" office:value-type="float" office:value="16385.1746909225" calcext:value-type="float">
            <text:p>16385.1746909225</text:p>
          </table:table-cell>
          <table:table-cell table:formula="of:=[.AE53]/[.$AG53]" office:value-type="float" office:value="0.650433905189077" calcext:value-type="float">
            <text:p>0.650433905189077</text:p>
          </table:table-cell>
          <table:table-cell table:formula="of:=[.AF53]/[.$AG53]" office:value-type="float" office:value="0.759562857820528" calcext:value-type="float">
            <text:p>0.759562857820528</text:p>
          </table:table-cell>
          <table:table-cell table:formula="of:=ATAN2([.AH53];[.AI53])" office:value-type="float" office:value="0.862640773234722" calcext:value-type="float">
            <text:p>0.862640773234722</text:p>
          </table:table-cell>
          <table:table-cell table:formula="of:=[.AJ53]/PI()*180" office:value-type="float" office:value="49.4256755422515" calcext:value-type="float">
            <text:p>49.4256755422515</text:p>
          </table:table-cell>
          <table:table-cell table:formula="of:=ATAN2([.AF53];[.AE53])*180/PI()" office:value-type="float" office:value="40.5743244577485" calcext:value-type="float">
            <text:p>40.5743244577485</text:p>
          </table:table-cell>
        </table:table-row>
        <table:table-row table:style-name="ro1">
          <table:table-cell table:number-columns-repeated="2"/>
          <table:table-cell office:value-type="float" office:value="16484" calcext:value-type="float">
            <text:p>16484</text:p>
          </table:table-cell>
          <table:table-cell office:value-type="float" office:value="468" calcext:value-type="float">
            <text:p>468</text:p>
          </table:table-cell>
          <table:table-cell office:value-type="float" office:value="2616" calcext:value-type="float">
            <text:p>2616</text:p>
          </table:table-cell>
          <table:table-cell office:value-type="float" office:value="-356" calcext:value-type="float">
            <text:p>-356</text:p>
          </table:table-cell>
          <table:table-cell office:value-type="float" office:value="-40" calcext:value-type="float">
            <text:p>-40</text:p>
          </table:table-cell>
          <table:table-cell office:value-type="float" office:value="-217" calcext:value-type="float">
            <text:p>-217</text:p>
          </table:table-cell>
          <table:table-cell table:number-columns-repeated="15"/>
          <table:table-cell office:value-type="float" office:value="9100" calcext:value-type="float">
            <text:p>9100</text:p>
          </table:table-cell>
          <table:table-cell office:value-type="float" office:value="13988" calcext:value-type="float">
            <text:p>13988</text:p>
          </table:table-cell>
          <table:table-cell office:value-type="float" office:value="3716" calcext:value-type="float">
            <text:p>3716</text:p>
          </table:table-cell>
          <table:table-cell office:value-type="float" office:value="515" calcext:value-type="float">
            <text:p>515</text:p>
          </table:table-cell>
          <table:table-cell office:value-type="float" office:value="30" calcext:value-type="float">
            <text:p>30</text:p>
          </table:table-cell>
          <table:table-cell office:value-type="float" office:value="-4174" calcext:value-type="float">
            <text:p>-4174</text:p>
          </table:table-cell>
          <table:table-cell/>
          <table:table-cell table:formula="of:=[.X54]*[.$N$10]+[.$N$11]" office:value-type="float" office:value="9096.21301468576" calcext:value-type="float">
            <text:p>9096.21301468576</text:p>
          </table:table-cell>
          <table:table-cell table:formula="of:=[.Y54]*[.$O$10]+[.$O$11]" office:value-type="float" office:value="13835.4402880844" calcext:value-type="float">
            <text:p>13835.4402880844</text:p>
          </table:table-cell>
          <table:table-cell table:formula="of:=SQRT([.AE54]*[.AE54]+[.AF54]*[.AF54])" office:value-type="float" office:value="16557.7927023407" calcext:value-type="float">
            <text:p>16557.7927023407</text:p>
          </table:table-cell>
          <table:table-cell table:formula="of:=[.AE54]/[.$AG54]" office:value-type="float" office:value="0.549361450418441" calcext:value-type="float">
            <text:p>0.549361450418441</text:p>
          </table:table-cell>
          <table:table-cell table:formula="of:=[.AF54]/[.$AG54]" office:value-type="float" office:value="0.835584823219131" calcext:value-type="float">
            <text:p>0.835584823219131</text:p>
          </table:table-cell>
          <table:table-cell table:formula="of:=ATAN2([.AH54];[.AI54])" office:value-type="float" office:value="0.989196475878251" calcext:value-type="float">
            <text:p>0.989196475878251</text:p>
          </table:table-cell>
          <table:table-cell table:formula="of:=[.AJ54]/PI()*180" office:value-type="float" office:value="56.6767831770383" calcext:value-type="float">
            <text:p>56.6767831770383</text:p>
          </table:table-cell>
          <table:table-cell table:formula="of:=ATAN2([.AF54];[.AE54])*180/PI()" office:value-type="float" office:value="33.3232168229617" calcext:value-type="float">
            <text:p>33.3232168229617</text:p>
          </table:table-cell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364" calcext:value-type="float">
            <text:p>364</text:p>
          </table:table-cell>
          <table:table-cell office:value-type="float" office:value="2700" calcext:value-type="float">
            <text:p>2700</text:p>
          </table:table-cell>
          <table:table-cell office:value-type="float" office:value="-232" calcext:value-type="float">
            <text:p>-232</text:p>
          </table:table-cell>
          <table:table-cell office:value-type="float" office:value="25" calcext:value-type="float">
            <text:p>25</text:p>
          </table:table-cell>
          <table:table-cell office:value-type="float" office:value="-244" calcext:value-type="float">
            <text:p>-244</text:p>
          </table:table-cell>
          <table:table-cell table:number-columns-repeated="15"/>
          <table:table-cell office:value-type="float" office:value="4560" calcext:value-type="float">
            <text:p>4560</text:p>
          </table:table-cell>
          <table:table-cell office:value-type="float" office:value="16196" calcext:value-type="float">
            <text:p>16196</text:p>
          </table:table-cell>
          <table:table-cell office:value-type="float" office:value="1724" calcext:value-type="float">
            <text:p>1724</text:p>
          </table:table-cell>
          <table:table-cell office:value-type="float" office:value="447" calcext:value-type="float">
            <text:p>447</text:p>
          </table:table-cell>
          <table:table-cell office:value-type="float" office:value="2663" calcext:value-type="float">
            <text:p>2663</text:p>
          </table:table-cell>
          <table:table-cell office:value-type="float" office:value="-9111" calcext:value-type="float">
            <text:p>-9111</text:p>
          </table:table-cell>
          <table:table-cell/>
          <table:table-cell table:formula="of:=[.X55]*[.$N$10]+[.$N$11]" office:value-type="float" office:value="4552.54566456898" calcext:value-type="float">
            <text:p>4552.54566456898</text:p>
          </table:table-cell>
          <table:table-cell table:formula="of:=[.Y55]*[.$O$10]+[.$O$11]" office:value-type="float" office:value="16046.4153198573" calcext:value-type="float">
            <text:p>16046.4153198573</text:p>
          </table:table-cell>
          <table:table-cell table:formula="of:=SQRT([.AE55]*[.AE55]+[.AF55]*[.AF55])" office:value-type="float" office:value="16679.7217196612" calcext:value-type="float">
            <text:p>16679.7217196612</text:p>
          </table:table-cell>
          <table:table-cell table:formula="of:=[.AE55]/[.$AG55]" office:value-type="float" office:value="0.272938945929936" calcext:value-type="float">
            <text:p>0.272938945929936</text:p>
          </table:table-cell>
          <table:table-cell table:formula="of:=[.AF55]/[.$AG55]" office:value-type="float" office:value="0.96203135697058" calcext:value-type="float">
            <text:p>0.96203135697058</text:p>
          </table:table-cell>
          <table:table-cell table:formula="of:=ATAN2([.AH55];[.AI55])" office:value-type="float" office:value="1.29434967555434" calcext:value-type="float">
            <text:p>1.29434967555434</text:p>
          </table:table-cell>
          <table:table-cell table:formula="of:=[.AJ55]/PI()*180" office:value-type="float" office:value="74.1607736233909" calcext:value-type="float">
            <text:p>74.1607736233909</text:p>
          </table:table-cell>
          <table:table-cell table:formula="of:=ATAN2([.AF55];[.AE55])*180/PI()" office:value-type="float" office:value="15.8392263766091" calcext:value-type="float">
            <text:p>15.8392263766091</text:p>
          </table:table-cell>
        </table:table-row>
        <table:table-row table:style-name="ro1">
          <table:table-cell table:number-columns-repeated="2"/>
          <table:table-cell office:value-type="float" office:value="16416" calcext:value-type="float">
            <text:p>16416</text:p>
          </table:table-cell>
          <table:table-cell office:value-type="float" office:value="296" calcext:value-type="float">
            <text:p>296</text:p>
          </table:table-cell>
          <table:table-cell office:value-type="float" office:value="2688" calcext:value-type="float">
            <text:p>2688</text:p>
          </table:table-cell>
          <table:table-cell office:value-type="float" office:value="-290" calcext:value-type="float">
            <text:p>-290</text:p>
          </table:table-cell>
          <table:table-cell office:value-type="float" office:value="-202" calcext:value-type="float">
            <text:p>-202</text:p>
          </table:table-cell>
          <table:table-cell office:value-type="float" office:value="-211" calcext:value-type="float">
            <text:p>-211</text:p>
          </table:table-cell>
          <table:table-cell table:number-columns-repeated="15"/>
          <table:table-cell office:value-type="float" office:value="2776" calcext:value-type="float">
            <text:p>2776</text:p>
          </table:table-cell>
          <table:table-cell office:value-type="float" office:value="16500" calcext:value-type="float">
            <text:p>16500</text:p>
          </table:table-cell>
          <table:table-cell office:value-type="float" office:value="3816" calcext:value-type="float">
            <text:p>3816</text:p>
          </table:table-cell>
          <table:table-cell office:value-type="float" office:value="154" calcext:value-type="float">
            <text:p>154</text:p>
          </table:table-cell>
          <table:table-cell office:value-type="float" office:value="324" calcext:value-type="float">
            <text:p>324</text:p>
          </table:table-cell>
          <table:table-cell office:value-type="float" office:value="-3860" calcext:value-type="float">
            <text:p>-3860</text:p>
          </table:table-cell>
          <table:table-cell/>
          <table:table-cell table:formula="of:=[.X56]*[.$N$10]+[.$N$11]" office:value-type="float" office:value="2767.10457368608" calcext:value-type="float">
            <text:p>2767.10457368608</text:p>
          </table:table-cell>
          <table:table-cell table:formula="of:=[.Y56]*[.$O$10]+[.$O$11]" office:value-type="float" office:value="16350.8249256811" calcext:value-type="float">
            <text:p>16350.8249256811</text:p>
          </table:table-cell>
          <table:table-cell table:formula="of:=SQRT([.AE56]*[.AE56]+[.AF56]*[.AF56])" office:value-type="float" office:value="16583.3152135509" calcext:value-type="float">
            <text:p>16583.3152135509</text:p>
          </table:table-cell>
          <table:table-cell table:formula="of:=[.AE56]/[.$AG56]" office:value-type="float" office:value="0.166860759628145" calcext:value-type="float">
            <text:p>0.166860759628145</text:p>
          </table:table-cell>
          <table:table-cell table:formula="of:=[.AF56]/[.$AG56]" office:value-type="float" office:value="0.985980469835137" calcext:value-type="float">
            <text:p>0.985980469835137</text:p>
          </table:table-cell>
          <table:table-cell table:formula="of:=ATAN2([.AH56];[.AI56])" office:value-type="float" office:value="1.40315139810834" calcext:value-type="float">
            <text:p>1.40315139810834</text:p>
          </table:table-cell>
          <table:table-cell table:formula="of:=[.AJ56]/PI()*180" office:value-type="float" office:value="80.3946531294887" calcext:value-type="float">
            <text:p>80.3946531294887</text:p>
          </table:table-cell>
          <table:table-cell table:formula="of:=ATAN2([.AF56];[.AE56])*180/PI()" office:value-type="float" office:value="9.60534687051137" calcext:value-type="float">
            <text:p>9.60534687051137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304" calcext:value-type="float">
            <text:p>304</text:p>
          </table:table-cell>
          <table:table-cell office:value-type="float" office:value="2800" calcext:value-type="float">
            <text:p>2800</text:p>
          </table:table-cell>
          <table:table-cell office:value-type="float" office:value="-270" calcext:value-type="float">
            <text:p>-270</text:p>
          </table:table-cell>
          <table:table-cell office:value-type="float" office:value="-117" calcext:value-type="float">
            <text:p>-117</text:p>
          </table:table-cell>
          <table:table-cell office:value-type="float" office:value="-156" calcext:value-type="float">
            <text:p>-156</text:p>
          </table:table-cell>
          <table:table-cell table:number-columns-repeated="15"/>
          <table:table-cell office:value-type="float" office:value="304" calcext:value-type="float">
            <text:p>304</text:p>
          </table:table-cell>
          <table:table-cell office:value-type="float" office:value="16252" calcext:value-type="float">
            <text:p>16252</text:p>
          </table:table-cell>
          <table:table-cell office:value-type="float" office:value="5488" calcext:value-type="float">
            <text:p>5488</text:p>
          </table:table-cell>
          <table:table-cell office:value-type="float" office:value="-177" calcext:value-type="float">
            <text:p>-177</text:p>
          </table:table-cell>
          <table:table-cell office:value-type="float" office:value="1" calcext:value-type="float">
            <text:p>1</text:p>
          </table:table-cell>
          <table:table-cell office:value-type="float" office:value="-3882" calcext:value-type="float">
            <text:p>-3882</text:p>
          </table:table-cell>
          <table:table-cell/>
          <table:table-cell table:formula="of:=[.X57]*[.$N$10]+[.$N$11]" office:value-type="float" office:value="293.10772578108" calcext:value-type="float">
            <text:p>293.10772578108</text:p>
          </table:table-cell>
          <table:table-cell table:formula="of:=[.Y57]*[.$O$10]+[.$O$11]" office:value-type="float" office:value="16102.4907735617" calcext:value-type="float">
            <text:p>16102.4907735617</text:p>
          </table:table-cell>
          <table:table-cell table:formula="of:=SQRT([.AE57]*[.AE57]+[.AF57]*[.AF57])" office:value-type="float" office:value="16105.158218768" calcext:value-type="float">
            <text:p>16105.158218768</text:p>
          </table:table-cell>
          <table:table-cell table:formula="of:=[.AE57]/[.$AG57]" office:value-type="float" office:value="0.0181996178987865" calcext:value-type="float">
            <text:p>0.018199617898787</text:p>
          </table:table-cell>
          <table:table-cell table:formula="of:=[.AF57]/[.$AG57]" office:value-type="float" office:value="0.999834373238057" calcext:value-type="float">
            <text:p>0.999834373238057</text:p>
          </table:table-cell>
          <table:table-cell table:formula="of:=ATAN2([.AH57];[.AI57])" office:value-type="float" office:value="1.55259570404828" calcext:value-type="float">
            <text:p>1.55259570404828</text:p>
          </table:table-cell>
          <table:table-cell table:formula="of:=[.AJ57]/PI()*180" office:value-type="float" office:value="88.9571811321089" calcext:value-type="float">
            <text:p>88.9571811321089</text:p>
          </table:table-cell>
          <table:table-cell table:formula="of:=ATAN2([.AF57];[.AE57])*180/PI()" office:value-type="float" office:value="1.04281886789108" calcext:value-type="float">
            <text:p>1.04281886789108</text:p>
          </table:table-cell>
        </table:table-row>
        <table:table-row table:style-name="ro1">
          <table:table-cell table:number-columns-repeated="2"/>
          <table:table-cell office:value-type="float" office:value="16380" calcext:value-type="float">
            <text:p>16380</text:p>
          </table:table-cell>
          <table:table-cell office:value-type="float" office:value="260" calcext:value-type="float">
            <text:p>260</text:p>
          </table:table-cell>
          <table:table-cell office:value-type="float" office:value="2944" calcext:value-type="float">
            <text:p>2944</text:p>
          </table:table-cell>
          <table:table-cell office:value-type="float" office:value="-312" calcext:value-type="float">
            <text:p>-312</text:p>
          </table:table-cell>
          <table:table-cell office:value-type="float" office:value="-46" calcext:value-type="float">
            <text:p>-46</text:p>
          </table:table-cell>
          <table:table-cell office:value-type="float" office:value="-181" calcext:value-type="float">
            <text:p>-181</text:p>
          </table:table-cell>
          <table:table-cell table:number-columns-repeated="15"/>
          <table:table-cell office:value-type="float" office:value="864" calcext:value-type="float">
            <text:p>864</text:p>
          </table:table-cell>
          <table:table-cell office:value-type="float" office:value="16400" calcext:value-type="float">
            <text:p>16400</text:p>
          </table:table-cell>
          <table:table-cell office:value-type="float" office:value="3972" calcext:value-type="float">
            <text:p>3972</text:p>
          </table:table-cell>
          <table:table-cell office:value-type="float" office:value="-176" calcext:value-type="float">
            <text:p>-176</text:p>
          </table:table-cell>
          <table:table-cell office:value-type="float" office:value="-1429" calcext:value-type="float">
            <text:p>-1429</text:p>
          </table:table-cell>
          <table:table-cell office:value-type="float" office:value="-1691" calcext:value-type="float">
            <text:p>-1691</text:p>
          </table:table-cell>
          <table:table-cell/>
          <table:table-cell table:formula="of:=[.X58]*[.$N$10]+[.$N$11]" office:value-type="float" office:value="853.560086147908" calcext:value-type="float">
            <text:p>853.560086147908</text:p>
          </table:table-cell>
          <table:table-cell table:formula="of:=[.Y58]*[.$O$10]+[.$O$11]" office:value-type="float" office:value="16250.6901869233" calcext:value-type="float">
            <text:p>16250.6901869233</text:p>
          </table:table-cell>
          <table:table-cell table:formula="of:=SQRT([.AE58]*[.AE58]+[.AF58]*[.AF58])" office:value-type="float" office:value="16273.091174452" calcext:value-type="float">
            <text:p>16273.091174452</text:p>
          </table:table-cell>
          <table:table-cell table:formula="of:=[.AE58]/[.$AG58]" office:value-type="float" office:value="0.052452240142792" calcext:value-type="float">
            <text:p>0.052452240142792</text:p>
          </table:table-cell>
          <table:table-cell table:formula="of:=[.AF58]/[.$AG58]" office:value-type="float" office:value="0.998623433784729" calcext:value-type="float">
            <text:p>0.998623433784729</text:p>
          </table:table-cell>
          <table:table-cell table:formula="of:=ATAN2([.AH58];[.AI58])" office:value-type="float" office:value="1.51832000539791" calcext:value-type="float">
            <text:p>1.51832000539791</text:p>
          </table:table-cell>
          <table:table-cell table:formula="of:=[.AJ58]/PI()*180" office:value-type="float" office:value="86.9933282595805" calcext:value-type="float">
            <text:p>86.9933282595805</text:p>
          </table:table-cell>
          <table:table-cell table:formula="of:=ATAN2([.AF58];[.AE58])*180/PI()" office:value-type="float" office:value="3.00667174041951" calcext:value-type="float">
            <text:p>3.00667174041951</text:p>
          </table:table-cell>
        </table:table-row>
        <table:table-row table:style-name="ro1"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424" calcext:value-type="float">
            <text:p>424</text:p>
          </table:table-cell>
          <table:table-cell office:value-type="float" office:value="2728" calcext:value-type="float">
            <text:p>2728</text:p>
          </table:table-cell>
          <table:table-cell office:value-type="float" office:value="-240" calcext:value-type="float">
            <text:p>-240</text:p>
          </table:table-cell>
          <table:table-cell office:value-type="float" office:value="-123" calcext:value-type="float">
            <text:p>-123</text:p>
          </table:table-cell>
          <table:table-cell office:value-type="float" office:value="-311" calcext:value-type="float">
            <text:p>-311</text:p>
          </table:table-cell>
          <table:table-cell table:number-columns-repeated="15"/>
          <table:table-cell office:value-type="float" office:value="-460" calcext:value-type="float">
            <text:p>-460</text:p>
          </table:table-cell>
          <table:table-cell office:value-type="float" office:value="16500" calcext:value-type="float">
            <text:p>16500</text:p>
          </table:table-cell>
          <table:table-cell office:value-type="float" office:value="4176" calcext:value-type="float">
            <text:p>4176</text:p>
          </table:table-cell>
          <table:table-cell office:value-type="float" office:value="-918" calcext:value-type="float">
            <text:p>-918</text:p>
          </table:table-cell>
          <table:table-cell office:value-type="float" office:value="1360" calcext:value-type="float">
            <text:p>1360</text:p>
          </table:table-cell>
          <table:table-cell office:value-type="float" office:value="-587" calcext:value-type="float">
            <text:p>-587</text:p>
          </table:table-cell>
          <table:table-cell/>
          <table:table-cell table:formula="of:=[.X59]*[.$N$10]+[.$N$11]" office:value-type="float" office:value="-471.509423005093" calcext:value-type="float">
            <text:p>-471.509423005093</text:p>
          </table:table-cell>
          <table:table-cell table:formula="of:=[.Y59]*[.$O$10]+[.$O$11]" office:value-type="float" office:value="16350.8249256811" calcext:value-type="float">
            <text:p>16350.8249256811</text:p>
          </table:table-cell>
          <table:table-cell table:formula="of:=SQRT([.AE59]*[.AE59]+[.AF59]*[.AF59])" office:value-type="float" office:value="16357.6219813962" calcext:value-type="float">
            <text:p>16357.6219813962</text:p>
          </table:table-cell>
          <table:table-cell table:formula="of:=[.AE59]/[.$AG59]" office:value-type="float" office:value="-0.0288250592623639" calcext:value-type="float">
            <text:p>-0.028825059262364</text:p>
          </table:table-cell>
          <table:table-cell table:formula="of:=[.AF59]/[.$AG59]" office:value-type="float" office:value="0.999584471647355" calcext:value-type="float">
            <text:p>0.999584471647355</text:p>
          </table:table-cell>
          <table:table-cell table:formula="of:=ATAN2([.AH59];[.AI59])" office:value-type="float" office:value="1.59962537926412" calcext:value-type="float">
            <text:p>1.59962537926412</text:p>
          </table:table-cell>
          <table:table-cell table:formula="of:=[.AJ59]/PI()*180" office:value-type="float" office:value="91.6517830338474" calcext:value-type="float">
            <text:p>91.6517830338474</text:p>
          </table:table-cell>
          <table:table-cell table:formula="of:=ATAN2([.AF59];[.AE59])*180/PI()" office:value-type="float" office:value="-1.6517830338474" calcext:value-type="float">
            <text:p>-1.6517830338474</text:p>
          </table:table-cell>
        </table:table-row>
        <table:table-row table:style-name="ro1">
          <table:table-cell table:number-columns-repeated="2"/>
          <table:table-cell office:value-type="float" office:value="16412" calcext:value-type="float">
            <text:p>16412</text:p>
          </table:table-cell>
          <table:table-cell office:value-type="float" office:value="448" calcext:value-type="float">
            <text:p>448</text:p>
          </table:table-cell>
          <table:table-cell office:value-type="float" office:value="2928" calcext:value-type="float">
            <text:p>2928</text:p>
          </table:table-cell>
          <table:table-cell office:value-type="float" office:value="-288" calcext:value-type="float">
            <text:p>-288</text:p>
          </table:table-cell>
          <table:table-cell office:value-type="float" office:value="-126" calcext:value-type="float">
            <text:p>-126</text:p>
          </table:table-cell>
          <table:table-cell office:value-type="float" office:value="-234" calcext:value-type="float">
            <text:p>-234</text:p>
          </table:table-cell>
          <table:table-cell table:number-columns-repeated="15"/>
          <table:table-cell office:value-type="float" office:value="936" calcext:value-type="float">
            <text:p>936</text:p>
          </table:table-cell>
          <table:table-cell office:value-type="float" office:value="16920" calcext:value-type="float">
            <text:p>16920</text:p>
          </table:table-cell>
          <table:table-cell office:value-type="float" office:value="6392" calcext:value-type="float">
            <text:p>6392</text:p>
          </table:table-cell>
          <table:table-cell office:value-type="float" office:value="-3582" calcext:value-type="float">
            <text:p>-3582</text:p>
          </table:table-cell>
          <table:table-cell office:value-type="float" office:value="1730" calcext:value-type="float">
            <text:p>1730</text:p>
          </table:table-cell>
          <table:table-cell office:value-type="float" office:value="-1862" calcext:value-type="float">
            <text:p>-1862</text:p>
          </table:table-cell>
          <table:table-cell/>
          <table:table-cell table:formula="of:=[.X60]*[.$N$10]+[.$N$11]" office:value-type="float" office:value="925.618246766501" calcext:value-type="float">
            <text:p>925.618246766501</text:p>
          </table:table-cell>
          <table:table-cell table:formula="of:=[.Y60]*[.$O$10]+[.$O$11]" office:value-type="float" office:value="16771.390828464" calcext:value-type="float">
            <text:p>16771.390828464</text:p>
          </table:table-cell>
          <table:table-cell table:formula="of:=SQRT([.AE60]*[.AE60]+[.AF60]*[.AF60])" office:value-type="float" office:value="16796.913986201" calcext:value-type="float">
            <text:p>16796.913986201</text:p>
          </table:table-cell>
          <table:table-cell table:formula="of:=[.AE60]/[.$AG60]" office:value-type="float" office:value="0.055106446787006" calcext:value-type="float">
            <text:p>0.055106446787006</text:p>
          </table:table-cell>
          <table:table-cell table:formula="of:=[.AF60]/[.$AG60]" office:value-type="float" office:value="0.998480485298792" calcext:value-type="float">
            <text:p>0.998480485298792</text:p>
          </table:table-cell>
          <table:table-cell table:formula="of:=ATAN2([.AH60];[.AI60])" office:value-type="float" office:value="1.51566195134661" calcext:value-type="float">
            <text:p>1.51566195134661</text:p>
          </table:table-cell>
          <table:table-cell table:formula="of:=[.AJ60]/PI()*180" office:value-type="float" office:value="86.8410329807233" calcext:value-type="float">
            <text:p>86.8410329807233</text:p>
          </table:table-cell>
          <table:table-cell table:formula="of:=ATAN2([.AF60];[.AE60])*180/PI()" office:value-type="float" office:value="3.15896701927668" calcext:value-type="float">
            <text:p>3.15896701927668</text:p>
          </table:table-cell>
        </table:table-row>
        <table:table-row table:style-name="ro1">
          <table:table-cell table:number-columns-repeated="2"/>
          <table:table-cell office:value-type="float" office:value="16312" calcext:value-type="float">
            <text:p>16312</text:p>
          </table:table-cell>
          <table:table-cell office:value-type="float" office:value="228" calcext:value-type="float">
            <text:p>228</text:p>
          </table:table-cell>
          <table:table-cell office:value-type="float" office:value="3000" calcext:value-type="float">
            <text:p>3000</text:p>
          </table:table-cell>
          <table:table-cell office:value-type="float" office:value="-229" calcext:value-type="float">
            <text:p>-229</text:p>
          </table:table-cell>
          <table:table-cell office:value-type="float" office:value="-144" calcext:value-type="float">
            <text:p>-144</text:p>
          </table:table-cell>
          <table:table-cell office:value-type="float" office:value="-222" calcext:value-type="float">
            <text:p>-222</text:p>
          </table:table-cell>
          <table:table-cell table:number-columns-repeated="15"/>
          <table:table-cell office:value-type="float" office:value="900" calcext:value-type="float">
            <text:p>900</text:p>
          </table:table-cell>
          <table:table-cell office:value-type="float" office:value="16828" calcext:value-type="float">
            <text:p>16828</text:p>
          </table:table-cell>
          <table:table-cell office:value-type="float" office:value="3864" calcext:value-type="float">
            <text:p>3864</text:p>
          </table:table-cell>
          <table:table-cell office:value-type="float" office:value="-2253" calcext:value-type="float">
            <text:p>-2253</text:p>
          </table:table-cell>
          <table:table-cell office:value-type="float" office:value="429" calcext:value-type="float">
            <text:p>429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[.X61]*[.$N$10]+[.$N$11]" office:value-type="float" office:value="889.589166457205" calcext:value-type="float">
            <text:p>889.589166457205</text:p>
          </table:table-cell>
          <table:table-cell table:formula="of:=[.Y61]*[.$O$10]+[.$O$11]" office:value-type="float" office:value="16679.2668688068" calcext:value-type="float">
            <text:p>16679.2668688068</text:p>
          </table:table-cell>
          <table:table-cell table:formula="of:=SQRT([.AE61]*[.AE61]+[.AF61]*[.AF61])" office:value-type="float" office:value="16702.9731534824" calcext:value-type="float">
            <text:p>16702.9731534824</text:p>
          </table:table-cell>
          <table:table-cell table:formula="of:=[.AE61]/[.$AG61]" office:value-type="float" office:value="0.0532593304367333" calcext:value-type="float">
            <text:p>0.053259330436733</text:p>
          </table:table-cell>
          <table:table-cell table:formula="of:=[.AF61]/[.$AG61]" office:value-type="float" office:value="0.998580714675299" calcext:value-type="float">
            <text:p>0.998580714675299</text:p>
          </table:table-cell>
          <table:table-cell table:formula="of:=ATAN2([.AH61];[.AI61])" office:value-type="float" office:value="1.51751178531622" calcext:value-type="float">
            <text:p>1.51751178531622</text:p>
          </table:table-cell>
          <table:table-cell table:formula="of:=[.AJ61]/PI()*180" office:value-type="float" office:value="86.9470206599821" calcext:value-type="float">
            <text:p>86.9470206599821</text:p>
          </table:table-cell>
          <table:table-cell table:formula="of:=ATAN2([.AF61];[.AE61])*180/PI()" office:value-type="float" office:value="3.05297934001791" calcext:value-type="float">
            <text:p>3.05297934001791</text:p>
          </table:table-cell>
        </table:table-row>
        <table:table-row table:style-name="ro1">
          <table:table-cell table:number-columns-repeated="2"/>
          <table:table-cell office:value-type="float" office:value="16464" calcext:value-type="float">
            <text:p>16464</text:p>
          </table:table-cell>
          <table:table-cell office:value-type="float" office:value="356" calcext:value-type="float">
            <text:p>356</text:p>
          </table:table-cell>
          <table:table-cell office:value-type="float" office:value="2684" calcext:value-type="float">
            <text:p>2684</text:p>
          </table:table-cell>
          <table:table-cell office:value-type="float" office:value="-331" calcext:value-type="float">
            <text:p>-331</text:p>
          </table:table-cell>
          <table:table-cell office:value-type="float" office:value="-138" calcext:value-type="float">
            <text:p>-138</text:p>
          </table:table-cell>
          <table:table-cell office:value-type="float" office:value="-156" calcext:value-type="float">
            <text:p>-156</text:p>
          </table:table-cell>
          <table:table-cell table:number-columns-repeated="15"/>
          <table:table-cell office:value-type="float" office:value="492" calcext:value-type="float">
            <text:p>492</text:p>
          </table:table-cell>
          <table:table-cell office:value-type="float" office:value="16388" calcext:value-type="float">
            <text:p>16388</text:p>
          </table:table-cell>
          <table:table-cell office:value-type="float" office:value="4928" calcext:value-type="float">
            <text:p>4928</text:p>
          </table:table-cell>
          <table:table-cell office:value-type="float" office:value="-168" calcext:value-type="float">
            <text:p>-168</text:p>
          </table:table-cell>
          <table:table-cell office:value-type="float" office:value="-747" calcext:value-type="float">
            <text:p>-747</text:p>
          </table:table-cell>
          <table:table-cell office:value-type="float" office:value="-456" calcext:value-type="float">
            <text:p>-456</text:p>
          </table:table-cell>
          <table:table-cell/>
          <table:table-cell table:formula="of:=[.X62]*[.$N$10]+[.$N$11]" office:value-type="float" office:value="481.259589618515" calcext:value-type="float">
            <text:p>481.259589618515</text:p>
          </table:table-cell>
          <table:table-cell table:formula="of:=[.Y62]*[.$O$10]+[.$O$11]" office:value-type="float" office:value="16238.6740182723" calcext:value-type="float">
            <text:p>16238.6740182723</text:p>
          </table:table-cell>
          <table:table-cell table:formula="of:=SQRT([.AE62]*[.AE62]+[.AF62]*[.AF62])" office:value-type="float" office:value="16245.8039094504" calcext:value-type="float">
            <text:p>16245.8039094504</text:p>
          </table:table-cell>
          <table:table-cell table:formula="of:=[.AE62]/[.$AG62]" office:value-type="float" office:value="0.0296236241863391" calcext:value-type="float">
            <text:p>0.029623624186339</text:p>
          </table:table-cell>
          <table:table-cell table:formula="of:=[.AF62]/[.$AG62]" office:value-type="float" office:value="0.999561124139023" calcext:value-type="float">
            <text:p>0.999561124139023</text:p>
          </table:table-cell>
          <table:table-cell table:formula="of:=ATAN2([.AH62];[.AI62])" office:value-type="float" office:value="1.54116836814978" calcext:value-type="float">
            <text:p>1.54116836814978</text:p>
          </table:table-cell>
          <table:table-cell table:formula="of:=[.AJ62]/PI()*180" office:value-type="float" office:value="88.3024430140464" calcext:value-type="float">
            <text:p>88.3024430140464</text:p>
          </table:table-cell>
          <table:table-cell table:formula="of:=ATAN2([.AF62];[.AE62])*180/PI()" office:value-type="float" office:value="1.69755698595357" calcext:value-type="float">
            <text:p>1.69755698595357</text:p>
          </table:table-cell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364" calcext:value-type="float">
            <text:p>364</text:p>
          </table:table-cell>
          <table:table-cell office:value-type="float" office:value="2812" calcext:value-type="float">
            <text:p>2812</text:p>
          </table:table-cell>
          <table:table-cell office:value-type="float" office:value="-278" calcext:value-type="float">
            <text:p>-278</text:p>
          </table:table-cell>
          <table:table-cell office:value-type="float" office:value="-22" calcext:value-type="float">
            <text:p>-22</text:p>
          </table:table-cell>
          <table:table-cell office:value-type="float" office:value="-233" calcext:value-type="float">
            <text:p>-233</text:p>
          </table:table-cell>
          <table:table-cell table:number-columns-repeated="15"/>
          <table:table-cell office:value-type="float" office:value="704" calcext:value-type="float">
            <text:p>704</text:p>
          </table:table-cell>
          <table:table-cell office:value-type="float" office:value="16480" calcext:value-type="float">
            <text:p>16480</text:p>
          </table:table-cell>
          <table:table-cell office:value-type="float" office:value="4120" calcext:value-type="float">
            <text:p>4120</text:p>
          </table:table-cell>
          <table:table-cell office:value-type="float" office:value="449" calcext:value-type="float">
            <text:p>449</text:p>
          </table:table-cell>
          <table:table-cell office:value-type="float" office:value="-1231" calcext:value-type="float">
            <text:p>-1231</text:p>
          </table:table-cell>
          <table:table-cell office:value-type="float" office:value="-536" calcext:value-type="float">
            <text:p>-536</text:p>
          </table:table-cell>
          <table:table-cell/>
          <table:table-cell table:formula="of:=[.X63]*[.$N$10]+[.$N$11]" office:value-type="float" office:value="693.430840328815" calcext:value-type="float">
            <text:p>693.430840328815</text:p>
          </table:table-cell>
          <table:table-cell table:formula="of:=[.Y63]*[.$O$10]+[.$O$11]" office:value-type="float" office:value="16330.7979779295" calcext:value-type="float">
            <text:p>16330.7979779295</text:p>
          </table:table-cell>
          <table:table-cell table:formula="of:=SQRT([.AE63]*[.AE63]+[.AF63]*[.AF63])" office:value-type="float" office:value="16345.5134188641" calcext:value-type="float">
            <text:p>16345.5134188641</text:p>
          </table:table-cell>
          <table:table-cell table:formula="of:=[.AE63]/[.$AG63]" office:value-type="float" office:value="0.0424233135147983" calcext:value-type="float">
            <text:p>0.042423313514798</text:p>
          </table:table-cell>
          <table:table-cell table:formula="of:=[.AF63]/[.$AG63]" office:value-type="float" office:value="0.999099725988565" calcext:value-type="float">
            <text:p>0.999099725988565</text:p>
          </table:table-cell>
          <table:table-cell table:formula="of:=ATAN2([.AH63];[.AI63])" office:value-type="float" office:value="1.52836027782494" calcext:value-type="float">
            <text:p>1.52836027782494</text:p>
          </table:table-cell>
          <table:table-cell table:formula="of:=[.AJ63]/PI()*180" office:value-type="float" office:value="87.5685934948111" calcext:value-type="float">
            <text:p>87.5685934948111</text:p>
          </table:table-cell>
          <table:table-cell table:formula="of:=ATAN2([.AF63];[.AE63])*180/PI()" office:value-type="float" office:value="2.43140650518889" calcext:value-type="float">
            <text:p>2.43140650518889</text:p>
          </table:table-cell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288" calcext:value-type="float">
            <text:p>288</text:p>
          </table:table-cell>
          <table:table-cell office:value-type="float" office:value="2672" calcext:value-type="float">
            <text:p>2672</text:p>
          </table:table-cell>
          <table:table-cell office:value-type="float" office:value="-285" calcext:value-type="float">
            <text:p>-285</text:p>
          </table:table-cell>
          <table:table-cell office:value-type="float" office:value="-50" calcext:value-type="float">
            <text:p>-50</text:p>
          </table:table-cell>
          <table:table-cell office:value-type="float" office:value="-256" calcext:value-type="float">
            <text:p>-256</text:p>
          </table:table-cell>
          <table:table-cell table:number-columns-repeated="15"/>
          <table:table-cell office:value-type="float" office:value="572" calcext:value-type="float">
            <text:p>572</text:p>
          </table:table-cell>
          <table:table-cell office:value-type="float" office:value="16552" calcext:value-type="float">
            <text:p>16552</text:p>
          </table:table-cell>
          <table:table-cell office:value-type="float" office:value="3972" calcext:value-type="float">
            <text:p>3972</text:p>
          </table:table-cell>
          <table:table-cell office:value-type="float" office:value="-627" calcext:value-type="float">
            <text:p>-627</text:p>
          </table:table-cell>
          <table:table-cell office:value-type="float" office:value="139" calcext:value-type="float">
            <text:p>139</text:p>
          </table:table-cell>
          <table:table-cell office:value-type="float" office:value="-112" calcext:value-type="float">
            <text:p>-112</text:p>
          </table:table-cell>
          <table:table-cell/>
          <table:table-cell table:formula="of:=[.X64]*[.$N$10]+[.$N$11]" office:value-type="float" office:value="561.324212528062" calcext:value-type="float">
            <text:p>561.324212528062</text:p>
          </table:table-cell>
          <table:table-cell table:formula="of:=[.Y64]*[.$O$10]+[.$O$11]" office:value-type="float" office:value="16402.8949898352" calcext:value-type="float">
            <text:p>16402.8949898352</text:p>
          </table:table-cell>
          <table:table-cell table:formula="of:=SQRT([.AE64]*[.AE64]+[.AF64]*[.AF64])" office:value-type="float" office:value="16412.4967302093" calcext:value-type="float">
            <text:p>16412.4967302093</text:p>
          </table:table-cell>
          <table:table-cell table:formula="of:=[.AE64]/[.$AG64]" office:value-type="float" office:value="0.0342010250941817" calcext:value-type="float">
            <text:p>0.034201025094182</text:p>
          </table:table-cell>
          <table:table-cell table:formula="of:=[.AF64]/[.$AG64]" office:value-type="float" office:value="0.999414973813434" calcext:value-type="float">
            <text:p>0.999414973813434</text:p>
          </table:table-cell>
          <table:table-cell table:formula="of:=ATAN2([.AH64];[.AI64])" office:value-type="float" office:value="1.53658863064116" calcext:value-type="float">
            <text:p>1.53658863064116</text:p>
          </table:table-cell>
          <table:table-cell table:formula="of:=[.AJ64]/PI()*180" office:value-type="float" office:value="88.0400433835251" calcext:value-type="float">
            <text:p>88.0400433835251</text:p>
          </table:table-cell>
          <table:table-cell table:formula="of:=ATAN2([.AF64];[.AE64])*180/PI()" office:value-type="float" office:value="1.9599566164749" calcext:value-type="float">
            <text:p>1.9599566164749</text:p>
          </table:table-cell>
        </table:table-row>
        <table:table-row table:style-name="ro1">
          <table:table-cell table:number-columns-repeated="2"/>
          <table:table-cell office:value-type="float" office:value="16376" calcext:value-type="float">
            <text:p>16376</text:p>
          </table:table-cell>
          <table:table-cell office:value-type="float" office:value="164" calcext:value-type="float">
            <text:p>164</text:p>
          </table:table-cell>
          <table:table-cell office:value-type="float" office:value="2808" calcext:value-type="float">
            <text:p>2808</text:p>
          </table:table-cell>
          <table:table-cell office:value-type="float" office:value="-345" calcext:value-type="float">
            <text:p>-345</text:p>
          </table:table-cell>
          <table:table-cell office:value-type="float" office:value="-167" calcext:value-type="float">
            <text:p>-167</text:p>
          </table:table-cell>
          <table:table-cell office:value-type="float" office:value="-237" calcext:value-type="float">
            <text:p>-237</text:p>
          </table:table-cell>
          <table:table-cell table:number-columns-repeated="15"/>
          <table:table-cell office:value-type="float" office:value="560" calcext:value-type="float">
            <text:p>560</text:p>
          </table:table-cell>
          <table:table-cell office:value-type="float" office:value="16584" calcext:value-type="float">
            <text:p>16584</text:p>
          </table:table-cell>
          <table:table-cell office:value-type="float" office:value="4204" calcext:value-type="float">
            <text:p>4204</text:p>
          </table:table-cell>
          <table:table-cell office:value-type="float" office:value="-332" calcext:value-type="float">
            <text:p>-332</text:p>
          </table:table-cell>
          <table:table-cell office:value-type="float" office:value="270" calcext:value-type="float">
            <text:p>270</text:p>
          </table:table-cell>
          <table:table-cell office:value-type="float" office:value="-242" calcext:value-type="float">
            <text:p>-242</text:p>
          </table:table-cell>
          <table:table-cell/>
          <table:table-cell table:formula="of:=[.X65]*[.$N$10]+[.$N$11]" office:value-type="float" office:value="549.31451909163" calcext:value-type="float">
            <text:p>549.31451909163</text:p>
          </table:table-cell>
          <table:table-cell table:formula="of:=[.Y65]*[.$O$10]+[.$O$11]" office:value-type="float" office:value="16434.9381062377" calcext:value-type="float">
            <text:p>16434.9381062377</text:p>
          </table:table-cell>
          <table:table-cell table:formula="of:=SQRT([.AE65]*[.AE65]+[.AF65]*[.AF65])" office:value-type="float" office:value="16444.1155735646" calcext:value-type="float">
            <text:p>16444.1155735646</text:p>
          </table:table-cell>
          <table:table-cell table:formula="of:=[.AE65]/[.$AG65]" office:value-type="float" office:value="0.0334049293581167" calcext:value-type="float">
            <text:p>0.033404929358117</text:p>
          </table:table-cell>
          <table:table-cell table:formula="of:=[.AF65]/[.$AG65]" office:value-type="float" office:value="0.999441899609266" calcext:value-type="float">
            <text:p>0.999441899609266</text:p>
          </table:table-cell>
          <table:table-cell table:formula="of:=ATAN2([.AH65];[.AI65])" office:value-type="float" office:value="1.53738518161443" calcext:value-type="float">
            <text:p>1.53738518161443</text:p>
          </table:table-cell>
          <table:table-cell table:formula="of:=[.AJ65]/PI()*180" office:value-type="float" office:value="88.0856823924603" calcext:value-type="float">
            <text:p>88.0856823924603</text:p>
          </table:table-cell>
          <table:table-cell table:formula="of:=ATAN2([.AF65];[.AE65])*180/PI()" office:value-type="float" office:value="1.91431760753974" calcext:value-type="float">
            <text:p>1.91431760753974</text:p>
          </table:table-cell>
        </table:table-row>
        <table:table-row table:style-name="ro1">
          <table:table-cell table:number-columns-repeated="2"/>
          <table:table-cell office:value-type="float" office:value="16464" calcext:value-type="float">
            <text:p>16464</text:p>
          </table:table-cell>
          <table:table-cell office:value-type="float" office:value="324" calcext:value-type="float">
            <text:p>324</text:p>
          </table:table-cell>
          <table:table-cell office:value-type="float" office:value="2700" calcext:value-type="float">
            <text:p>2700</text:p>
          </table:table-cell>
          <table:table-cell office:value-type="float" office:value="-242" calcext:value-type="float">
            <text:p>-242</text:p>
          </table:table-cell>
          <table:table-cell office:value-type="float" office:value="-5" calcext:value-type="float">
            <text:p>-5</text:p>
          </table:table-cell>
          <table:table-cell office:value-type="float" office:value="-254" calcext:value-type="float">
            <text:p>-254</text:p>
          </table:table-cell>
          <table:table-cell table:number-columns-repeated="15"/>
          <table:table-cell office:value-type="float" office:value="628" calcext:value-type="float">
            <text:p>628</text:p>
          </table:table-cell>
          <table:table-cell office:value-type="float" office:value="16652" calcext:value-type="float">
            <text:p>16652</text:p>
          </table:table-cell>
          <table:table-cell office:value-type="float" office:value="3944" calcext:value-type="float">
            <text:p>3944</text:p>
          </table:table-cell>
          <table:table-cell office:value-type="float" office:value="-174" calcext:value-type="float">
            <text:p>-174</text:p>
          </table:table-cell>
          <table:table-cell office:value-type="float" office:value="-192" calcext:value-type="float">
            <text:p>-19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X66]*[.$N$10]+[.$N$11]" office:value-type="float" office:value="617.369448564745" calcext:value-type="float">
            <text:p>617.369448564745</text:p>
          </table:table-cell>
          <table:table-cell table:formula="of:=[.Y66]*[.$O$10]+[.$O$11]" office:value-type="float" office:value="16503.029728593" calcext:value-type="float">
            <text:p>16503.029728593</text:p>
          </table:table-cell>
          <table:table-cell table:formula="of:=SQRT([.AE66]*[.AE66]+[.AF66]*[.AF66])" office:value-type="float" office:value="16514.5734204322" calcext:value-type="float">
            <text:p>16514.5734204322</text:p>
          </table:table-cell>
          <table:table-cell table:formula="of:=[.AE66]/[.$AG66]" office:value-type="float" office:value="0.0373833118693167" calcext:value-type="float">
            <text:p>0.037383311869317</text:p>
          </table:table-cell>
          <table:table-cell table:formula="of:=[.AF66]/[.$AG66]" office:value-type="float" office:value="0.999300999696128" calcext:value-type="float">
            <text:p>0.999300999696128</text:p>
          </table:table-cell>
          <table:table-cell table:formula="of:=ATAN2([.AH66];[.AI66])" office:value-type="float" office:value="1.53340430217399" calcext:value-type="float">
            <text:p>1.53340430217399</text:p>
          </table:table-cell>
          <table:table-cell table:formula="of:=[.AJ66]/PI()*180" office:value-type="float" office:value="87.8575948017729" calcext:value-type="float">
            <text:p>87.8575948017729</text:p>
          </table:table-cell>
          <table:table-cell table:formula="of:=ATAN2([.AF66];[.AE66])*180/PI()" office:value-type="float" office:value="2.14240519822705" calcext:value-type="float">
            <text:p>2.14240519822705</text:p>
          </table:table-cell>
        </table:table-row>
        <table:table-row table:style-name="ro1">
          <table:table-cell table:number-columns-repeated="2"/>
          <table:table-cell office:value-type="float" office:value="16468" calcext:value-type="float">
            <text:p>16468</text:p>
          </table:table-cell>
          <table:table-cell office:value-type="float" office:value="252" calcext:value-type="float">
            <text:p>252</text:p>
          </table:table-cell>
          <table:table-cell office:value-type="float" office:value="2876" calcext:value-type="float">
            <text:p>2876</text:p>
          </table:table-cell>
          <table:table-cell office:value-type="float" office:value="-216" calcext:value-type="float">
            <text:p>-216</text:p>
          </table:table-cell>
          <table:table-cell office:value-type="float" office:value="132" calcext:value-type="float">
            <text:p>132</text:p>
          </table:table-cell>
          <table:table-cell office:value-type="float" office:value="-267" calcext:value-type="float">
            <text:p>-267</text:p>
          </table:table-cell>
          <table:table-cell table:number-columns-repeated="15"/>
          <table:table-cell office:value-type="float" office:value="736" calcext:value-type="float">
            <text:p>736</text:p>
          </table:table-cell>
          <table:table-cell office:value-type="float" office:value="16588" calcext:value-type="float">
            <text:p>16588</text:p>
          </table:table-cell>
          <table:table-cell office:value-type="float" office:value="4020" calcext:value-type="float">
            <text:p>4020</text:p>
          </table:table-cell>
          <table:table-cell office:value-type="float" office:value="-262" calcext:value-type="float">
            <text:p>-262</text:p>
          </table:table-cell>
          <table:table-cell office:value-type="float" office:value="-144" calcext:value-type="float">
            <text:p>-144</text:p>
          </table:table-cell>
          <table:table-cell office:value-type="float" office:value="-207" calcext:value-type="float">
            <text:p>-207</text:p>
          </table:table-cell>
          <table:table-cell/>
          <table:table-cell table:formula="of:=[.X67]*[.$N$10]+[.$N$11]" office:value-type="float" office:value="725.456689492633" calcext:value-type="float">
            <text:p>725.456689492633</text:p>
          </table:table-cell>
          <table:table-cell table:formula="of:=[.Y67]*[.$O$10]+[.$O$11]" office:value-type="float" office:value="16438.943495788" calcext:value-type="float">
            <text:p>16438.943495788</text:p>
          </table:table-cell>
          <table:table-cell table:formula="of:=SQRT([.AE67]*[.AE67]+[.AF67]*[.AF67])" office:value-type="float" office:value="16454.9430465754" calcext:value-type="float">
            <text:p>16454.9430465754</text:p>
          </table:table-cell>
          <table:table-cell table:formula="of:=[.AE67]/[.$AG67]" office:value-type="float" office:value="0.0440874628030764" calcext:value-type="float">
            <text:p>0.044087462803076</text:p>
          </table:table-cell>
          <table:table-cell table:formula="of:=[.AF67]/[.$AG67]" office:value-type="float" office:value="0.999027675103942" calcext:value-type="float">
            <text:p>0.999027675103942</text:p>
          </table:table-cell>
          <table:table-cell table:formula="of:=ATAN2([.AH67];[.AI67])" office:value-type="float" office:value="1.52669456931948" calcext:value-type="float">
            <text:p>1.52669456931948</text:p>
          </table:table-cell>
          <table:table-cell table:formula="of:=[.AJ67]/PI()*180" office:value-type="float" office:value="87.4731554275489" calcext:value-type="float">
            <text:p>87.4731554275489</text:p>
          </table:table-cell>
          <table:table-cell table:formula="of:=ATAN2([.AF67];[.AE67])*180/PI()" office:value-type="float" office:value="2.52684457245108" calcext:value-type="float">
            <text:p>2.52684457245108</text:p>
          </table:table-cell>
        </table:table-row>
        <table:table-row table:style-name="ro1">
          <table:table-cell table:number-columns-repeated="2"/>
          <table:table-cell office:value-type="float" office:value="16428" calcext:value-type="float">
            <text:p>16428</text:p>
          </table:table-cell>
          <table:table-cell office:value-type="float" office:value="356" calcext:value-type="float">
            <text:p>356</text:p>
          </table:table-cell>
          <table:table-cell office:value-type="float" office:value="2888" calcext:value-type="float">
            <text:p>2888</text:p>
          </table:table-cell>
          <table:table-cell office:value-type="float" office:value="-285" calcext:value-type="float">
            <text:p>-285</text:p>
          </table:table-cell>
          <table:table-cell office:value-type="float" office:value="-89" calcext:value-type="float">
            <text:p>-89</text:p>
          </table:table-cell>
          <table:table-cell office:value-type="float" office:value="-200" calcext:value-type="float">
            <text:p>-200</text:p>
          </table:table-cell>
          <table:table-cell table:number-columns-repeated="15"/>
          <table:table-cell office:value-type="float" office:value="684" calcext:value-type="float">
            <text:p>684</text:p>
          </table:table-cell>
          <table:table-cell office:value-type="float" office:value="16580" calcext:value-type="float">
            <text:p>16580</text:p>
          </table:table-cell>
          <table:table-cell office:value-type="float" office:value="4008" calcext:value-type="float">
            <text:p>4008</text:p>
          </table:table-cell>
          <table:table-cell office:value-type="float" office:value="-362" calcext:value-type="float">
            <text:p>-362</text:p>
          </table:table-cell>
          <table:table-cell office:value-type="float" office:value="-183" calcext:value-type="float">
            <text:p>-183</text:p>
          </table:table-cell>
          <table:table-cell office:value-type="float" office:value="-243" calcext:value-type="float">
            <text:p>-243</text:p>
          </table:table-cell>
          <table:table-cell/>
          <table:table-cell table:formula="of:=[.X68]*[.$N$10]+[.$N$11]" office:value-type="float" office:value="673.414684601428" calcext:value-type="float">
            <text:p>673.414684601428</text:p>
          </table:table-cell>
          <table:table-cell table:formula="of:=[.Y68]*[.$O$10]+[.$O$11]" office:value-type="float" office:value="16430.9327166874" calcext:value-type="float">
            <text:p>16430.9327166874</text:p>
          </table:table-cell>
          <table:table-cell table:formula="of:=SQRT([.AE68]*[.AE68]+[.AF68]*[.AF68])" office:value-type="float" office:value="16444.7267316226" calcext:value-type="float">
            <text:p>16444.7267316226</text:p>
          </table:table-cell>
          <table:table-cell table:formula="of:=[.AE68]/[.$AG68]" office:value-type="float" office:value="0.0409501900269632" calcext:value-type="float">
            <text:p>0.040950190026963</text:p>
          </table:table-cell>
          <table:table-cell table:formula="of:=[.AF68]/[.$AG68]" office:value-type="float" office:value="0.999161189166571" calcext:value-type="float">
            <text:p>0.999161189166571</text:p>
          </table:table-cell>
          <table:table-cell table:formula="of:=ATAN2([.AH68];[.AI68])" office:value-type="float" office:value="1.52983468310385" calcext:value-type="float">
            <text:p>1.52983468310385</text:p>
          </table:table-cell>
          <table:table-cell table:formula="of:=[.AJ68]/PI()*180" office:value-type="float" office:value="87.6530706945843" calcext:value-type="float">
            <text:p>87.6530706945843</text:p>
          </table:table-cell>
          <table:table-cell table:formula="of:=ATAN2([.AF68];[.AE68])*180/PI()" office:value-type="float" office:value="2.34692930541566" calcext:value-type="float">
            <text:p>2.34692930541566</text:p>
          </table:table-cell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00" calcext:value-type="float">
            <text:p>300</text:p>
          </table:table-cell>
          <table:table-cell office:value-type="float" office:value="2800" calcext:value-type="float">
            <text:p>2800</text:p>
          </table:table-cell>
          <table:table-cell office:value-type="float" office:value="-276" calcext:value-type="float">
            <text:p>-276</text:p>
          </table:table-cell>
          <table:table-cell office:value-type="float" office:value="-63" calcext:value-type="float">
            <text:p>-63</text:p>
          </table:table-cell>
          <table:table-cell office:value-type="float" office:value="-275" calcext:value-type="float">
            <text:p>-27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96" calcext:value-type="float">
            <text:p>16396</text:p>
          </table:table-cell>
          <table:table-cell office:value-type="float" office:value="280" calcext:value-type="float">
            <text:p>280</text:p>
          </table:table-cell>
          <table:table-cell office:value-type="float" office:value="2784" calcext:value-type="float">
            <text:p>2784</text:p>
          </table:table-cell>
          <table:table-cell office:value-type="float" office:value="-265" calcext:value-type="float">
            <text:p>-265</text:p>
          </table:table-cell>
          <table:table-cell office:value-type="float" office:value="-101" calcext:value-type="float">
            <text:p>-101</text:p>
          </table:table-cell>
          <table:table-cell office:value-type="float" office:value="-224" calcext:value-type="float">
            <text:p>-22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56" calcext:value-type="float">
            <text:p>16356</text:p>
          </table:table-cell>
          <table:table-cell office:value-type="float" office:value="260" calcext:value-type="float">
            <text:p>260</text:p>
          </table:table-cell>
          <table:table-cell office:value-type="float" office:value="2788" calcext:value-type="float">
            <text:p>2788</text:p>
          </table:table-cell>
          <table:table-cell office:value-type="float" office:value="-287" calcext:value-type="float">
            <text:p>-287</text:p>
          </table:table-cell>
          <table:table-cell office:value-type="float" office:value="-104" calcext:value-type="float">
            <text:p>-104</text:p>
          </table:table-cell>
          <table:table-cell office:value-type="float" office:value="-252" calcext:value-type="float">
            <text:p>-25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8" calcext:value-type="float">
            <text:p>16348</text:p>
          </table:table-cell>
          <table:table-cell office:value-type="float" office:value="164" calcext:value-type="float">
            <text:p>164</text:p>
          </table:table-cell>
          <table:table-cell office:value-type="float" office:value="2924" calcext:value-type="float">
            <text:p>2924</text:p>
          </table:table-cell>
          <table:table-cell office:value-type="float" office:value="-281" calcext:value-type="float">
            <text:p>-281</text:p>
          </table:table-cell>
          <table:table-cell office:value-type="float" office:value="-71" calcext:value-type="float">
            <text:p>-71</text:p>
          </table:table-cell>
          <table:table-cell office:value-type="float" office:value="-303" calcext:value-type="float">
            <text:p>-30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8" calcext:value-type="float">
            <text:p>16388</text:p>
          </table:table-cell>
          <table:table-cell office:value-type="float" office:value="348" calcext:value-type="float">
            <text:p>348</text:p>
          </table:table-cell>
          <table:table-cell office:value-type="float" office:value="2856" calcext:value-type="float">
            <text:p>2856</text:p>
          </table:table-cell>
          <table:table-cell office:value-type="float" office:value="-231" calcext:value-type="float">
            <text:p>-231</text:p>
          </table:table-cell>
          <table:table-cell office:value-type="float" office:value="173" calcext:value-type="float">
            <text:p>173</text:p>
          </table:table-cell>
          <table:table-cell office:value-type="float" office:value="-287" calcext:value-type="float">
            <text:p>-2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92" calcext:value-type="float">
            <text:p>16392</text:p>
          </table:table-cell>
          <table:table-cell office:value-type="float" office:value="416" calcext:value-type="float">
            <text:p>416</text:p>
          </table:table-cell>
          <table:table-cell office:value-type="float" office:value="2824" calcext:value-type="float">
            <text:p>2824</text:p>
          </table:table-cell>
          <table:table-cell office:value-type="float" office:value="-228" calcext:value-type="float">
            <text:p>-228</text:p>
          </table:table-cell>
          <table:table-cell office:value-type="float" office:value="6" calcext:value-type="float">
            <text:p>6</text:p>
          </table:table-cell>
          <table:table-cell office:value-type="float" office:value="-281" calcext:value-type="float">
            <text:p>-28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304" calcext:value-type="float">
            <text:p>304</text:p>
          </table:table-cell>
          <table:table-cell office:value-type="float" office:value="2964" calcext:value-type="float">
            <text:p>2964</text:p>
          </table:table-cell>
          <table:table-cell office:value-type="float" office:value="-268" calcext:value-type="float">
            <text:p>-268</text:p>
          </table:table-cell>
          <table:table-cell office:value-type="float" office:value="-261" calcext:value-type="float">
            <text:p>-261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44" calcext:value-type="float">
            <text:p>16444</text:p>
          </table:table-cell>
          <table:table-cell office:value-type="float" office:value="356" calcext:value-type="float">
            <text:p>356</text:p>
          </table:table-cell>
          <table:table-cell office:value-type="float" office:value="2732" calcext:value-type="float">
            <text:p>2732</text:p>
          </table:table-cell>
          <table:table-cell office:value-type="float" office:value="-287" calcext:value-type="float">
            <text:p>-287</text:p>
          </table:table-cell>
          <table:table-cell office:value-type="float" office:value="111" calcext:value-type="float">
            <text:p>111</text:p>
          </table:table-cell>
          <table:table-cell office:value-type="float" office:value="-273" calcext:value-type="float">
            <text:p>-27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484" calcext:value-type="float">
            <text:p>484</text:p>
          </table:table-cell>
          <table:table-cell office:value-type="float" office:value="2788" calcext:value-type="float">
            <text:p>2788</text:p>
          </table:table-cell>
          <table:table-cell office:value-type="float" office:value="-340" calcext:value-type="float">
            <text:p>-340</text:p>
          </table:table-cell>
          <table:table-cell office:value-type="float" office:value="104" calcext:value-type="float">
            <text:p>104</text:p>
          </table:table-cell>
          <table:table-cell office:value-type="float" office:value="-183" calcext:value-type="float">
            <text:p>-1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448" calcext:value-type="float">
            <text:p>448</text:p>
          </table:table-cell>
          <table:table-cell office:value-type="float" office:value="2680" calcext:value-type="float">
            <text:p>2680</text:p>
          </table:table-cell>
          <table:table-cell office:value-type="float" office:value="-330" calcext:value-type="float">
            <text:p>-330</text:p>
          </table:table-cell>
          <table:table-cell office:value-type="float" office:value="-164" calcext:value-type="float">
            <text:p>-164</text:p>
          </table:table-cell>
          <table:table-cell office:value-type="float" office:value="-162" calcext:value-type="float">
            <text:p>-16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8" calcext:value-type="float">
            <text:p>16408</text:p>
          </table:table-cell>
          <table:table-cell office:value-type="float" office:value="280" calcext:value-type="float">
            <text:p>280</text:p>
          </table:table-cell>
          <table:table-cell office:value-type="float" office:value="2800" calcext:value-type="float">
            <text:p>2800</text:p>
          </table:table-cell>
          <table:table-cell office:value-type="float" office:value="-268" calcext:value-type="float">
            <text:p>-268</text:p>
          </table:table-cell>
          <table:table-cell office:value-type="float" office:value="-14" calcext:value-type="float">
            <text:p>-14</text:p>
          </table:table-cell>
          <table:table-cell office:value-type="float" office:value="-189" calcext:value-type="float">
            <text:p>-18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312" calcext:value-type="float">
            <text:p>312</text:p>
          </table:table-cell>
          <table:table-cell office:value-type="float" office:value="2756" calcext:value-type="float">
            <text:p>2756</text:p>
          </table:table-cell>
          <table:table-cell office:value-type="float" office:value="-245" calcext:value-type="float">
            <text:p>-245</text:p>
          </table:table-cell>
          <table:table-cell office:value-type="float" office:value="-25" calcext:value-type="float">
            <text:p>-25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84" calcext:value-type="float">
            <text:p>384</text:p>
          </table:table-cell>
          <table:table-cell office:value-type="float" office:value="2840" calcext:value-type="float">
            <text:p>2840</text:p>
          </table:table-cell>
          <table:table-cell office:value-type="float" office:value="-209" calcext:value-type="float">
            <text:p>-209</text:p>
          </table:table-cell>
          <table:table-cell office:value-type="float" office:value="-13" calcext:value-type="float">
            <text:p>-13</text:p>
          </table:table-cell>
          <table:table-cell office:value-type="float" office:value="-172" calcext:value-type="float">
            <text:p>-17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28" calcext:value-type="float">
            <text:p>328</text:p>
          </table:table-cell>
          <table:table-cell office:value-type="float" office:value="2956" calcext:value-type="float">
            <text:p>2956</text:p>
          </table:table-cell>
          <table:table-cell office:value-type="float" office:value="-304" calcext:value-type="float">
            <text:p>-304</text:p>
          </table:table-cell>
          <table:table-cell office:value-type="float" office:value="-198" calcext:value-type="float">
            <text:p>-198</text:p>
          </table:table-cell>
          <table:table-cell office:value-type="float" office:value="-183" calcext:value-type="float">
            <text:p>-1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384" calcext:value-type="float">
            <text:p>384</text:p>
          </table:table-cell>
          <table:table-cell office:value-type="float" office:value="2740" calcext:value-type="float">
            <text:p>2740</text:p>
          </table:table-cell>
          <table:table-cell office:value-type="float" office:value="-258" calcext:value-type="float">
            <text:p>-258</text:p>
          </table:table-cell>
          <table:table-cell office:value-type="float" office:value="-24" calcext:value-type="float">
            <text:p>-24</text:p>
          </table:table-cell>
          <table:table-cell office:value-type="float" office:value="-235" calcext:value-type="float">
            <text:p>-23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12" calcext:value-type="float">
            <text:p>16412</text:p>
          </table:table-cell>
          <table:table-cell office:value-type="float" office:value="336" calcext:value-type="float">
            <text:p>336</text:p>
          </table:table-cell>
          <table:table-cell office:value-type="float" office:value="2756" calcext:value-type="float">
            <text:p>2756</text:p>
          </table:table-cell>
          <table:table-cell office:value-type="float" office:value="-286" calcext:value-type="float">
            <text:p>-286</text:p>
          </table:table-cell>
          <table:table-cell office:value-type="float" office:value="-132" calcext:value-type="float">
            <text:p>-132</text:p>
          </table:table-cell>
          <table:table-cell office:value-type="float" office:value="-173" calcext:value-type="float">
            <text:p>-17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340" calcext:value-type="float">
            <text:p>340</text:p>
          </table:table-cell>
          <table:table-cell office:value-type="float" office:value="2784" calcext:value-type="float">
            <text:p>2784</text:p>
          </table:table-cell>
          <table:table-cell office:value-type="float" office:value="-269" calcext:value-type="float">
            <text:p>-269</text:p>
          </table:table-cell>
          <table:table-cell office:value-type="float" office:value="-140" calcext:value-type="float">
            <text:p>-140</text:p>
          </table:table-cell>
          <table:table-cell office:value-type="float" office:value="-268" calcext:value-type="float">
            <text:p>-26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60" calcext:value-type="float">
            <text:p>260</text:p>
          </table:table-cell>
          <table:table-cell office:value-type="float" office:value="2816" calcext:value-type="float">
            <text:p>2816</text:p>
          </table:table-cell>
          <table:table-cell office:value-type="float" office:value="-205" calcext:value-type="float">
            <text:p>-205</text:p>
          </table:table-cell>
          <table:table-cell office:value-type="float" office:value="32" calcext:value-type="float">
            <text:p>32</text:p>
          </table:table-cell>
          <table:table-cell office:value-type="float" office:value="-210" calcext:value-type="float">
            <text:p>-21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280" calcext:value-type="float">
            <text:p>280</text:p>
          </table:table-cell>
          <table:table-cell office:value-type="float" office:value="2860" calcext:value-type="float">
            <text:p>2860</text:p>
          </table:table-cell>
          <table:table-cell office:value-type="float" office:value="-212" calcext:value-type="float">
            <text:p>-212</text:p>
          </table:table-cell>
          <table:table-cell office:value-type="float" office:value="-15" calcext:value-type="float">
            <text:p>-15</text:p>
          </table:table-cell>
          <table:table-cell office:value-type="float" office:value="-90" calcext:value-type="float">
            <text:p>-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260" calcext:value-type="float">
            <text:p>260</text:p>
          </table:table-cell>
          <table:table-cell office:value-type="float" office:value="2772" calcext:value-type="float">
            <text:p>2772</text:p>
          </table:table-cell>
          <table:table-cell office:value-type="float" office:value="-283" calcext:value-type="float">
            <text:p>-283</text:p>
          </table:table-cell>
          <table:table-cell office:value-type="float" office:value="-158" calcext:value-type="float">
            <text:p>-158</text:p>
          </table:table-cell>
          <table:table-cell office:value-type="float" office:value="-178" calcext:value-type="float">
            <text:p>-17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4" calcext:value-type="float">
            <text:p>16344</text:p>
          </table:table-cell>
          <table:table-cell office:value-type="float" office:value="296" calcext:value-type="float">
            <text:p>296</text:p>
          </table:table-cell>
          <table:table-cell office:value-type="float" office:value="2952" calcext:value-type="float">
            <text:p>2952</text:p>
          </table:table-cell>
          <table:table-cell office:value-type="float" office:value="-248" calcext:value-type="float">
            <text:p>-248</text:p>
          </table:table-cell>
          <table:table-cell office:value-type="float" office:value="-141" calcext:value-type="float">
            <text:p>-141</text:p>
          </table:table-cell>
          <table:table-cell office:value-type="float" office:value="-161" calcext:value-type="float">
            <text:p>-16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280" calcext:value-type="float">
            <text:p>280</text:p>
          </table:table-cell>
          <table:table-cell office:value-type="float" office:value="2872" calcext:value-type="float">
            <text:p>2872</text:p>
          </table:table-cell>
          <table:table-cell office:value-type="float" office:value="-271" calcext:value-type="float">
            <text:p>-271</text:p>
          </table:table-cell>
          <table:table-cell office:value-type="float" office:value="117" calcext:value-type="float">
            <text:p>117</text:p>
          </table:table-cell>
          <table:table-cell office:value-type="float" office:value="-187" calcext:value-type="float">
            <text:p>-1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292" calcext:value-type="float">
            <text:p>16292</text:p>
          </table:table-cell>
          <table:table-cell office:value-type="float" office:value="284" calcext:value-type="float">
            <text:p>284</text:p>
          </table:table-cell>
          <table:table-cell office:value-type="float" office:value="2776" calcext:value-type="float">
            <text:p>2776</text:p>
          </table:table-cell>
          <table:table-cell office:value-type="float" office:value="-250" calcext:value-type="float">
            <text:p>-250</text:p>
          </table:table-cell>
          <table:table-cell office:value-type="float" office:value="-175" calcext:value-type="float">
            <text:p>-175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24" calcext:value-type="float">
            <text:p>16324</text:p>
          </table:table-cell>
          <table:table-cell office:value-type="float" office:value="104" calcext:value-type="float">
            <text:p>104</text:p>
          </table:table-cell>
          <table:table-cell office:value-type="float" office:value="2952" calcext:value-type="float">
            <text:p>2952</text:p>
          </table:table-cell>
          <table:table-cell office:value-type="float" office:value="-233" calcext:value-type="float">
            <text:p>-233</text:p>
          </table:table-cell>
          <table:table-cell office:value-type="float" office:value="-123" calcext:value-type="float">
            <text:p>-123</text:p>
          </table:table-cell>
          <table:table-cell office:value-type="float" office:value="-143" calcext:value-type="float">
            <text:p>-1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8" calcext:value-type="float">
            <text:p>16348</text:p>
          </table:table-cell>
          <table:table-cell office:value-type="float" office:value="208" calcext:value-type="float">
            <text:p>208</text:p>
          </table:table-cell>
          <table:table-cell office:value-type="float" office:value="2944" calcext:value-type="float">
            <text:p>2944</text:p>
          </table:table-cell>
          <table:table-cell office:value-type="float" office:value="-259" calcext:value-type="float">
            <text:p>-259</text:p>
          </table:table-cell>
          <table:table-cell office:value-type="float" office:value="-104" calcext:value-type="float">
            <text:p>-104</text:p>
          </table:table-cell>
          <table:table-cell office:value-type="float" office:value="-166" calcext:value-type="float">
            <text:p>-1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420" calcext:value-type="float">
            <text:p>420</text:p>
          </table:table-cell>
          <table:table-cell office:value-type="float" office:value="2724" calcext:value-type="float">
            <text:p>2724</text:p>
          </table:table-cell>
          <table:table-cell office:value-type="float" office:value="-262" calcext:value-type="float">
            <text:p>-262</text:p>
          </table:table-cell>
          <table:table-cell office:value-type="float" office:value="-18" calcext:value-type="float">
            <text:p>-18</text:p>
          </table:table-cell>
          <table:table-cell office:value-type="float" office:value="-165" calcext:value-type="float">
            <text:p>-165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320" calcext:value-type="float">
            <text:p>320</text:p>
          </table:table-cell>
          <table:table-cell office:value-type="float" office:value="-16152" calcext:value-type="float">
            <text:p>-16152</text:p>
          </table:table-cell>
          <table:table-cell office:value-type="float" office:value="2440" calcext:value-type="float">
            <text:p>2440</text:p>
          </table:table-cell>
          <table:table-cell office:value-type="float" office:value="-193" calcext:value-type="float">
            <text:p>-193</text:p>
          </table:table-cell>
          <table:table-cell office:value-type="float" office:value="-72" calcext:value-type="float">
            <text:p>-72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-16144" calcext:value-type="float">
            <text:p>-16144</text:p>
          </table:table-cell>
          <table:table-cell office:value-type="float" office:value="2428" calcext:value-type="float">
            <text:p>2428</text:p>
          </table:table-cell>
          <table:table-cell office:value-type="float" office:value="-298" calcext:value-type="float">
            <text:p>-298</text:p>
          </table:table-cell>
          <table:table-cell office:value-type="float" office:value="-74" calcext:value-type="float">
            <text:p>-74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16148" calcext:value-type="float">
            <text:p>-16148</text:p>
          </table:table-cell>
          <table:table-cell office:value-type="float" office:value="2480" calcext:value-type="float">
            <text:p>2480</text:p>
          </table:table-cell>
          <table:table-cell office:value-type="float" office:value="-296" calcext:value-type="float">
            <text:p>-296</text:p>
          </table:table-cell>
          <table:table-cell office:value-type="float" office:value="-99" calcext:value-type="float">
            <text:p>-99</text:p>
          </table:table-cell>
          <table:table-cell office:value-type="float" office:value="-187" calcext:value-type="float">
            <text:p>-1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-16164" calcext:value-type="float">
            <text:p>-16164</text:p>
          </table:table-cell>
          <table:table-cell office:value-type="float" office:value="2616" calcext:value-type="float">
            <text:p>2616</text:p>
          </table:table-cell>
          <table:table-cell office:value-type="float" office:value="-342" calcext:value-type="float">
            <text:p>-342</text:p>
          </table:table-cell>
          <table:table-cell office:value-type="float" office:value="-65" calcext:value-type="float">
            <text:p>-65</text:p>
          </table:table-cell>
          <table:table-cell office:value-type="float" office:value="-167" calcext:value-type="float">
            <text:p>-1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84" calcext:value-type="float">
            <text:p>-16184</text:p>
          </table:table-cell>
          <table:table-cell office:value-type="float" office:value="2504" calcext:value-type="float">
            <text:p>2504</text:p>
          </table:table-cell>
          <table:table-cell office:value-type="float" office:value="-325" calcext:value-type="float">
            <text:p>-325</text:p>
          </table:table-cell>
          <table:table-cell office:value-type="float" office:value="-22" calcext:value-type="float">
            <text:p>-22</text:p>
          </table:table-cell>
          <table:table-cell office:value-type="float" office:value="-193" calcext:value-type="float">
            <text:p>-19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228" calcext:value-type="float">
            <text:p>-16228</text:p>
          </table:table-cell>
          <table:table-cell office:value-type="float" office:value="2516" calcext:value-type="float">
            <text:p>2516</text:p>
          </table:table-cell>
          <table:table-cell office:value-type="float" office:value="-270" calcext:value-type="float">
            <text:p>-270</text:p>
          </table:table-cell>
          <table:table-cell office:value-type="float" office:value="-120" calcext:value-type="float">
            <text:p>-120</text:p>
          </table:table-cell>
          <table:table-cell office:value-type="float" office:value="-216" calcext:value-type="float">
            <text:p>-21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44" calcext:value-type="float">
            <text:p>2544</text:p>
          </table:table-cell>
          <table:table-cell office:value-type="float" office:value="-267" calcext:value-type="float">
            <text:p>-267</text:p>
          </table:table-cell>
          <table:table-cell office:value-type="float" office:value="-99" calcext:value-type="float">
            <text:p>-99</text:p>
          </table:table-cell>
          <table:table-cell office:value-type="float" office:value="-250" calcext:value-type="float">
            <text:p>-25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-16220" calcext:value-type="float">
            <text:p>-16220</text:p>
          </table:table-cell>
          <table:table-cell office:value-type="float" office:value="2440" calcext:value-type="float">
            <text:p>2440</text:p>
          </table:table-cell>
          <table:table-cell office:value-type="float" office:value="-293" calcext:value-type="float">
            <text:p>-293</text:p>
          </table:table-cell>
          <table:table-cell office:value-type="float" office:value="-54" calcext:value-type="float">
            <text:p>-54</text:p>
          </table:table-cell>
          <table:table-cell office:value-type="float" office:value="-241" calcext:value-type="float">
            <text:p>-24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16232" calcext:value-type="float">
            <text:p>-16232</text:p>
          </table:table-cell>
          <table:table-cell office:value-type="float" office:value="2584" calcext:value-type="float">
            <text:p>2584</text:p>
          </table:table-cell>
          <table:table-cell office:value-type="float" office:value="-256" calcext:value-type="float">
            <text:p>-256</text:p>
          </table:table-cell>
          <table:table-cell office:value-type="float" office:value="-40" calcext:value-type="float">
            <text:p>-40</text:p>
          </table:table-cell>
          <table:table-cell office:value-type="float" office:value="-198" calcext:value-type="float">
            <text:p>-19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-16204" calcext:value-type="float">
            <text:p>-16204</text:p>
          </table:table-cell>
          <table:table-cell office:value-type="float" office:value="2536" calcext:value-type="float">
            <text:p>2536</text:p>
          </table:table-cell>
          <table:table-cell office:value-type="float" office:value="-229" calcext:value-type="float">
            <text:p>-229</text:p>
          </table:table-cell>
          <table:table-cell office:value-type="float" office:value="-80" calcext:value-type="float">
            <text:p>-80</text:p>
          </table:table-cell>
          <table:table-cell office:value-type="float" office:value="-231" calcext:value-type="float">
            <text:p>-23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16224" calcext:value-type="float">
            <text:p>-16224</text:p>
          </table:table-cell>
          <table:table-cell office:value-type="float" office:value="2556" calcext:value-type="float">
            <text:p>2556</text:p>
          </table:table-cell>
          <table:table-cell office:value-type="float" office:value="-296" calcext:value-type="float">
            <text:p>-296</text:p>
          </table:table-cell>
          <table:table-cell office:value-type="float" office:value="-119" calcext:value-type="float">
            <text:p>-119</text:p>
          </table:table-cell>
          <table:table-cell office:value-type="float" office:value="-284" calcext:value-type="float">
            <text:p>-28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-16240" calcext:value-type="float">
            <text:p>-16240</text:p>
          </table:table-cell>
          <table:table-cell office:value-type="float" office:value="2464" calcext:value-type="float">
            <text:p>2464</text:p>
          </table:table-cell>
          <table:table-cell office:value-type="float" office:value="-310" calcext:value-type="float">
            <text:p>-310</text:p>
          </table:table-cell>
          <table:table-cell office:value-type="float" office:value="-47" calcext:value-type="float">
            <text:p>-47</text:p>
          </table:table-cell>
          <table:table-cell office:value-type="float" office:value="-204" calcext:value-type="float">
            <text:p>-20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148" calcext:value-type="float">
            <text:p>-16148</text:p>
          </table:table-cell>
          <table:table-cell office:value-type="float" office:value="2548" calcext:value-type="float">
            <text:p>2548</text:p>
          </table:table-cell>
          <table:table-cell office:value-type="float" office:value="-294" calcext:value-type="float">
            <text:p>-294</text:p>
          </table:table-cell>
          <table:table-cell office:value-type="float" office:value="-76" calcext:value-type="float">
            <text:p>-76</text:p>
          </table:table-cell>
          <table:table-cell office:value-type="float" office:value="-218" calcext:value-type="float">
            <text:p>-21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-16188" calcext:value-type="float">
            <text:p>-16188</text:p>
          </table:table-cell>
          <table:table-cell office:value-type="float" office:value="2644" calcext:value-type="float">
            <text:p>2644</text:p>
          </table:table-cell>
          <table:table-cell office:value-type="float" office:value="-283" calcext:value-type="float">
            <text:p>-283</text:p>
          </table:table-cell>
          <table:table-cell office:value-type="float" office:value="-39" calcext:value-type="float">
            <text:p>-39</text:p>
          </table:table-cell>
          <table:table-cell office:value-type="float" office:value="-224" calcext:value-type="float">
            <text:p>-22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180" calcext:value-type="float">
            <text:p>-16180</text:p>
          </table:table-cell>
          <table:table-cell office:value-type="float" office:value="2508" calcext:value-type="float">
            <text:p>2508</text:p>
          </table:table-cell>
          <table:table-cell office:value-type="float" office:value="-300" calcext:value-type="float">
            <text:p>-300</text:p>
          </table:table-cell>
          <table:table-cell office:value-type="float" office:value="-61" calcext:value-type="float">
            <text:p>-61</text:p>
          </table:table-cell>
          <table:table-cell office:value-type="float" office:value="-247" calcext:value-type="float">
            <text:p>-24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-16232" calcext:value-type="float">
            <text:p>-16232</text:p>
          </table:table-cell>
          <table:table-cell office:value-type="float" office:value="2636" calcext:value-type="float">
            <text:p>2636</text:p>
          </table:table-cell>
          <table:table-cell office:value-type="float" office:value="-244" calcext:value-type="float">
            <text:p>-244</text:p>
          </table:table-cell>
          <table:table-cell office:value-type="float" office:value="-115" calcext:value-type="float">
            <text:p>-115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16164" calcext:value-type="float">
            <text:p>-16164</text:p>
          </table:table-cell>
          <table:table-cell office:value-type="float" office:value="2520" calcext:value-type="float">
            <text:p>2520</text:p>
          </table:table-cell>
          <table:table-cell office:value-type="float" office:value="-262" calcext:value-type="float">
            <text:p>-262</text:p>
          </table:table-cell>
          <table:table-cell office:value-type="float" office:value="-118" calcext:value-type="float">
            <text:p>-118</text:p>
          </table:table-cell>
          <table:table-cell office:value-type="float" office:value="-228" calcext:value-type="float">
            <text:p>-22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-16220" calcext:value-type="float">
            <text:p>-16220</text:p>
          </table:table-cell>
          <table:table-cell office:value-type="float" office:value="2404" calcext:value-type="float">
            <text:p>2404</text:p>
          </table:table-cell>
          <table:table-cell office:value-type="float" office:value="-280" calcext:value-type="float">
            <text:p>-280</text:p>
          </table:table-cell>
          <table:table-cell office:value-type="float" office:value="-150" calcext:value-type="float">
            <text:p>-150</text:p>
          </table:table-cell>
          <table:table-cell office:value-type="float" office:value="-188" calcext:value-type="float">
            <text:p>-18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-16204" calcext:value-type="float">
            <text:p>-16204</text:p>
          </table:table-cell>
          <table:table-cell office:value-type="float" office:value="2412" calcext:value-type="float">
            <text:p>2412</text:p>
          </table:table-cell>
          <table:table-cell office:value-type="float" office:value="-225" calcext:value-type="float">
            <text:p>-225</text:p>
          </table:table-cell>
          <table:table-cell office:value-type="float" office:value="-169" calcext:value-type="float">
            <text:p>-169</text:p>
          </table:table-cell>
          <table:table-cell office:value-type="float" office:value="-176" calcext:value-type="float">
            <text:p>-17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-16196" calcext:value-type="float">
            <text:p>-16196</text:p>
          </table:table-cell>
          <table:table-cell office:value-type="float" office:value="2480" calcext:value-type="float">
            <text:p>2480</text:p>
          </table:table-cell>
          <table:table-cell office:value-type="float" office:value="-318" calcext:value-type="float">
            <text:p>-318</text:p>
          </table:table-cell>
          <table:table-cell office:value-type="float" office:value="-99" calcext:value-type="float">
            <text:p>-99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096" calcext:value-type="float">
            <text:p>-16096</text:p>
          </table:table-cell>
          <table:table-cell office:value-type="float" office:value="2480" calcext:value-type="float">
            <text:p>2480</text:p>
          </table:table-cell>
          <table:table-cell office:value-type="float" office:value="-277" calcext:value-type="float">
            <text:p>-277</text:p>
          </table:table-cell>
          <table:table-cell office:value-type="float" office:value="-104" calcext:value-type="float">
            <text:p>-104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16192" calcext:value-type="float">
            <text:p>-16192</text:p>
          </table:table-cell>
          <table:table-cell office:value-type="float" office:value="2564" calcext:value-type="float">
            <text:p>2564</text:p>
          </table:table-cell>
          <table:table-cell office:value-type="float" office:value="-259" calcext:value-type="float">
            <text:p>-259</text:p>
          </table:table-cell>
          <table:table-cell office:value-type="float" office:value="-112" calcext:value-type="float">
            <text:p>-112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68" calcext:value-type="float">
            <text:p>-16168</text:p>
          </table:table-cell>
          <table:table-cell office:value-type="float" office:value="2520" calcext:value-type="float">
            <text:p>2520</text:p>
          </table:table-cell>
          <table:table-cell office:value-type="float" office:value="-243" calcext:value-type="float">
            <text:p>-243</text:p>
          </table:table-cell>
          <table:table-cell office:value-type="float" office:value="-132" calcext:value-type="float">
            <text:p>-132</text:p>
          </table:table-cell>
          <table:table-cell office:value-type="float" office:value="-225" calcext:value-type="float">
            <text:p>-22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24" calcext:value-type="float">
            <text:p>2524</text:p>
          </table:table-cell>
          <table:table-cell office:value-type="float" office:value="-278" calcext:value-type="float">
            <text:p>-278</text:p>
          </table:table-cell>
          <table:table-cell office:value-type="float" office:value="-108" calcext:value-type="float">
            <text:p>-108</text:p>
          </table:table-cell>
          <table:table-cell office:value-type="float" office:value="-260" calcext:value-type="float">
            <text:p>-26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-16168" calcext:value-type="float">
            <text:p>-16168</text:p>
          </table:table-cell>
          <table:table-cell office:value-type="float" office:value="2536" calcext:value-type="float">
            <text:p>2536</text:p>
          </table:table-cell>
          <table:table-cell office:value-type="float" office:value="-248" calcext:value-type="float">
            <text:p>-248</text:p>
          </table:table-cell>
          <table:table-cell office:value-type="float" office:value="-141" calcext:value-type="float">
            <text:p>-141</text:p>
          </table:table-cell>
          <table:table-cell office:value-type="float" office:value="-209" calcext:value-type="float">
            <text:p>-20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-16240" calcext:value-type="float">
            <text:p>-16240</text:p>
          </table:table-cell>
          <table:table-cell office:value-type="float" office:value="2564" calcext:value-type="float">
            <text:p>2564</text:p>
          </table:table-cell>
          <table:table-cell office:value-type="float" office:value="-288" calcext:value-type="float">
            <text:p>-288</text:p>
          </table:table-cell>
          <table:table-cell office:value-type="float" office:value="-124" calcext:value-type="float">
            <text:p>-124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-16164" calcext:value-type="float">
            <text:p>-16164</text:p>
          </table:table-cell>
          <table:table-cell office:value-type="float" office:value="2540" calcext:value-type="float">
            <text:p>2540</text:p>
          </table:table-cell>
          <table:table-cell office:value-type="float" office:value="-218" calcext:value-type="float">
            <text:p>-218</text:p>
          </table:table-cell>
          <table:table-cell office:value-type="float" office:value="-122" calcext:value-type="float">
            <text:p>-122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-16140" calcext:value-type="float">
            <text:p>-16140</text:p>
          </table:table-cell>
          <table:table-cell office:value-type="float" office:value="2556" calcext:value-type="float">
            <text:p>2556</text:p>
          </table:table-cell>
          <table:table-cell office:value-type="float" office:value="-52" calcext:value-type="float">
            <text:p>-52</text:p>
          </table:table-cell>
          <table:table-cell office:value-type="float" office:value="-196" calcext:value-type="float">
            <text:p>-196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16252" calcext:value-type="float">
            <text:p>-16252</text:p>
          </table:table-cell>
          <table:table-cell office:value-type="float" office:value="2556" calcext:value-type="float">
            <text:p>2556</text:p>
          </table:table-cell>
          <table:table-cell office:value-type="float" office:value="-205" calcext:value-type="float">
            <text:p>-205</text:p>
          </table:table-cell>
          <table:table-cell office:value-type="float" office:value="-136" calcext:value-type="float">
            <text:p>-136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-16156" calcext:value-type="float">
            <text:p>-16156</text:p>
          </table:table-cell>
          <table:table-cell office:value-type="float" office:value="2560" calcext:value-type="float">
            <text:p>2560</text:p>
          </table:table-cell>
          <table:table-cell office:value-type="float" office:value="-266" calcext:value-type="float">
            <text:p>-266</text:p>
          </table:table-cell>
          <table:table-cell office:value-type="float" office:value="-75" calcext:value-type="float">
            <text:p>-75</text:p>
          </table:table-cell>
          <table:table-cell office:value-type="float" office:value="-251" calcext:value-type="float">
            <text:p>-25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-16172" calcext:value-type="float">
            <text:p>-16172</text:p>
          </table:table-cell>
          <table:table-cell office:value-type="float" office:value="2564" calcext:value-type="float">
            <text:p>2564</text:p>
          </table:table-cell>
          <table:table-cell office:value-type="float" office:value="-263" calcext:value-type="float">
            <text:p>-263</text:p>
          </table:table-cell>
          <table:table-cell office:value-type="float" office:value="-62" calcext:value-type="float">
            <text:p>-62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196" calcext:value-type="float">
            <text:p>-16196</text:p>
          </table:table-cell>
          <table:table-cell office:value-type="float" office:value="2608" calcext:value-type="float">
            <text:p>2608</text:p>
          </table:table-cell>
          <table:table-cell office:value-type="float" office:value="-280" calcext:value-type="float">
            <text:p>-280</text:p>
          </table:table-cell>
          <table:table-cell office:value-type="float" office:value="-114" calcext:value-type="float">
            <text:p>-114</text:p>
          </table:table-cell>
          <table:table-cell office:value-type="float" office:value="-232" calcext:value-type="float">
            <text:p>-23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72" calcext:value-type="float">
            <text:p>-16172</text:p>
          </table:table-cell>
          <table:table-cell office:value-type="float" office:value="2580" calcext:value-type="float">
            <text:p>2580</text:p>
          </table:table-cell>
          <table:table-cell office:value-type="float" office:value="-243" calcext:value-type="float">
            <text:p>-243</text:p>
          </table:table-cell>
          <table:table-cell office:value-type="float" office:value="-45" calcext:value-type="float">
            <text:p>-45</text:p>
          </table:table-cell>
          <table:table-cell office:value-type="float" office:value="-267" calcext:value-type="float">
            <text:p>-2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40" calcext:value-type="float">
            <text:p>2540</text:p>
          </table:table-cell>
          <table:table-cell office:value-type="float" office:value="-276" calcext:value-type="float">
            <text:p>-276</text:p>
          </table:table-cell>
          <table:table-cell office:value-type="float" office:value="-103" calcext:value-type="float">
            <text:p>-103</text:p>
          </table:table-cell>
          <table:table-cell office:value-type="float" office:value="-225" calcext:value-type="float">
            <text:p>-22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-16292" calcext:value-type="float">
            <text:p>-16292</text:p>
          </table:table-cell>
          <table:table-cell office:value-type="float" office:value="2576" calcext:value-type="float">
            <text:p>2576</text:p>
          </table:table-cell>
          <table:table-cell office:value-type="float" office:value="-249" calcext:value-type="float">
            <text:p>-249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188" calcext:value-type="float">
            <text:p>-16188</text:p>
          </table:table-cell>
          <table:table-cell office:value-type="float" office:value="2532" calcext:value-type="float">
            <text:p>2532</text:p>
          </table:table-cell>
          <table:table-cell office:value-type="float" office:value="-287" calcext:value-type="float">
            <text:p>-287</text:p>
          </table:table-cell>
          <table:table-cell office:value-type="float" office:value="-97" calcext:value-type="float">
            <text:p>-97</text:p>
          </table:table-cell>
          <table:table-cell office:value-type="float" office:value="-257" calcext:value-type="float">
            <text:p>-257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80" calcext:value-type="float">
            <text:p>-180</text:p>
          </table:table-cell>
          <table:table-cell office:value-type="float" office:value="-16416" calcext:value-type="float">
            <text:p>-16416</text:p>
          </table:table-cell>
          <table:table-cell office:value-type="float" office:value="828" calcext:value-type="float">
            <text:p>828</text:p>
          </table:table-cell>
          <table:table-cell office:value-type="float" office:value="3848" calcext:value-type="float">
            <text:p>3848</text:p>
          </table:table-cell>
          <table:table-cell office:value-type="float" office:value="225" calcext:value-type="float">
            <text:p>225</text:p>
          </table:table-cell>
          <table:table-cell office:value-type="float" office:value="-208" calcext:value-type="float">
            <text:p>-208</text:p>
          </table:table-cell>
          <table:table-cell office:value-type="float" office:value="-390" calcext:value-type="float">
            <text:p>-3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184" calcext:value-type="float">
            <text:p>184</text:p>
          </table:table-cell>
          <table:table-cell office:value-type="float" office:value="4364" calcext:value-type="float">
            <text:p>4364</text:p>
          </table:table-cell>
          <table:table-cell office:value-type="float" office:value="-670" calcext:value-type="float">
            <text:p>-670</text:p>
          </table:table-cell>
          <table:table-cell office:value-type="float" office:value="-202" calcext:value-type="float">
            <text:p>-202</text:p>
          </table:table-cell>
          <table:table-cell office:value-type="float" office:value="-755" calcext:value-type="float">
            <text:p>-75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-64" calcext:value-type="float">
            <text:p>-64</text:p>
          </table:table-cell>
          <table:table-cell office:value-type="float" office:value="5336" calcext:value-type="float">
            <text:p>5336</text:p>
          </table:table-cell>
          <table:table-cell office:value-type="float" office:value="-184" calcext:value-type="float">
            <text:p>-184</text:p>
          </table:table-cell>
          <table:table-cell office:value-type="float" office:value="130" calcext:value-type="float">
            <text:p>130</text:p>
          </table:table-cell>
          <table:table-cell office:value-type="float" office:value="-482" calcext:value-type="float">
            <text:p>-48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2" calcext:value-type="float">
            <text:p>-16332</text:p>
          </table:table-cell>
          <table:table-cell office:value-type="float" office:value="236" calcext:value-type="float">
            <text:p>236</text:p>
          </table:table-cell>
          <table:table-cell office:value-type="float" office:value="5028" calcext:value-type="float">
            <text:p>5028</text:p>
          </table:table-cell>
          <table:table-cell office:value-type="float" office:value="-196" calcext:value-type="float">
            <text:p>-196</text:p>
          </table:table-cell>
          <table:table-cell office:value-type="float" office:value="-907" calcext:value-type="float">
            <text:p>-907</text:p>
          </table:table-cell>
          <table:table-cell office:value-type="float" office:value="-180" calcext:value-type="float">
            <text:p>-18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80" calcext:value-type="float">
            <text:p>-16380</text:p>
          </table:table-cell>
          <table:table-cell office:value-type="float" office:value="484" calcext:value-type="float">
            <text:p>484</text:p>
          </table:table-cell>
          <table:table-cell office:value-type="float" office:value="4724" calcext:value-type="float">
            <text:p>4724</text:p>
          </table:table-cell>
          <table:table-cell office:value-type="float" office:value="-374" calcext:value-type="float">
            <text:p>-374</text:p>
          </table:table-cell>
          <table:table-cell office:value-type="float" office:value="-299" calcext:value-type="float">
            <text:p>-299</text:p>
          </table:table-cell>
          <table:table-cell office:value-type="float" office:value="-447" calcext:value-type="float">
            <text:p>-44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04" calcext:value-type="float">
            <text:p>-16404</text:p>
          </table:table-cell>
          <table:table-cell office:value-type="float" office:value="252" calcext:value-type="float">
            <text:p>252</text:p>
          </table:table-cell>
          <table:table-cell office:value-type="float" office:value="5160" calcext:value-type="float">
            <text:p>5160</text:p>
          </table:table-cell>
          <table:table-cell office:value-type="float" office:value="-102" calcext:value-type="float">
            <text:p>-102</text:p>
          </table:table-cell>
          <table:table-cell office:value-type="float" office:value="-583" calcext:value-type="float">
            <text:p>-583</text:p>
          </table:table-cell>
          <table:table-cell office:value-type="float" office:value="-384" calcext:value-type="float">
            <text:p>-38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56" calcext:value-type="float">
            <text:p>-16356</text:p>
          </table:table-cell>
          <table:table-cell office:value-type="float" office:value="140" calcext:value-type="float">
            <text:p>140</text:p>
          </table:table-cell>
          <table:table-cell office:value-type="float" office:value="5108" calcext:value-type="float">
            <text:p>5108</text:p>
          </table:table-cell>
          <table:table-cell office:value-type="float" office:value="-487" calcext:value-type="float">
            <text:p>-487</text:p>
          </table:table-cell>
          <table:table-cell office:value-type="float" office:value="313" calcext:value-type="float">
            <text:p>313</text:p>
          </table:table-cell>
          <table:table-cell office:value-type="float" office:value="-281" calcext:value-type="float">
            <text:p>-28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12" calcext:value-type="float">
            <text:p>-16412</text:p>
          </table:table-cell>
          <table:table-cell office:value-type="float" office:value="316" calcext:value-type="float">
            <text:p>316</text:p>
          </table:table-cell>
          <table:table-cell office:value-type="float" office:value="4596" calcext:value-type="float">
            <text:p>4596</text:p>
          </table:table-cell>
          <table:table-cell office:value-type="float" office:value="31" calcext:value-type="float">
            <text:p>31</text:p>
          </table:table-cell>
          <table:table-cell office:value-type="float" office:value="-239" calcext:value-type="float">
            <text:p>-239</text:p>
          </table:table-cell>
          <table:table-cell office:value-type="float" office:value="-267" calcext:value-type="float">
            <text:p>-2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68" calcext:value-type="float">
            <text:p>-16468</text:p>
          </table:table-cell>
          <table:table-cell office:value-type="float" office:value="236" calcext:value-type="float">
            <text:p>236</text:p>
          </table:table-cell>
          <table:table-cell office:value-type="float" office:value="5012" calcext:value-type="float">
            <text:p>5012</text:p>
          </table:table-cell>
          <table:table-cell office:value-type="float" office:value="-543" calcext:value-type="float">
            <text:p>-543</text:p>
          </table:table-cell>
          <table:table-cell office:value-type="float" office:value="-328" calcext:value-type="float">
            <text:p>-328</text:p>
          </table:table-cell>
          <table:table-cell office:value-type="float" office:value="-910" calcext:value-type="float">
            <text:p>-91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20" calcext:value-type="float">
            <text:p>-16420</text:p>
          </table:table-cell>
          <table:table-cell office:value-type="float" office:value="-20" calcext:value-type="float">
            <text:p>-20</text:p>
          </table:table-cell>
          <table:table-cell office:value-type="float" office:value="5048" calcext:value-type="float">
            <text:p>5048</text:p>
          </table:table-cell>
          <table:table-cell office:value-type="float" office:value="-258" calcext:value-type="float">
            <text:p>-258</text:p>
          </table:table-cell>
          <table:table-cell office:value-type="float" office:value="37" calcext:value-type="float">
            <text:p>37</text:p>
          </table:table-cell>
          <table:table-cell office:value-type="float" office:value="-150" calcext:value-type="float">
            <text:p>-15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08" calcext:value-type="float">
            <text:p>-16408</text:p>
          </table:table-cell>
          <table:table-cell office:value-type="float" office:value="28" calcext:value-type="float">
            <text:p>28</text:p>
          </table:table-cell>
          <table:table-cell office:value-type="float" office:value="5024" calcext:value-type="float">
            <text:p>5024</text:p>
          </table:table-cell>
          <table:table-cell office:value-type="float" office:value="-189" calcext:value-type="float">
            <text:p>-189</text:p>
          </table:table-cell>
          <table:table-cell office:value-type="float" office:value="-511" calcext:value-type="float">
            <text:p>-511</text:p>
          </table:table-cell>
          <table:table-cell office:value-type="float" office:value="-292" calcext:value-type="float">
            <text:p>-29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48" calcext:value-type="float">
            <text:p>-48</text:p>
          </table:table-cell>
          <table:table-cell office:value-type="float" office:value="5172" calcext:value-type="float">
            <text:p>5172</text:p>
          </table:table-cell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-192" calcext:value-type="float">
            <text:p>-19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88" calcext:value-type="float">
            <text:p>-16288</text:p>
          </table:table-cell>
          <table:table-cell office:value-type="float" office:value="32" calcext:value-type="float">
            <text:p>32</text:p>
          </table:table-cell>
          <table:table-cell office:value-type="float" office:value="5172" calcext:value-type="float">
            <text:p>5172</text:p>
          </table:table-cell>
          <table:table-cell office:value-type="float" office:value="-363" calcext:value-type="float">
            <text:p>-363</text:p>
          </table:table-cell>
          <table:table-cell office:value-type="float" office:value="-158" calcext:value-type="float">
            <text:p>-158</text:p>
          </table:table-cell>
          <table:table-cell office:value-type="float" office:value="-317" calcext:value-type="float">
            <text:p>-31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0" calcext:value-type="float">
            <text:p>-16320</text:p>
          </table:table-cell>
          <table:table-cell office:value-type="float" office:value="-8" calcext:value-type="float">
            <text:p>-8</text:p>
          </table:table-cell>
          <table:table-cell office:value-type="float" office:value="5184" calcext:value-type="float">
            <text:p>5184</text:p>
          </table:table-cell>
          <table:table-cell office:value-type="float" office:value="-111" calcext:value-type="float">
            <text:p>-111</text:p>
          </table:table-cell>
          <table:table-cell office:value-type="float" office:value="-194" calcext:value-type="float">
            <text:p>-194</text:p>
          </table:table-cell>
          <table:table-cell office:value-type="float" office:value="-376" calcext:value-type="float">
            <text:p>-37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48" calcext:value-type="float">
            <text:p>-16448</text:p>
          </table:table-cell>
          <table:table-cell office:value-type="float" office:value="-68" calcext:value-type="float">
            <text:p>-68</text:p>
          </table:table-cell>
          <table:table-cell office:value-type="float" office:value="5236" calcext:value-type="float">
            <text:p>5236</text:p>
          </table:table-cell>
          <table:table-cell office:value-type="float" office:value="-114" calcext:value-type="float">
            <text:p>-114</text:p>
          </table:table-cell>
          <table:table-cell office:value-type="float" office:value="-109" calcext:value-type="float">
            <text:p>-109</text:p>
          </table:table-cell>
          <table:table-cell office:value-type="float" office:value="-204" calcext:value-type="float">
            <text:p>-20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4" calcext:value-type="float">
            <text:p>-16344</text:p>
          </table:table-cell>
          <table:table-cell office:value-type="float" office:value="-92" calcext:value-type="float">
            <text:p>-92</text:p>
          </table:table-cell>
          <table:table-cell office:value-type="float" office:value="5216" calcext:value-type="float">
            <text:p>5216</text:p>
          </table:table-cell>
          <table:table-cell office:value-type="float" office:value="-245" calcext:value-type="float">
            <text:p>-245</text:p>
          </table:table-cell>
          <table:table-cell office:value-type="float" office:value="-305" calcext:value-type="float">
            <text:p>-305</text:p>
          </table:table-cell>
          <table:table-cell office:value-type="float" office:value="-239" calcext:value-type="float">
            <text:p>-23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6" calcext:value-type="float">
            <text:p>-16336</text:p>
          </table:table-cell>
          <table:table-cell office:value-type="float" office:value="-168" calcext:value-type="float">
            <text:p>-168</text:p>
          </table:table-cell>
          <table:table-cell office:value-type="float" office:value="5504" calcext:value-type="float">
            <text:p>5504</text:p>
          </table:table-cell>
          <table:table-cell office:value-type="float" office:value="-271" calcext:value-type="float">
            <text:p>-271</text:p>
          </table:table-cell>
          <table:table-cell office:value-type="float" office:value="-141" calcext:value-type="float">
            <text:p>-141</text:p>
          </table:table-cell>
          <table:table-cell office:value-type="float" office:value="-190" calcext:value-type="float">
            <text:p>-1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96" calcext:value-type="float">
            <text:p>-96</text:p>
          </table:table-cell>
          <table:table-cell office:value-type="float" office:value="5284" calcext:value-type="float">
            <text:p>5284</text:p>
          </table:table-cell>
          <table:table-cell office:value-type="float" office:value="12" calcext:value-type="float">
            <text:p>12</text:p>
          </table:table-cell>
          <table:table-cell office:value-type="float" office:value="-21" calcext:value-type="float">
            <text:p>-21</text:p>
          </table:table-cell>
          <table:table-cell office:value-type="float" office:value="-228" calcext:value-type="float">
            <text:p>-22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36" calcext:value-type="float">
            <text:p>-36</text:p>
          </table:table-cell>
          <table:table-cell office:value-type="float" office:value="5236" calcext:value-type="float">
            <text:p>5236</text:p>
          </table:table-cell>
          <table:table-cell office:value-type="float" office:value="-303" calcext:value-type="float">
            <text:p>-303</text:p>
          </table:table-cell>
          <table:table-cell office:value-type="float" office:value="-169" calcext:value-type="float">
            <text:p>-169</text:p>
          </table:table-cell>
          <table:table-cell office:value-type="float" office:value="-254" calcext:value-type="float">
            <text:p>-25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-140" calcext:value-type="float">
            <text:p>-140</text:p>
          </table:table-cell>
          <table:table-cell office:value-type="float" office:value="5380" calcext:value-type="float">
            <text:p>5380</text:p>
          </table:table-cell>
          <table:table-cell office:value-type="float" office:value="-315" calcext:value-type="float">
            <text:p>-315</text:p>
          </table:table-cell>
          <table:table-cell office:value-type="float" office:value="89" calcext:value-type="float">
            <text:p>89</text:p>
          </table:table-cell>
          <table:table-cell office:value-type="float" office:value="-237" calcext:value-type="float">
            <text:p>-23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2" calcext:value-type="float">
            <text:p>-16332</text:p>
          </table:table-cell>
          <table:table-cell office:value-type="float" office:value="-156" calcext:value-type="float">
            <text:p>-156</text:p>
          </table:table-cell>
          <table:table-cell office:value-type="float" office:value="5172" calcext:value-type="float">
            <text:p>5172</text:p>
          </table:table-cell>
          <table:table-cell office:value-type="float" office:value="-266" calcext:value-type="float">
            <text:p>-266</text:p>
          </table:table-cell>
          <table:table-cell office:value-type="float" office:value="-68" calcext:value-type="float">
            <text:p>-68</text:p>
          </table:table-cell>
          <table:table-cell office:value-type="float" office:value="-177" calcext:value-type="float">
            <text:p>-17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84" calcext:value-type="float">
            <text:p>-16284</text:p>
          </table:table-cell>
          <table:table-cell office:value-type="float" office:value="-152" calcext:value-type="float">
            <text:p>-152</text:p>
          </table:table-cell>
          <table:table-cell office:value-type="float" office:value="5164" calcext:value-type="float">
            <text:p>5164</text:p>
          </table:table-cell>
          <table:table-cell office:value-type="float" office:value="-273" calcext:value-type="float">
            <text:p>-273</text:p>
          </table:table-cell>
          <table:table-cell office:value-type="float" office:value="-193" calcext:value-type="float">
            <text:p>-193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6" calcext:value-type="float">
            <text:p>-16336</text:p>
          </table:table-cell>
          <table:table-cell office:value-type="float" office:value="-216" calcext:value-type="float">
            <text:p>-216</text:p>
          </table:table-cell>
          <table:table-cell office:value-type="float" office:value="5424" calcext:value-type="float">
            <text:p>5424</text:p>
          </table:table-cell>
          <table:table-cell office:value-type="float" office:value="-281" calcext:value-type="float">
            <text:p>-281</text:p>
          </table:table-cell>
          <table:table-cell office:value-type="float" office:value="102" calcext:value-type="float">
            <text:p>102</text:p>
          </table:table-cell>
          <table:table-cell office:value-type="float" office:value="-314" calcext:value-type="float">
            <text:p>-31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148" calcext:value-type="float">
            <text:p>-148</text:p>
          </table:table-cell>
          <table:table-cell office:value-type="float" office:value="5332" calcext:value-type="float">
            <text:p>5332</text:p>
          </table:table-cell>
          <table:table-cell office:value-type="float" office:value="-254" calcext:value-type="float">
            <text:p>-254</text:p>
          </table:table-cell>
          <table:table-cell office:value-type="float" office:value="-203" calcext:value-type="float">
            <text:p>-203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140" calcext:value-type="float">
            <text:p>-140</text:p>
          </table:table-cell>
          <table:table-cell office:value-type="float" office:value="5288" calcext:value-type="float">
            <text:p>5288</text:p>
          </table:table-cell>
          <table:table-cell office:value-type="float" office:value="-290" calcext:value-type="float">
            <text:p>-290</text:p>
          </table:table-cell>
          <table:table-cell office:value-type="float" office:value="-98" calcext:value-type="float">
            <text:p>-98</text:p>
          </table:table-cell>
          <table:table-cell office:value-type="float" office:value="-283" calcext:value-type="float">
            <text:p>-2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6" calcext:value-type="float">
            <text:p>-16376</text:p>
          </table:table-cell>
          <table:table-cell office:value-type="float" office:value="-228" calcext:value-type="float">
            <text:p>-228</text:p>
          </table:table-cell>
          <table:table-cell office:value-type="float" office:value="5264" calcext:value-type="float">
            <text:p>5264</text:p>
          </table:table-cell>
          <table:table-cell office:value-type="float" office:value="-357" calcext:value-type="float">
            <text:p>-357</text:p>
          </table:table-cell>
          <table:table-cell office:value-type="float" office:value="-105" calcext:value-type="float">
            <text:p>-105</text:p>
          </table:table-cell>
          <table:table-cell office:value-type="float" office:value="-216" calcext:value-type="float">
            <text:p>-21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144" calcext:value-type="float">
            <text:p>-144</text:p>
          </table:table-cell>
          <table:table-cell office:value-type="float" office:value="5256" calcext:value-type="float">
            <text:p>5256</text:p>
          </table:table-cell>
          <table:table-cell office:value-type="float" office:value="-324" calcext:value-type="float">
            <text:p>-324</text:p>
          </table:table-cell>
          <table:table-cell office:value-type="float" office:value="-9" calcext:value-type="float">
            <text:p>-9</text:p>
          </table:table-cell>
          <table:table-cell office:value-type="float" office:value="-229" calcext:value-type="float">
            <text:p>-22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0" calcext:value-type="float">
            <text:p>-16360</text:p>
          </table:table-cell>
          <table:table-cell office:value-type="float" office:value="-228" calcext:value-type="float">
            <text:p>-228</text:p>
          </table:table-cell>
          <table:table-cell office:value-type="float" office:value="5468" calcext:value-type="float">
            <text:p>5468</text:p>
          </table:table-cell>
          <table:table-cell office:value-type="float" office:value="-248" calcext:value-type="float">
            <text:p>-248</text:p>
          </table:table-cell>
          <table:table-cell office:value-type="float" office:value="1" calcext:value-type="float">
            <text:p>1</text:p>
          </table:table-cell>
          <table:table-cell office:value-type="float" office:value="-294" calcext:value-type="float">
            <text:p>-29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0" calcext:value-type="float">
            <text:p>-16320</text:p>
          </table:table-cell>
          <table:table-cell office:value-type="float" office:value="-236" calcext:value-type="float">
            <text:p>-236</text:p>
          </table:table-cell>
          <table:table-cell office:value-type="float" office:value="5376" calcext:value-type="float">
            <text:p>5376</text:p>
          </table:table-cell>
          <table:table-cell office:value-type="float" office:value="-319" calcext:value-type="float">
            <text:p>-319</text:p>
          </table:table-cell>
          <table:table-cell office:value-type="float" office:value="-106" calcext:value-type="float">
            <text:p>-106</text:p>
          </table:table-cell>
          <table:table-cell office:value-type="float" office:value="-256" calcext:value-type="float">
            <text:p>-25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96" calcext:value-type="float">
            <text:p>-16296</text:p>
          </table:table-cell>
          <table:table-cell office:value-type="float" office:value="-216" calcext:value-type="float">
            <text:p>-216</text:p>
          </table:table-cell>
          <table:table-cell office:value-type="float" office:value="5380" calcext:value-type="float">
            <text:p>5380</text:p>
          </table:table-cell>
          <table:table-cell office:value-type="float" office:value="-239" calcext:value-type="float">
            <text:p>-239</text:p>
          </table:table-cell>
          <table:table-cell office:value-type="float" office:value="-136" calcext:value-type="float">
            <text:p>-136</text:p>
          </table:table-cell>
          <table:table-cell office:value-type="float" office:value="-266" calcext:value-type="float">
            <text:p>-2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4" calcext:value-type="float">
            <text:p>-16364</text:p>
          </table:table-cell>
          <table:table-cell office:value-type="float" office:value="-116" calcext:value-type="float">
            <text:p>-116</text:p>
          </table:table-cell>
          <table:table-cell office:value-type="float" office:value="5272" calcext:value-type="float">
            <text:p>5272</text:p>
          </table:table-cell>
          <table:table-cell office:value-type="float" office:value="-179" calcext:value-type="float">
            <text:p>-179</text:p>
          </table:table-cell>
          <table:table-cell office:value-type="float" office:value="-334" calcext:value-type="float">
            <text:p>-334</text:p>
          </table:table-cell>
          <table:table-cell office:value-type="float" office:value="-236" calcext:value-type="float">
            <text:p>-23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4" calcext:value-type="float">
            <text:p>-16324</text:p>
          </table:table-cell>
          <table:table-cell office:value-type="float" office:value="-108" calcext:value-type="float">
            <text:p>-108</text:p>
          </table:table-cell>
          <table:table-cell office:value-type="float" office:value="5244" calcext:value-type="float">
            <text:p>5244</text:p>
          </table:table-cell>
          <table:table-cell office:value-type="float" office:value="-252" calcext:value-type="float">
            <text:p>-252</text:p>
          </table:table-cell>
          <table:table-cell office:value-type="float" office:value="-201" calcext:value-type="float">
            <text:p>-201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4" calcext:value-type="float">
            <text:p>-16324</text:p>
          </table:table-cell>
          <table:table-cell office:value-type="float" office:value="-88" calcext:value-type="float">
            <text:p>-88</text:p>
          </table:table-cell>
          <table:table-cell office:value-type="float" office:value="5132" calcext:value-type="float">
            <text:p>5132</text:p>
          </table:table-cell>
          <table:table-cell office:value-type="float" office:value="-259" calcext:value-type="float">
            <text:p>-259</text:p>
          </table:table-cell>
          <table:table-cell office:value-type="float" office:value="-72" calcext:value-type="float">
            <text:p>-72</text:p>
          </table:table-cell>
          <table:table-cell office:value-type="float" office:value="-226" calcext:value-type="float">
            <text:p>-22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16" calcext:value-type="float">
            <text:p>-16316</text:p>
          </table:table-cell>
          <table:table-cell office:value-type="float" office:value="-152" calcext:value-type="float">
            <text:p>-152</text:p>
          </table:table-cell>
          <table:table-cell office:value-type="float" office:value="5328" calcext:value-type="float">
            <text:p>5328</text:p>
          </table:table-cell>
          <table:table-cell office:value-type="float" office:value="-273" calcext:value-type="float">
            <text:p>-273</text:p>
          </table:table-cell>
          <table:table-cell office:value-type="float" office:value="-65" calcext:value-type="float">
            <text:p>-65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</table:table>
      <table:named-expressions/>
      <table:database-ranges>
        <table:database-range table:name="__Anonymous_Sheet_DB__0" table:target-range-address="Tabelle1.AL4:Tabelle1.AL6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21:14:06.915000000</meta:creation-date>
    <dc:date>2022-09-09T21:39:45.007000000</dc:date>
    <meta:editing-duration>PT25M36S</meta:editing-duration>
    <meta:editing-cycles>6</meta:editing-cycles>
    <meta:generator>LibreOffice/7.0.3.1$Windows_X86_64 LibreOffice_project/d7547858d014d4cf69878db179d326fc3483e082</meta:generator>
    <meta:document-statistic meta:table-count="1" meta:cell-count="195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07cm" svg:y="3.954cm" style:legend-expansion="high" chart:style-name="ch2"/>
        <chart:plot-area chart:style-name="ch3" table:cell-range-address="Tabelle1.AE4:Tabelle1.AF68" chart:data-source-has-labels="row" svg:x="0.319cm" svg:y="0.18cm" svg:width="13.169cm" svg:height="8.645cm">
          <chart:coordinate-region svg:x="1.602cm" svg:y="0.379cm" svg:width="11.74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E5:Tabelle1.AE68" chart:label-cell-address="Tabelle1.AE4:Tabelle1.AE4" chart:class="chart:line">
            <chart:data-point chart:repeated="64"/>
          </chart:series>
          <chart:series chart:style-name="ch7" chart:values-cell-range-address="Tabelle1.AF5:Tabelle1.AF68" chart:label-cell-address="Tabelle1.AF4:Tabelle1.AF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 x</text:p>
                <draw:g>
                  <svg:desc>Tabelle1.AE4:Tabelle1.AE4</svg:desc>
                </draw:g>
              </table:table-cell>
              <table:table-cell office:value-type="string">
                <text:p>acc y</text:p>
                <draw:g>
                  <svg:desc>Tabelle1.AF4:Tabelle1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.547161565999">
                <text:p>837.547161565999</text:p>
                <draw:g>
                  <svg:desc>Tabelle1.AE5:Tabelle1.AE68</svg:desc>
                </draw:g>
              </table:table-cell>
              <table:table-cell office:value-type="float" office:value="16358.8357047817">
                <text:p>16358.8357047817</text:p>
                <draw:g>
                  <svg:desc>Tabelle1.AF5:Tabelle1.AF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1.82504007705">
                <text:p>1181.82504007705</text:p>
              </table:table-cell>
              <table:table-cell office:value-type="float" office:value="16358.8357047817">
                <text:p>16358.8357047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1.98659735092">
                <text:p>1381.98659735092</text:p>
              </table:table-cell>
              <table:table-cell office:value-type="float" office:value="16366.8464838824">
                <text:p>16366.846483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8.82346402955">
                <text:p>2418.82346402955</text:p>
              </table:table-cell>
              <table:table-cell office:value-type="float" office:value="16198.6201227692">
                <text:p>16198.620122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9.71202903582">
                <text:p>3519.71202903582</text:p>
              </table:table-cell>
              <table:table-cell office:value-type="float" office:value="15914.237464697">
                <text:p>15914.237464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89.30175261068">
                <text:p>5489.30175261068</text:p>
              </table:table-cell>
              <table:table-cell office:value-type="float" office:value="15593.8063006719">
                <text:p>15593.8063006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2.92701878578">
                <text:p>7502.92701878578</text:p>
              </table:table-cell>
              <table:table-cell office:value-type="float" office:value="14296.0600863704">
                <text:p>14296.060086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6.89155523601">
                <text:p>9936.89155523601</text:p>
              </table:table-cell>
              <table:table-cell office:value-type="float" office:value="12878.1521855595">
                <text:p>12878.1521855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42.5911377571">
                <text:p>12042.5911377571</text:p>
              </table:table-cell>
              <table:table-cell office:value-type="float" office:value="10971.5867596104">
                <text:p>10971.5867596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43.883595948">
                <text:p>13643.883595948</text:p>
              </table:table-cell>
              <table:table-cell office:value-type="float" office:value="9105.0752291644">
                <text:p>9105.075229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64.6267594078">
                <text:p>14564.6267594078</text:p>
              </table:table-cell>
              <table:table-cell office:value-type="float" office:value="7575.01642094473">
                <text:p>7575.01642094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37.0080345741">
                <text:p>15037.0080345741</text:p>
              </table:table-cell>
              <table:table-cell office:value-type="float" office:value="6261.24864844197">
                <text:p>6261.24864844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05.5476358689">
                <text:p>15705.5476358689</text:p>
              </table:table-cell>
              <table:table-cell office:value-type="float" office:value="5003.5563296436">
                <text:p>5003.5563296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17.7996652161">
                <text:p>16017.7996652161</text:p>
              </table:table-cell>
              <table:table-cell office:value-type="float" office:value="3890.05803465652">
                <text:p>3890.0580346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10.1163174729">
                <text:p>16410.1163174729</text:p>
              </table:table-cell>
              <table:table-cell office:value-type="float" office:value="2412.06929059092">
                <text:p>2412.06929059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25.8061275071">
                <text:p>16025.8061275071</text:p>
              </table:table-cell>
              <table:table-cell office:value-type="float" office:value="2195.778254874">
                <text:p>2195.778254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65.9999962357">
                <text:p>16265.9999962357</text:p>
              </table:table-cell>
              <table:table-cell office:value-type="float" office:value="-351.649499125239">
                <text:p>-351.649499125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65.8384389618">
                <text:p>16065.8384389618</text:p>
              </table:table-cell>
              <table:table-cell office:value-type="float" office:value="-2943.13653817793">
                <text:p>-2943.13653817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41.738273452">
                <text:p>15941.738273452</text:p>
              </table:table-cell>
              <table:table-cell office:value-type="float" office:value="-4737.55105671827">
                <text:p>-4737.5510567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13.0694263382">
                <text:p>15113.0694263382</text:p>
              </table:table-cell>
              <table:table-cell office:value-type="float" office:value="-6644.11648266739">
                <text:p>-6644.11648266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80.1550121681">
                <text:p>13980.1550121681</text:p>
              </table:table-cell>
              <table:table-cell office:value-type="float" office:value="-8550.68190861651">
                <text:p>-8550.68190861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79.1856685249">
                <text:p>12779.1856685249</text:p>
              </table:table-cell>
              <table:table-cell office:value-type="float" office:value="-10180.875455594">
                <text:p>-10180.875455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54.6008311935">
                <text:p>12054.6008311935</text:p>
              </table:table-cell>
              <table:table-cell office:value-type="float" office:value="-11078.0827148642">
                <text:p>-11078.0827148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70.2098625908">
                <text:p>11570.2098625908</text:p>
              </table:table-cell>
              <table:table-cell office:value-type="float" office:value="-11402.5192684396">
                <text:p>-11402.5192684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13.7607333694">
                <text:p>11013.7607333694</text:p>
              </table:table-cell>
              <table:table-cell office:value-type="float" office:value="-12343.7858127632">
                <text:p>-12343.7858127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69.1597403106">
                <text:p>10269.1597403106</text:p>
              </table:table-cell>
              <table:table-cell office:value-type="float" office:value="-12672.2277558889">
                <text:p>-12672.227755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88.12577375788">
                <text:p>8988.12577375788</text:p>
              </table:table-cell>
              <table:table-cell office:value-type="float" office:value="-13877.8500105332">
                <text:p>-13877.8500105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21.24682313756">
                <text:p>5421.24682313756</text:p>
              </table:table-cell>
              <table:table-cell office:value-type="float" office:value="-15455.9734933566">
                <text:p>-15455.9734933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6.79761486573">
                <text:p>2386.79761486573</text:p>
              </table:table-cell>
              <table:table-cell office:value-type="float" office:value="-16389.2292585796">
                <text:p>-16389.2292585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.70871883987">
                <text:p>1037.70871883987</text:p>
              </table:table-cell>
              <table:table-cell office:value-type="float" office:value="-16405.2508167808">
                <text:p>-16405.2508167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8.25801357102">
                <text:p>1718.25801357102</text:p>
              </table:table-cell>
              <table:table-cell office:value-type="float" office:value="-15744.3615409791">
                <text:p>-15744.3615409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.83315746598">
                <text:p>2430.83315746598</text:p>
              </table:table-cell>
              <table:table-cell office:value-type="float" office:value="-16309.1214675733">
                <text:p>-16309.1214675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6.73299195619">
                <text:p>2306.73299195619</text:p>
              </table:table-cell>
              <table:table-cell office:value-type="float" office:value="-16321.1376362243">
                <text:p>-16321.1376362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2.64898217377">
                <text:p>2202.64898217377</text:p>
              </table:table-cell>
              <table:table-cell office:value-type="float" office:value="-16249.0406243186">
                <text:p>-16249.0406243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0.67160019212">
                <text:p>2230.67160019212</text:p>
              </table:table-cell>
              <table:table-cell office:value-type="float" office:value="-16221.0028974664">
                <text:p>-16221.0028974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7.97698296496">
                <text:p>3847.97698296496</text:p>
              </table:table-cell>
              <table:table-cell office:value-type="float" office:value="-15816.4585528848">
                <text:p>-15816.4585528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7.66364090414">
                <text:p>5937.66364090414</text:p>
              </table:table-cell>
              <table:table-cell office:value-type="float" office:value="-15319.7902486459">
                <text:p>-15319.7902486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3.28244478829">
                <text:p>7943.28244478829</text:p>
              </table:table-cell>
              <table:table-cell office:value-type="float" office:value="-14322.4482506179">
                <text:p>-14322.4482506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29.7736579513">
                <text:p>11029.7736579513</text:p>
              </table:table-cell>
              <table:table-cell office:value-type="float" office:value="-11887.1714040275">
                <text:p>-11887.1714040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59.2502914345">
                <text:p>12859.2502914345</text:p>
              </table:table-cell>
              <table:table-cell office:value-type="float" office:value="-10084.7461063865">
                <text:p>-10084.7461063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40.6881511719">
                <text:p>14640.6881511719</text:p>
              </table:table-cell>
              <table:table-cell office:value-type="float" office:value="-7777.64172540604">
                <text:p>-7777.64172540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57.5896407601">
                <text:p>15757.5896407601</text:p>
              </table:table-cell>
              <table:table-cell office:value-type="float" office:value="-4461.17917774666">
                <text:p>-4461.17917774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74.0872371636">
                <text:p>16374.0872371636</text:p>
              </table:table-cell>
              <table:table-cell office:value-type="float" office:value="-1629.36876567517">
                <text:p>-1629.36876567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61.9967650902">
                <text:p>16261.9967650902</text:p>
              </table:table-cell>
              <table:table-cell office:value-type="float" office:value="1598.97521187732">
                <text:p>1598.97521187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77.6057964875">
                <text:p>15777.6057964875</text:p>
              </table:table-cell>
              <table:table-cell office:value-type="float" office:value="4735.19522977262">
                <text:p>4735.19522977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64.8690953186">
                <text:p>14864.8690953186</text:p>
              </table:table-cell>
              <table:table-cell office:value-type="float" office:value="6573.66903336641">
                <text:p>6573.66903336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89.0500394654">
                <text:p>15089.0500394654</text:p>
              </table:table-cell>
              <table:table-cell office:value-type="float" office:value="7414.80083893219">
                <text:p>7414.80083893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06.7236147217">
                <text:p>12206.7236147217</text:p>
              </table:table-cell>
              <table:table-cell office:value-type="float" office:value="10450.8861180697">
                <text:p>10450.8861180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57.4731614219">
                <text:p>10657.4731614219</text:p>
              </table:table-cell>
              <table:table-cell office:value-type="float" office:value="12445.5701141257">
                <text:p>12445.570114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96.21301468576">
                <text:p>9096.21301468576</text:p>
              </table:table-cell>
              <table:table-cell office:value-type="float" office:value="13835.4402880844">
                <text:p>13835.44028808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2.54566456898">
                <text:p>4552.54566456898</text:p>
              </table:table-cell>
              <table:table-cell office:value-type="float" office:value="16046.4153198573">
                <text:p>16046.4153198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7.10457368608">
                <text:p>2767.10457368608</text:p>
              </table:table-cell>
              <table:table-cell office:value-type="float" office:value="16350.8249256811">
                <text:p>16350.8249256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.10772578108">
                <text:p>293.10772578108</text:p>
              </table:table-cell>
              <table:table-cell office:value-type="float" office:value="16102.4907735617">
                <text:p>16102.4907735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.560086147908">
                <text:p>853.560086147908</text:p>
              </table:table-cell>
              <table:table-cell office:value-type="float" office:value="16250.6901869233">
                <text:p>16250.6901869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71.509423005093">
                <text:p>-471.509423005093</text:p>
              </table:table-cell>
              <table:table-cell office:value-type="float" office:value="16350.8249256811">
                <text:p>16350.8249256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5.618246766501">
                <text:p>925.618246766501</text:p>
              </table:table-cell>
              <table:table-cell office:value-type="float" office:value="16771.390828464">
                <text:p>16771.390828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9.589166457205">
                <text:p>889.589166457205</text:p>
              </table:table-cell>
              <table:table-cell office:value-type="float" office:value="16679.2668688068">
                <text:p>16679.2668688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1.259589618515">
                <text:p>481.259589618515</text:p>
              </table:table-cell>
              <table:table-cell office:value-type="float" office:value="16238.6740182723">
                <text:p>16238.6740182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3.430840328815">
                <text:p>693.430840328815</text:p>
              </table:table-cell>
              <table:table-cell office:value-type="float" office:value="16330.7979779295">
                <text:p>16330.7979779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.324212528062">
                <text:p>561.324212528062</text:p>
              </table:table-cell>
              <table:table-cell office:value-type="float" office:value="16402.8949898352">
                <text:p>16402.8949898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.31451909163">
                <text:p>549.31451909163</text:p>
              </table:table-cell>
              <table:table-cell office:value-type="float" office:value="16434.9381062377">
                <text:p>16434.938106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7.369448564745">
                <text:p>617.369448564745</text:p>
              </table:table-cell>
              <table:table-cell office:value-type="float" office:value="16503.029728593">
                <text:p>16503.029728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5.456689492633">
                <text:p>725.456689492633</text:p>
              </table:table-cell>
              <table:table-cell office:value-type="float" office:value="16438.943495788">
                <text:p>16438.943495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3.414684601428">
                <text:p>673.414684601428</text:p>
              </table:table-cell>
              <table:table-cell office:value-type="float" office:value="16430.9327166874">
                <text:p>16430.9327166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25cm" svg:y="4.203cm" style:legend-expansion="high" chart:style-name="ch2"/>
        <chart:plot-area chart:style-name="ch3" table:cell-range-address="Tabelle1.AK4:Tabelle1.AK68" chart:data-source-has-labels="row" svg:x="0.319cm" svg:y="0.18cm" svg:width="12.587cm" svg:height="8.645cm">
          <chart:coordinate-region svg:x="1.231cm" svg:y="0.379cm" svg:width="11.53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K5:Tabelle1.AK68" chart:label-cell-address="Tabelle1.AK4:Tabelle1.AK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 in °</text:p>
                <draw:g>
                  <svg:desc>Tabelle1.AK4:Tabelle1.A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0691035576872">
                <text:p>87.0691035576872</text:p>
                <draw:g>
                  <svg:desc>Tabelle1.AK5:Tabelle1.A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8679118293118">
                <text:p>85.8679118293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1734980630877">
                <text:p>85.1734980630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5071845284038">
                <text:p>81.5071845284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287927437888">
                <text:p>77.528792743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070097937196">
                <text:p>70.6070097937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3083965661737">
                <text:p>62.308396566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3459172979092">
                <text:p>52.3459172979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3355646051525">
                <text:p>42.3355646051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166689443218">
                <text:p>33.7166689443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4787992028282">
                <text:p>27.4787992028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6063206017803">
                <text:p>22.606320601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6711133878784">
                <text:p>17.6711133878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504899774015">
                <text:p>13.6504899774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6184271024464">
                <text:p>8.36184271024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0181042257515">
                <text:p>7.80181042257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3846638432719">
                <text:p>-1.23846638432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3810350897944">
                <text:p>-10.3810350897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5508476850481">
                <text:p>-16.5508476850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.7315969807772">
                <text:p>-23.7315969807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.4512059349256">
                <text:p>-31.4512059349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.5435045791253">
                <text:p>-38.5435045791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2.582763475026">
                <text:p>-42.58276347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.5817739977202">
                <text:p>-44.5817739977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8.2590161596167">
                <text:p>-48.2590161596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.9798202781134">
                <text:p>-50.9798202781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7.0704917557127">
                <text:p>-57.0704917557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0.671468822165">
                <text:p>-70.6714688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1.7141459607843">
                <text:p>-81.7141459607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6.3805965247195">
                <text:p>-86.3805965247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3.771684803854">
                <text:p>-83.77168480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1.5226173097841">
                <text:p>-81.5226173097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1.9554355262225">
                <text:p>-81.9554355262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2.2802889445326">
                <text:p>-82.2802889445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2.1699399958471">
                <text:p>-82.1699399958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6.3261951104469">
                <text:p>-76.3261951104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8.8146024823657">
                <text:p>-68.8146024823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0.9870885394216">
                <text:p>-60.9870885394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7.1426228600513">
                <text:p>-47.1426228600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1049825716807">
                <text:p>-38.1049825716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7.9787911603532">
                <text:p>-27.9787911603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8075095939765">
                <text:p>-15.8075095939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68273712037353">
                <text:p>-5.68273712037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1560741498145">
                <text:p>5.61560741498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056190392174">
                <text:p>16.7056190392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8563809978667">
                <text:p>23.8563809978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1696291758876">
                <text:p>26.1696291758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5687551671179">
                <text:p>40.5687551671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4256755422515">
                <text:p>49.4256755422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6767831770383">
                <text:p>56.676783177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1607736233909">
                <text:p>74.1607736233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.3946531294887">
                <text:p>80.3946531294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9571811321089">
                <text:p>88.957181132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.9933282595805">
                <text:p>86.9933282595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6517830338474">
                <text:p>91.651783033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8410329807233">
                <text:p>86.84103298072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.9470206599821">
                <text:p>86.9470206599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3024430140464">
                <text:p>88.302443014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.5685934948111">
                <text:p>87.5685934948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0400433835251">
                <text:p>88.0400433835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0856823924603">
                <text:p>88.0856823924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8575948017729">
                <text:p>87.8575948017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4731554275489">
                <text:p>87.4731554275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6530706945843">
                <text:p>87.65307069458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749cm" svg:y="4.204cm" style:legend-expansion="high" chart:style-name="ch2"/>
        <chart:plot-area chart:style-name="ch3" table:cell-range-address="Tabelle1.AL4:Tabelle1.AL68" chart:data-source-has-labels="row" svg:x="0.319cm" svg:y="0.18cm" svg:width="12.111cm" svg:height="8.646cm">
          <chart:coordinate-region svg:x="1.046cm" svg:y="0.379cm" svg:width="11.16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L5:Tabelle1.AL68" chart:label-cell-address="Tabelle1.AL4:Tabelle1.AL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AN2(corr)</text:p>
                <draw:g>
                  <svg:desc>Tabelle1.AL4:Tabelle1.A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3089644231278">
                <text:p>2.93089644231278</text:p>
                <draw:g>
                  <svg:desc>Tabelle1.AL5:Tabelle1.A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3208817068823">
                <text:p>4.1320881706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2650193691227">
                <text:p>4.8265019369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9281547159623">
                <text:p>8.4928154715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712072562112">
                <text:p>12.471207256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929902062804">
                <text:p>19.392990206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6916034338264">
                <text:p>27.6916034338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6540827020908">
                <text:p>37.6540827020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6644353948474">
                <text:p>47.664435394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2833310556782">
                <text:p>56.2833310556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5212007971718">
                <text:p>62.521200797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3936793982197">
                <text:p>67.3936793982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3288866121216">
                <text:p>72.3288866121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3495100225985">
                <text:p>76.3495100225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6381572897554">
                <text:p>81.6381572897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1981895774249">
                <text:p>82.1981895774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2384663843272">
                <text:p>91.2384663843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.381035089794">
                <text:p>100.381035089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.550847685048">
                <text:p>106.550847685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731596980777">
                <text:p>113.731596980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.451205934926">
                <text:p>121.451205934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543504579125">
                <text:p>128.543504579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.582763475026">
                <text:p>132.58276347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58177399772">
                <text:p>134.58177399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259016159617">
                <text:p>138.259016159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.979820278113">
                <text:p>140.979820278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.070491755713">
                <text:p>147.070491755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.671468822165">
                <text:p>160.6714688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.714145960784">
                <text:p>171.714145960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.38059652472">
                <text:p>176.38059652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.771684803854">
                <text:p>173.77168480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.522617309784">
                <text:p>171.52261730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955435526223">
                <text:p>171.955435526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.280288944533">
                <text:p>172.280288944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.169939995847">
                <text:p>172.169939995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.326195110447">
                <text:p>166.326195110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814602482366">
                <text:p>158.814602482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.987088539422">
                <text:p>150.987088539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.142622860051">
                <text:p>137.142622860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.104982571681">
                <text:p>128.104982571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978791160353">
                <text:p>117.978791160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807509593977">
                <text:p>105.807509593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.6827371203735">
                <text:p>95.6827371203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.3843925850186">
                <text:p>84.3843925850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2943809607826">
                <text:p>73.294380960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1436190021334">
                <text:p>66.1436190021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8303708241124">
                <text:p>63.8303708241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4312448328822">
                <text:p>49.4312448328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5743244577485">
                <text:p>40.5743244577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3232168229617">
                <text:p>33.3232168229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392263766091">
                <text:p>15.8392263766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60534687051137">
                <text:p>9.605346870511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281886789108">
                <text:p>1.04281886789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0667174041951">
                <text:p>3.00667174041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517830338474">
                <text:p>-1.651783033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896701927668">
                <text:p>3.15896701927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5297934001791">
                <text:p>3.05297934001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755698595357">
                <text:p>1.6975569859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3140650518889">
                <text:p>2.43140650518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99566164749">
                <text:p>1.9599566164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31760753974">
                <text:p>1.91431760753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4240519822705">
                <text:p>2.14240519822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684457245108">
                <text:p>2.52684457245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692930541566">
                <text:p>2.34692930541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